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4291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744in"/>
    </style:style>
    <style:style style:name="co6" style:family="table-column">
      <style:table-column-properties fo:break-before="auto" style:column-width="0.3634in"/>
    </style:style>
    <style:style style:name="co7" style:family="table-column">
      <style:table-column-properties fo:break-before="auto" style:column-width="0.352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2972in"/>
    </style:style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736in"/>
    </style:style>
    <style:style style:name="co14" style:family="table-column">
      <style:table-column-properties fo:break-before="auto" style:column-width="0.4626in"/>
    </style:style>
    <style:style style:name="co15" style:family="table-column">
      <style:table-column-properties fo:break-before="auto" style:column-width="0.4516in"/>
    </style:style>
    <style:style style:name="co16" style:family="table-column">
      <style:table-column-properties fo:break-before="auto" style:column-width="0.7047in"/>
    </style:style>
    <style:style style:name="co17" style:family="table-column">
      <style:table-column-properties fo:break-before="auto" style:column-width="0.7709in"/>
    </style:style>
    <style:style style:name="co18" style:family="table-column">
      <style:table-column-properties fo:break-before="auto" style:column-width="0.848in"/>
    </style:style>
    <style:style style:name="co19" style:family="table-column">
      <style:table-column-properties fo:break-before="auto" style:column-width="0.8366in"/>
    </style:style>
    <style:style style:name="co20" style:family="table-column">
      <style:table-column-properties fo:break-before="auto" style:column-width="0.5835in"/>
    </style:style>
    <style:style style:name="co21" style:family="table-column">
      <style:table-column-properties fo:break-before="auto" style:column-width="0.6602in"/>
    </style:style>
    <style:style style:name="co22" style:family="table-column">
      <style:table-column-properties fo:break-before="auto" style:column-width="0.7598in"/>
    </style:style>
    <style:style style:name="co23" style:family="table-column">
      <style:table-column-properties fo:break-before="auto" style:column-width="0.9028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1563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6" style:family="table-row">
      <style:table-row-properties style:row-height="0.1457in" fo:break-before="auto" style:use-optimal-row-height="true"/>
    </style:style>
    <style:style style:name="ta1" style:family="table" style:master-page-name="PageStyle_5f_Cities">
      <style:table-properties table:display="true" style:writing-mode="lr-tb"/>
    </style:style>
    <style:style style:name="ta2" style:family="table" style:master-page-name="PageStyle_5f_Base">
      <style:table-properties table:display="true" style:writing-mode="lr-tb"/>
    </style:style>
    <style:style style:name="ta3" style:family="table" style:master-page-name="PageStyle_5f_Featur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padding="0.028in" fo:border-right="0.91pt solid #3c3c3c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fo:border-bottom="0.31pt solid #c0c0c0" fo:background-color="#ffffcc" style:diagonal-bl-tr="none" style:diagonal-tl-br="none" fo:border-left="none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028in" fo:border-right="0.91pt solid #3c3c3c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fo:border-bottom="0.31pt solid #c0c0c0" fo:background-color="#ffffcc" style:diagonal-bl-tr="none" style:diagonal-tl-br="none" fo:border-left="none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fo:border-bottom="0.31pt solid #3c3c3c" fo:background-color="#ffffcc" style:diagonal-bl-tr="none" style:diagonal-tl-br="none" fo:border-left="none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fo:border-bottom="0.31pt solid #3c3c3c" style:diagonal-bl-tr="none" style:diagonal-tl-br="none" fo:border-left="none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fo:border-bottom="0.31pt solid #c0c0c0" fo:background-color="#ffffcc" style:diagonal-bl-tr="none" style:diagonal-tl-br="none" fo:border-left="none" fo:padding="0.028in" fo:border-right="0.91pt solid #3c3c3c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1pt solid #3c3c3c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0.91pt solid #3c3c3c" style:direction="ltr" fo:padding="0.028in" fo:border-right="0.31pt solid #c0c0c0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fix" style:repeat-content="false" fo:wrap-option="no-wrap" fo:border-left="0.91pt solid #3c3c3c" style:direction="ltr" fo:padding="0.028in" fo:border-right="0.31pt solid #c0c0c0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0.91pt solid #3c3c3c" style:direction="ltr" fo:padding="0.028in" fo:border-right="0.31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none" style:direction="ltr" fo:padding="0.028in" fo:border-right="0.31pt solid #c0c0c0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fix" style:repeat-content="false" fo:wrap-option="no-wrap" fo:border-left="none" style:direction="ltr" fo:padding="0.028in" fo:border-right="0.31pt solid #c0c0c0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none" style:direction="ltr" fo:padding="0.028in" fo:border-right="0.31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31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fix" style:repeat-content="false" fo:wrap-option="no-wrap" fo:border-left="0.31pt solid #c0c0c0" style:direction="ltr" fo:padding="0.028in" fo:border-right="0.31pt solid #c0c0c0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0.31pt solid #c0c0c0" style:direction="ltr" fo:padding="0.028in" fo:border-right="0.31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0.31pt solid #c0c0c0" style:direction="ltr" fo:padding="0.028in" fo:border-right="0.91pt solid #3c3c3c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fix" style:repeat-content="false" fo:wrap-option="no-wrap" fo:border-left="0.31pt solid #c0c0c0" style:direction="ltr" fo:padding="0.028in" fo:border-right="0.91pt solid #3c3c3c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0.31pt solid #c0c0c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fix" style:repeat-content="false" fo:wrap-option="no-wrap" fo:border-left="0.31pt solid #c0c0c0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31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value-type" style:repeat-content="false" fo:wrap-option="no-wrap" fo:border-left="0.31pt solid #c0c0c0" style:direction="ltr" fo:padding="0.028in" fo:border-right="0.31pt solid #c0c0c0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value-type" style:repeat-content="false" fo:wrap-option="no-wrap" fo:border-left="0.31pt solid #c0c0c0" style:direction="ltr" fo:padding="0.028in" fo:border-right="0.31pt solid #c0c0c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value-type" style:repeat-content="false" fo:wrap-option="no-wrap" fo:border-left="0.31pt solid #c0c0c0" style:direction="ltr" fo:padding="0.028in" fo:border-right="0.91pt solid #3c3c3c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value-type" style:repeat-content="false" fo:wrap-option="no-wrap" fo:border-left="0.31pt solid #c0c0c0" style:direction="ltr" fo:padding="0.028in" fo:border-right="0.91pt solid #3c3c3c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value-type" style:repeat-content="false" fo:wrap-option="no-wrap" fo:border-left="0.31pt solid #c0c0c0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9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order-bottom="0.31pt solid #c0c0c0" fo:background-color="#ffffcc" style:diagonal-bl-tr="none" style:diagonal-tl-br="none" fo:border-left="0.91pt solid #3c3c3c" fo:padding="0.028in" fo:border-right="0.31pt solid #c0c0c0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border-bottom="0.31pt solid #3c3c3c" fo:background-color="#ffffcc" style:diagonal-bl-tr="none" style:diagonal-tl-br="none" fo:border-left="0.91pt solid #3c3c3c" fo:padding="0.028in" fo:border-right="0.31pt solid #c0c0c0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order-bottom="0.31pt solid #3c3c3c" style:diagonal-bl-tr="none" style:diagonal-tl-br="none" fo:border-left="0.91pt solid #3c3c3c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border-bottom="0.31pt solid #c0c0c0" fo:background-color="#ffffcc" style:diagonal-bl-tr="none" style:diagonal-tl-br="none" fo:border-left="0.91pt solid #3c3c3c" fo:padding="0.028in" fo:border-right="0.31pt solid #c0c0c0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3" style:family="table-cell" style:parent-style-name="Default">
      <style:table-cell-properties fo:background-color="#ffffcc" style:diagonal-bl-tr="none" style:diagonal-tl-br="none" fo:border="0.31pt solid #c0c0c0" fo:padding="0.028in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border-bottom="0.31pt solid #3c3c3c" fo:background-color="#ffffcc" style:diagonal-bl-tr="none" style:diagonal-tl-br="none" fo:border-left="0.31pt solid #c0c0c0" fo:padding="0.028in" fo:border-right="0.31pt solid #c0c0c0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order-bottom="0.31pt solid #c0c0c0" fo:background-color="#ffffcc" style:diagonal-bl-tr="none" style:diagonal-tl-br="none" fo:border-left="0.31pt solid #c0c0c0" fo:padding="0.028in" fo:border-right="0.31pt solid #c0c0c0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Excel_5f_BuiltIn_5f_Percent">
      <style:table-cell-properties style:glyph-orientation-vertical="0" fo:border-bottom="0.31pt solid #3c3c3c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1" style:family="table-cell" style:parent-style-name="Default">
      <style:table-cell-properties fo:border-bottom="0.31pt solid #c0c0c0" fo:background-color="#ffffcc" style:diagonal-bl-tr="none" style:diagonal-tl-br="none" fo:border-left="0.31pt solid #c0c0c0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2" style:family="table-cell" style:parent-style-name="Default">
      <style:table-cell-properties fo:border-bottom="0.31pt solid #3c3c3c" fo:background-color="#ffffcc" style:diagonal-bl-tr="none" style:diagonal-tl-br="none" fo:border-left="0.31pt solid #c0c0c0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3" style:family="table-cell" style:parent-style-name="Default">
      <style:table-cell-properties fo:border-bottom="0.31pt solid #3c3c3c" style:diagonal-bl-tr="none" style:diagonal-tl-br="none" fo:border-left="none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4" style:family="table-cell" style:parent-style-name="Default">
      <style:table-cell-properties fo:border-bottom="0.31pt solid #c0c0c0" fo:background-color="#ffffcc" style:diagonal-bl-tr="none" style:diagonal-tl-br="none" fo:border-left="0.31pt solid #c0c0c0" fo:padding="0.028in" fo:border-right="0.91pt solid #3c3c3c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91pt solid #3c3c3c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7" style:family="table-cell" style:parent-style-name="Excel_5f_BuiltIn_5f_Percent">
      <style:table-cell-properties style:glyph-orientation-vertical="0" fo:border-bottom="0.31pt solid #3c3c3c" fo:background-color="#ccffcc" style:cell-protect="protected" style:print-content="true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9" style:family="table-cell" style:parent-style-name="Default">
      <style:table-cell-properties fo:border-bottom="0.31pt solid #c0c0c0" fo:background-color="#ffffcc" style:diagonal-bl-tr="none" style:diagonal-tl-br="none" fo:border-left="none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fo:border-bottom="0.31pt solid #3c3c3c" fo:background-color="#ffffcc" style:diagonal-bl-tr="none" style:diagonal-tl-br="none" fo:border-left="none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order-bottom="0.31pt solid #c0c0c0" fo:background-color="#ffffc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value-type" style:repeat-content="false" fo:wrap-option="no-wrap" fo:border-left="0.31pt solid #c0c0c0" style:direction="ltr" fo:padding="0.028in" fo:border-right="none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3c3c3c" fo:background-color="#ffffcc" style:diagonal-bl-tr="none" style:diagonal-tl-br="none" style:text-align-source="value-type" style:repeat-content="false" fo:wrap-option="no-wrap" fo:border-left="0.31pt solid #c0c0c0" style:direction="ltr" fo:padding="0.028in" fo:border-right="none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c0c0c0" fo:background-color="#ffffcc" style:diagonal-bl-tr="none" style:diagonal-tl-br="none" style:text-align-source="value-type" style:repeat-content="false" fo:wrap-option="no-wrap" fo:border-left="0.31pt solid #c0c0c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8" style:family="table-cell" style:parent-style-name="Default">
      <style:table-cell-properties fo:border-bottom="0.31pt solid #c0c0c0" fo:background-color="#ffffcc" style:diagonal-bl-tr="none" style:diagonal-tl-br="none" fo:border-left="0.91pt solid #3c3c3c" fo:padding="0.028in" fo:border-right="0.31pt solid #c0c0c0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9" style:family="table-cell" style:parent-style-name="Default">
      <style:table-cell-properties fo:border-bottom="0.31pt solid #3c3c3c" fo:background-color="#ffffcc" style:diagonal-bl-tr="none" style:diagonal-tl-br="none" fo:border-left="0.91pt solid #3c3c3c" fo:padding="0.028in" fo:border-right="0.31pt solid #c0c0c0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0" style:family="table-cell" style:parent-style-name="Default">
      <style:table-cell-properties fo:border-bottom="0.31pt solid #3c3c3c" style:diagonal-bl-tr="none" style:diagonal-tl-br="none" fo:border-left="0.91pt solid #3c3c3c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1" style:family="table-cell" style:parent-style-name="Default">
      <style:table-cell-properties fo:border-bottom="0.31pt solid #c0c0c0" fo:background-color="#ffffcc" style:diagonal-bl-tr="none" style:diagonal-tl-br="none" fo:border-left="0.91pt solid #3c3c3c" fo:padding="0.028in" fo:border-right="0.31pt solid #c0c0c0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83" style:family="table-cell" style:parent-style-name="Excel_5f_BuiltIn_5f_Currenc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4" style:family="table-cell" style:parent-style-name="Default">
      <style:table-cell-properties fo:background-color="#ffffcc" style:cell-protect="protected" style:print-content="true" style:diagonal-bl-tr="none" style:diagonal-tl-br="none" fo:border="0.31pt solid #c0c0c0" fo:padding="0.028in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5" style:family="table-cell" style:parent-style-name="Default">
      <style:table-cell-properties fo:border-bottom="0.31pt solid #3c3c3c" fo:background-color="#ffffcc" style:cell-protect="protected" style:print-content="true" style:diagonal-bl-tr="none" style:diagonal-tl-br="none" fo:border-left="0.31pt solid #c0c0c0" fo:padding="0.028in" fo:border-right="0.31pt solid #c0c0c0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6" style:family="table-cell" style:parent-style-name="Excel_5f_BuiltIn_5f_Currency" style:data-style-name="N0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c0c0c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7" style:family="table-cell" style:parent-style-name="Default">
      <style:table-cell-properties fo:border-bottom="0.31pt solid #c0c0c0" fo:background-color="#ffffcc" style:cell-protect="protected" style:print-content="true" style:diagonal-bl-tr="none" style:diagonal-tl-br="none" fo:border-left="0.31pt solid #c0c0c0" fo:padding="0.028in" fo:border-right="0.31pt solid #c0c0c0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8" style:family="table-cell" style:parent-style-name="Excel_5f_BuiltIn_5f_Percen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0.31pt solid #c0c0c0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9" style:family="table-cell" style:parent-style-name="Default">
      <style:table-cell-properties fo:border-bottom="0.31pt solid #c0c0c0" fo:background-color="#ffffcc" style:cell-protect="protected" style:print-content="true" style:diagonal-bl-tr="none" style:diagonal-tl-br="none" fo:border-left="0.31pt solid #c0c0c0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0" style:family="table-cell" style:parent-style-name="Default">
      <style:table-cell-properties fo:border-bottom="0.31pt solid #3c3c3c" fo:background-color="#ffffcc" style:cell-protect="protected" style:print-content="true" style:diagonal-bl-tr="none" style:diagonal-tl-br="none" fo:border-left="0.31pt solid #c0c0c0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1" style:family="table-cell" style:parent-style-name="Default">
      <style:table-cell-properties fo:border-bottom="0.31pt solid #c0c0c0" fo:background-color="#ffffcc" style:cell-protect="protected" style:print-content="true" style:diagonal-bl-tr="none" style:diagonal-tl-br="none" fo:border-left="0.31pt solid #c0c0c0" fo:padding="0.028in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c0c0c0" style:direction="ltr" fo:padding="0.028in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4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0.91pt solid #3c3c3c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5" style:family="table-cell" style:parent-style-name="Default">
      <style:table-cell-properties fo:border-bottom="0.31pt solid #c0c0c0" fo:background-color="#ffffcc" style:cell-protect="protected" style:print-content="true" style:diagonal-bl-tr="none" style:diagonal-tl-br="none" fo:border-left="0.31pt solid #c0c0c0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6" style:family="table-cell" style:parent-style-name="Default">
      <style:table-cell-properties fo:border-bottom="0.31pt solid #3c3c3c" style:cell-protect="protected" style:print-content="true" style:diagonal-bl-tr="none" style:diagonal-tl-br="none" fo:border-left="none" fo:padding="0.028in" fo:border-right="0.91pt solid #3c3c3c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7" style:family="table-cell" style:parent-style-name="Default">
      <style:table-cell-properties fo:border-bottom="0.31pt solid #c0c0c0" fo:background-color="#ffffcc" style:diagonal-bl-tr="none" style:diagonal-tl-br="none" fo:border-left="0.31pt solid #c0c0c0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8" style:family="table-cell" style:parent-style-name="Default">
      <style:table-cell-properties fo:border-bottom="0.31pt solid #c0c0c0" style:diagonal-bl-tr="none" style:diagonal-tl-br="none" fo:border-left="none" fo:padding="0.028in" fo:border-right="none" style:rotation-align="none" fo:border-top="0.31pt solid #c0c0c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fo:border-bottom="0.31pt solid #c0c0c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0.06pt solid #c0c0c0" fo:background-color="#ff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0.06pt solid #c0c0c0" fo:background-color="#ff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0.06pt solid #c0c0c0" fo:background-color="#ffffcc" style:diagonal-bl-tr="none" style:diagonal-tl-br="none" style:text-align-source="fix" style:repeat-content="false" fo:wrap-option="no-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Excel_5f_BuiltIn_5f_Percent">
      <style:table-cell-properties style:glyph-orientation-vertical="0" fo:border-bottom="0.31pt solid #3c3c3c" fo:background-color="#ccffcc" style:cell-protect="protected" style:print-content="true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Excel_5f_BuiltIn_5f_Percent">
      <style:table-cell-properties style:glyph-orientation-vertical="0" fo:border-bottom="0.06pt solid #c0c0c0" style:cell-protect="protected" style:print-content="true" style:diagonal-bl-tr="none" style:diagonal-tl-br="none" style:text-align-source="fix" style:repeat-content="false" fo:background-color="transparent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Excel_5f_BuiltIn_5f_Percent">
      <style:table-cell-properties style:glyph-orientation-vertical="0" fo:border-bottom="0.06pt solid #c0c0c0" fo:background-color="#ffffcc" style:cell-protect="protected" style:print-content="true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0.06pt solid #c0c0c0" fo:background-color="#ffffcc" style:diagonal-bl-tr="none" style:diagonal-tl-br="none" style:text-align-source="fix" style:repeat-content="false" fo:wrap-option="wrap" fo:border-left="0.31pt solid #c0c0c0" style:direction="ltr" fo:padding="0.028in" fo:border-right="0.31pt solid #c0c0c0" style:rotation-angle="0" style:rotation-align="none" style:shrink-to-fit="false" fo:border-top="0.06pt solid #c0c0c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iti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1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6" table:default-cell-style-name="ce57"/>
        <table:table-column table:style-name="co3" table:default-cell-style-name="ce9"/>
        <table:table-column table:style-name="co8" table:default-cell-style-name="ce9"/>
        <table:table-column table:style-name="co9" table:default-cell-style-name="ce9"/>
        <table:table-column table:style-name="co5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9"/>
        <table:table-column table:style-name="co1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5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5" table:default-cell-style-name="ce9"/>
        <table:table-column table:style-name="co16" table:number-columns-repeated="226" table:default-cell-style-name="ce9"/>
        <table:table-column table:style-name="co16" table:number-columns-repeated="767" table:default-cell-style-name="Default"/>
        <table:table-row table:style-name="ro1">
          <table:table-cell table:style-name="ce1" office:value-type="string" table:number-columns-spanned="1" table:number-rows-spanned="2">
            <text:p>City</text:p>
          </table:table-cell>
          <table:table-cell table:style-name="ce10" office:value-type="string" table:number-columns-spanned="5" table:number-rows-spanned="1">
            <text:p>City Tile</text:p>
          </table:table-cell>
          <table:covered-table-cell table:number-columns-repeated="3" table:style-name="ce17"/>
          <table:covered-table-cell table:style-name="ce29"/>
          <table:table-cell table:style-name="ce29" office:value-type="string" table:number-columns-spanned="3" table:number-rows-spanned="1">
            <text:p>Resources</text:p>
          </table:table-cell>
          <table:covered-table-cell table:style-name="ce17"/>
          <table:covered-table-cell table:style-name="ce29"/>
          <table:table-cell table:style-name="ce46" office:value-type="string" table:number-columns-spanned="7" table:number-rows-spanned="1">
            <text:p>Base Terrain</text:p>
          </table:table-cell>
          <table:covered-table-cell table:number-columns-repeated="5" table:style-name="ce52"/>
          <table:covered-table-cell table:style-name="ce60"/>
          <table:table-cell table:style-name="ce65" office:value-type="string" table:number-columns-spanned="7" table:number-rows-spanned="1">
            <text:p>Terrain Feature</text:p>
          </table:table-cell>
          <table:covered-table-cell table:number-columns-repeated="5" table:style-name="ce52"/>
          <table:covered-table-cell table:style-name="ce75"/>
          <table:table-cell table:style-name="ce76" office:value-type="string" table:number-columns-spanned="4" table:number-rows-spanned="1">
            <text:p>Yelds - w Forest/Jungle</text:p>
          </table:table-cell>
          <table:covered-table-cell table:number-columns-repeated="2" table:style-name="ce82"/>
          <table:covered-table-cell table:style-name="ce92"/>
          <table:table-cell table:style-name="ce76" office:value-type="string" table:number-columns-spanned="4" table:number-rows-spanned="1">
            <text:p>w/o Forest/Jungle</text:p>
          </table:table-cell>
          <table:covered-table-cell table:number-columns-repeated="2" table:style-name="ce82"/>
          <table:covered-table-cell table:style-name="ce92"/>
          <table:table-cell table:number-columns-repeated="993"/>
        </table:table-row>
        <table:table-row table:style-name="ro2">
          <table:covered-table-cell table:style-name="ce1"/>
          <table:table-cell table:style-name="ce11" office:value-type="string">
            <text:p>Plain+Hills?</text:p>
          </table:table-cell>
          <table:table-cell table:style-name="ce18" office:value-type="string">
            <text:p>Fresh Water?</text:p>
          </table:table-cell>
          <table:table-cell table:style-name="ce24" office:value-type="string">
            <text:p>Food Res?</text:p>
          </table:table-cell>
          <table:table-cell table:style-name="ce24" office:value-type="string">
            <text:p>Prod Res?</text:p>
          </table:table-cell>
          <table:table-cell table:style-name="ce30" office:value-type="string">
            <text:p>Riv.+C Res?</text:p>
          </table:table-cell>
          <table:table-cell table:style-name="ce11" office:value-type="string">
            <text:p>Food Res</text:p>
          </table:table-cell>
          <table:table-cell table:style-name="ce24" office:value-type="string">
            <text:p>Prod Res</text:p>
          </table:table-cell>
          <table:table-cell table:style-name="ce30" office:value-type="string">
            <text:p>Coin Res</text:p>
          </table:table-cell>
          <table:table-cell table:style-name="ce11" office:value-type="string">
            <text:p>Grass</text:p>
          </table:table-cell>
          <table:table-cell table:style-name="ce24" office:value-type="string">
            <text:p>Plain</text:p>
          </table:table-cell>
          <table:table-cell table:style-name="ce24" office:value-type="string">
            <text:p>Tundra</text:p>
          </table:table-cell>
          <table:table-cell table:style-name="ce24" office:value-type="string">
            <text:p>Coast</text:p>
          </table:table-cell>
          <table:table-cell table:style-name="ce58" office:value-type="string">
            <text:p>Sea</text:p>
          </table:table-cell>
          <table:table-cell table:style-name="ce59" office:value-type="string">
            <text:p>Lake</text:p>
          </table:table-cell>
          <table:table-cell table:style-name="ce24" office:value-type="string">
            <text:p>Other</text:p>
          </table:table-cell>
          <table:table-cell table:style-name="ce66" office:value-type="string">
            <text:p>Hill</text:p>
          </table:table-cell>
          <table:table-cell table:style-name="ce67" office:value-type="string">
            <text:p>Oasis</text:p>
          </table:table-cell>
          <table:table-cell table:style-name="ce68" office:value-type="string">
            <text:p>Flood</text:p>
          </table:table-cell>
          <table:table-cell table:style-name="ce24" office:value-type="string">
            <text:p>Forest</text:p>
          </table:table-cell>
          <table:table-cell table:style-name="ce30" office:value-type="string">
            <text:p>Jungle</text:p>
          </table:table-cell>
          <table:table-cell table:style-name="ce18" office:value-type="string">
            <text:p>River A</text:p>
          </table:table-cell>
          <table:table-cell table:style-name="ce18" office:value-type="string">
            <text:p>River B</text:p>
          </table:table-cell>
          <table:table-cell table:style-name="ce66" office:value-type="string">
            <text:p>Food</text:p>
          </table:table-cell>
          <table:table-cell table:style-name="ce67" office:value-type="string">
            <text:p>Prod</text:p>
          </table:table-cell>
          <table:table-cell table:style-name="ce88" office:value-type="string">
            <text:p>Coin</text:p>
          </table:table-cell>
          <table:table-cell table:style-name="ce93" office:value-type="string">
            <text:p>Health</text:p>
          </table:table-cell>
          <table:table-cell table:style-name="ce66" office:value-type="string">
            <text:p>Food</text:p>
          </table:table-cell>
          <table:table-cell table:style-name="ce88" office:value-type="string">
            <text:p>Prod</text:p>
          </table:table-cell>
          <table:table-cell table:style-name="ce88" office:value-type="string">
            <text:p>Coin </text:p>
          </table:table-cell>
          <table:table-cell table:style-name="ce93" office:value-type="string">
            <text:p>Health</text:p>
          </table:table-cell>
          <table:table-cell table:style-name="ce25" table:number-columns-repeated="993"/>
        </table:table-row>
        <table:table-row table:style-name="ro3">
          <table:table-cell table:style-name="ce2" office:value-type="string">
            <text:p>Rio</text:p>
          </table:table-cell>
          <table:table-cell table:style-name="ce12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25"/>
          <table:table-cell table:style-name="ce31"/>
          <table:table-cell table:number-columns-repeated="2" table:style-name="ce36"/>
          <table:table-cell table:style-name="ce41"/>
          <table:table-cell table:style-name="ce47"/>
          <table:table-cell table:style-name="ce9" office:value-type="float" office:value="4">
            <text:p>4</text:p>
          </table:table-cell>
          <table:table-cell table:number-columns-repeated="4"/>
          <table:table-cell table:style-name="ce2" table:formula="of:=20-([.J3]+[.K3]+[.L3]+[.M3]+[.N3]+[.O3])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36" office:value-type="float" office:value="2">
            <text:p>2</text:p>
          </table:table-cell>
          <table:table-cell table:style-name="ce36"/>
          <table:table-cell table:style-name="ce36" office:value-type="float" office:value="17">
            <text:p>17</text:p>
          </table:table-cell>
          <table:table-cell table:style-name="ce41" office:value-type="float" office:value="2">
            <text:p>2</text:p>
          </table:table-cell>
          <table:table-cell table:style-name="ce77" table:formula="of:=[.$J3]*[$Base.B$2]+[.$K3]*[$Base.B$3]+[.$L3]*[$Base.B$4]+[.$M3]*[$Base.B$5]+[.$N3]*[$Base.B$6]+[.$O3]*[$Base.B$7]+[.$Q3]*[$Feature.B$2]+[.$R3]*[$Feature.B$3]+[.$S3]*[$Feature.B$4]+[.$T3]*[$Feature.B$5]+[.$U3]*[$Feature.B$6]+[.$V3]*[$Feature.B$7]+[.$W3]*[$Feature.B$8]+2+IF([.D3]=&quot;&quot;;0;1)+[.G3]" office:value-type="float" office:value="41">
            <text:p>41</text:p>
          </table:table-cell>
          <table:table-cell table:style-name="ce83" table:formula="of:=[.$J3]*[$Base.C$2]+[.$K3]*[$Base.C$3]+[.$L3]*[$Base.C$4]+[.$M3]*[$Base.C$5]+[.$N3]*[$Base.C$6]+[.$O3]*[$Base.C$7]+[.$Q3]*[$Feature.C$2]+[.$R3]*[$Feature.C$3]+[.$S3]*[$Feature.C$4]+[.$T3]*[$Feature.C$5]+[.$U3]*[$Feature.C$6]+[.$V3]*[$Feature.C$7]+[.$W3]*[$Feature.C$8]+1+IF([.E3]=&quot;&quot;;0;1)+IF([.$B3]=&quot;&quot;;0;1)+[.H3]" office:value-type="float" office:value="12">
            <text:p>12</text:p>
          </table:table-cell>
          <table:table-cell table:style-name="ce83" table:formula="of:=[.$J3]*[$Base.D$2]+[.$K3]*[$Base.D$3]+[.$L3]*[$Base.D$4]+[.$M3]*[$Base.D$5]+[.$N3]*[$Base.D$6]+[.$O3]*[$Base.D$7]+[.$Q3]*[$Feature.D$2]+[.$R3]*[$Feature.D$3]+[.$S3]*[$Feature.D$4]+[.$T3]*[$Feature.D$5]+[.$U3]*[$Feature.D$6]+[.$V3]*[$Feature.D$7]+[.$W3]*[$Feature.D$8]+1+IF([.F3]=&quot;&quot;;0;1)+2*[.I3]" office:value-type="float" office:value="18">
            <text:p>18</text:p>
          </table:table-cell>
          <table:table-cell table:style-name="ce94" table:formula="of:=[.$J3]*[$Base.E$2]+[.$K3]*[$Base.E$3]+[.$L3]*[$Base.E$4]+[.$M3]*[$Base.E$5]+[.$N3]*[$Base.E$6]+[.$O3]*[$Base.E$7]+[.$Q3]*[$Feature.E$2]+[.$R3]*[$Feature.E$3]+[.$S3]*[$Feature.E$4]+[.$T3]*[$Feature.E$5]+[.$U3]*[$Feature.E$6]+[.$V3]*[$Feature.E$7]+[.$W3]*[$Feature.E$8]+IF([.C3]=&quot;&quot;;0;2)" office:value-type="float" office:value="-2.4">
            <text:p>-2.4</text:p>
          </table:table-cell>
          <table:table-cell table:style-name="ce77" table:formula="of:=[.$J3]*[$Base.B$2]+[.$K3]*[$Base.B$3]+[.$L3]*[$Base.B$4]+[.$M3]*[$Base.B$5]+[.$N3]*[$Base.B$6]+[.$O3]*[$Base.B$7]+[.$Q3]*[$Feature.B$2]+[.$R3]*[$Feature.B$3]+[.$S3]*[$Feature.B$4]+[.$V3]*[$Feature.B$7]+[.$W3]*[$Feature.B$8]+2+IF([.D3]=&quot;&quot;;0;1)+[.G3]" office:value-type="float" office:value="41">
            <text:p>41</text:p>
          </table:table-cell>
          <table:table-cell table:style-name="ce83" table:formula="of:=[.$J3]*[$Base.C$2]+[.$K3]*[$Base.C$3]+[.$L3]*[$Base.C$4]+[.$M3]*[$Base.C$5]+[.$N3]*[$Base.C$6]+[.$O3]*[$Base.C$7]+[.$Q3]*[$Feature.C$2]+[.$R3]*[$Feature.C$3]+[.$S3]*[$Feature.C$4]+[.$V3]*[$Feature.C$7]+[.$W3]*[$Feature.C$8]+1+IF([.E3]=&quot;&quot;;0;1)+IF([.$B3]=&quot;&quot;;0;1)+[.H3]" office:value-type="float" office:value="10">
            <text:p>10</text:p>
          </table:table-cell>
          <table:table-cell table:style-name="ce83" table:formula="of:=[.$J3]*[$Base.D$2]+[.$K3]*[$Base.D$3]+[.$L3]*[$Base.D$4]+[.$M3]*[$Base.D$5]+[.$N3]*[$Base.D$6]+[.$O3]*[$Base.D$7]+[.$Q3]*[$Feature.D$2]+[.$R3]*[$Feature.D$3]+[.$S3]*[$Feature.D$4]+[.$T3]*[$Feature.D$5]+[.$U3]*[$Feature.D$6]+([.$V3]+[.$W3])*[$Feature.D$7]+1+IF([.F3]=&quot;&quot;;0;1)+2*[.I3]" office:value-type="float" office:value="20">
            <text:p>20</text:p>
          </table:table-cell>
          <table:table-cell table:style-name="ce2" table:formula="of:=[.$J3]*[$Base.E$2]+[.$K3]*[$Base.E$3]+[.$L3]*[$Base.E$4]+[.$M3]*[$Base.E$5]+[.$N3]*[$Base.E$6]+[.$O3]*[$Base.E$7]+[.$Q3]*[$Feature.E$2]+[.$R3]*[$Feature.E$3]+[.$S3]*[$Feature.E$4]+[.$V3]*[$Feature.E$7]+[.$W3]*[$Feature.E$8]+IF([.C3]=&quot;&quot;;0;2)" office:value-type="float" office:value="-3.2">
            <text:p>-3.2</text:p>
          </table:table-cell>
          <table:table-cell table:number-columns-repeated="993"/>
        </table:table-row>
        <table:table-row table:style-name="ro3">
          <table:table-cell table:style-name="ce3" office:value-type="string">
            <text:p>Rio 2</text:p>
          </table:table-cell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2" table:style-name="ce26"/>
          <table:table-cell table:style-name="ce32"/>
          <table:table-cell table:style-name="ce37" office:value-type="float" office:value="1">
            <text:p>1</text:p>
          </table:table-cell>
          <table:table-cell table:style-name="ce37"/>
          <table:table-cell table:style-name="ce42"/>
          <table:table-cell table:style-name="ce48" office:value-type="float" office:value="3">
            <text:p>3</text:p>
          </table:table-cell>
          <table:table-cell table:style-name="ce53" office:value-type="float" office:value="10">
            <text:p>10</text:p>
          </table:table-cell>
          <table:table-cell table:number-columns-repeated="4" table:style-name="ce53"/>
          <table:table-cell table:style-name="ce61" table:formula="of:=20-([.J4]+[.K4]+[.L4]+[.M4]+[.N4]+[.O4])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53"/>
          <table:table-cell table:style-name="ce69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37"/>
          <table:table-cell table:style-name="ce72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78" table:formula="of:=[.$J4]*[$Base.B$2]+[.$K4]*[$Base.B$3]+[.$L4]*[$Base.B$4]+[.$M4]*[$Base.B$5]+[.$N4]*[$Base.B$6]+[.$O4]*[$Base.B$7]+[.$Q4]*[$Feature.B$2]+[.$R4]*[$Feature.B$3]+[.$S4]*[$Feature.B$4]+[.$T4]*[$Feature.B$5]+[.$U4]*[$Feature.B$6]+[.$V4]*[$Feature.B$7]+[.$W4]*[$Feature.B$8]+2+IF([.D4]=&quot;&quot;;0;1)+[.G4]" office:value-type="float" office:value="35">
            <text:p>35</text:p>
          </table:table-cell>
          <table:table-cell table:style-name="ce84" table:formula="of:=[.$J4]*[$Base.C$2]+[.$K4]*[$Base.C$3]+[.$L4]*[$Base.C$4]+[.$M4]*[$Base.C$5]+[.$N4]*[$Base.C$6]+[.$O4]*[$Base.C$7]+[.$Q4]*[$Feature.C$2]+[.$R4]*[$Feature.C$3]+[.$S4]*[$Feature.C$4]+[.$T4]*[$Feature.C$5]+[.$U4]*[$Feature.C$6]+[.$V4]*[$Feature.C$7]+[.$W4]*[$Feature.C$8]+1+IF([.E4]=&quot;&quot;;0;1)+IF([.$B4]=&quot;&quot;;0;1)+[.H4]" office:value-type="float" office:value="18">
            <text:p>18</text:p>
          </table:table-cell>
          <table:table-cell table:style-name="ce89" table:formula="of:=[.$J4]*[$Base.D$2]+[.$K4]*[$Base.D$3]+[.$L4]*[$Base.D$4]+[.$M4]*[$Base.D$5]+[.$N4]*[$Base.D$6]+[.$O4]*[$Base.D$7]+[.$Q4]*[$Feature.D$2]+[.$R4]*[$Feature.D$3]+[.$S4]*[$Feature.D$4]+[.$T4]*[$Feature.D$5]+[.$U4]*[$Feature.D$6]+[.$V4]*[$Feature.D$7]+[.$W4]*[$Feature.D$8]+1+IF([.F4]=&quot;&quot;;0;1)+2*[.I4]" office:value-type="float" office:value="8">
            <text:p>8</text:p>
          </table:table-cell>
          <table:table-cell table:style-name="ce95" table:formula="of:=[.$J4]*[$Base.E$2]+[.$K4]*[$Base.E$3]+[.$L4]*[$Base.E$4]+[.$M4]*[$Base.E$5]+[.$N4]*[$Base.E$6]+[.$O4]*[$Base.E$7]+[.$Q4]*[$Feature.E$2]+[.$R4]*[$Feature.E$3]+[.$S4]*[$Feature.E$4]+[.$T4]*[$Feature.E$5]+[.$U4]*[$Feature.E$6]+[.$V4]*[$Feature.E$7]+[.$W4]*[$Feature.E$8]+IF([.C4]=&quot;&quot;;0;2)" office:value-type="float" office:value="1.2">
            <text:p>1.2</text:p>
          </table:table-cell>
          <table:table-cell table:style-name="ce78" table:formula="of:=[.$J4]*[$Base.B$2]+[.$K4]*[$Base.B$3]+[.$L4]*[$Base.B$4]+[.$M4]*[$Base.B$5]+[.$N4]*[$Base.B$6]+[.$O4]*[$Base.B$7]+[.$Q4]*[$Feature.B$2]+[.$R4]*[$Feature.B$3]+[.$S4]*[$Feature.B$4]+[.$V4]*[$Feature.B$7]+[.$W4]*[$Feature.B$8]+2+IF([.D4]=&quot;&quot;;0;1)+[.G4]" office:value-type="float" office:value="35">
            <text:p>35</text:p>
          </table:table-cell>
          <table:table-cell table:style-name="ce89" table:formula="of:=[.$J4]*[$Base.C$2]+[.$K4]*[$Base.C$3]+[.$L4]*[$Base.C$4]+[.$M4]*[$Base.C$5]+[.$N4]*[$Base.C$6]+[.$O4]*[$Base.C$7]+[.$Q4]*[$Feature.C$2]+[.$R4]*[$Feature.C$3]+[.$S4]*[$Feature.C$4]+[.$V4]*[$Feature.C$7]+[.$W4]*[$Feature.C$8]+1+IF([.E4]=&quot;&quot;;0;1)+IF([.$B4]=&quot;&quot;;0;1)+[.H4]" office:value-type="float" office:value="14">
            <text:p>14</text:p>
          </table:table-cell>
          <table:table-cell table:style-name="ce89" table:formula="of:=[.$J4]*[$Base.D$2]+[.$K4]*[$Base.D$3]+[.$L4]*[$Base.D$4]+[.$M4]*[$Base.D$5]+[.$N4]*[$Base.D$6]+[.$O4]*[$Base.D$7]+[.$Q4]*[$Feature.D$2]+[.$R4]*[$Feature.D$3]+[.$S4]*[$Feature.D$4]+[.$T4]*[$Feature.D$5]+[.$U4]*[$Feature.D$6]+([.$V4]+[.$W4])*[$Feature.D$7]+1+IF([.F4]=&quot;&quot;;0;1)+2*[.I4]" office:value-type="float" office:value="11">
            <text:p>11</text:p>
          </table:table-cell>
          <table:table-cell table:style-name="ce61" table:formula="of:=[.$J4]*[$Base.E$2]+[.$K4]*[$Base.E$3]+[.$L4]*[$Base.E$4]+[.$M4]*[$Base.E$5]+[.$N4]*[$Base.E$6]+[.$O4]*[$Base.E$7]+[.$Q4]*[$Feature.E$2]+[.$R4]*[$Feature.E$3]+[.$S4]*[$Feature.E$4]+[.$V4]*[$Feature.E$7]+[.$W4]*[$Feature.E$8]+IF([.C4]=&quot;&quot;;0;2)" office:value-type="float" office:value="-0.4">
            <text:p>-0.4</text:p>
          </table:table-cell>
          <table:table-cell table:style-name="ce98" table:number-columns-repeated="993"/>
        </table:table-row>
        <table:table-row table:style-name="ro3">
          <table:table-cell table:style-name="ce4" office:value-type="string">
            <text:p>SP0</text:p>
          </table:table-cell>
          <table:table-cell table:style-name="ce12"/>
          <table:table-cell table:style-name="ce19"/>
          <table:table-cell table:style-name="ce25"/>
          <table:table-cell table:style-name="ce25" office:value-type="string">
            <text:p>x</text:p>
          </table:table-cell>
          <table:table-cell table:style-name="ce31"/>
          <table:table-cell table:number-columns-repeated="2" table:style-name="ce36"/>
          <table:table-cell table:style-name="ce41"/>
          <table:table-cell table:style-name="ce47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table:formula="of:=20-([.J5]+[.K5]+[.L5]+[.M5]+[.N5]+[.O5])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table:style-name="ce9"/>
          <table:table-cell table:style-name="ce36" office:value-type="float" office:value="8">
            <text:p>8</text:p>
          </table:table-cell>
          <table:table-cell table:number-columns-repeated="2" table:style-name="ce36"/>
          <table:table-cell table:style-name="ce41"/>
          <table:table-cell table:style-name="ce77" table:formula="of:=[.$J5]*[$Base.B$2]+[.$K5]*[$Base.B$3]+[.$L5]*[$Base.B$4]+[.$M5]*[$Base.B$5]+[.$N5]*[$Base.B$6]+[.$O5]*[$Base.B$7]+[.$Q5]*[$Feature.B$2]+[.$R5]*[$Feature.B$3]+[.$S5]*[$Feature.B$4]+[.$T5]*[$Feature.B$5]+[.$U5]*[$Feature.B$6]+[.$V5]*[$Feature.B$7]+[.$W5]*[$Feature.B$8]+2+IF([.D5]=&quot;&quot;;0;1)+[.G5]" office:value-type="float" office:value="22">
            <text:p>22</text:p>
          </table:table-cell>
          <table:table-cell table:style-name="ce83" table:formula="of:=[.$J5]*[$Base.C$2]+[.$K5]*[$Base.C$3]+[.$L5]*[$Base.C$4]+[.$M5]*[$Base.C$5]+[.$N5]*[$Base.C$6]+[.$O5]*[$Base.C$7]+[.$Q5]*[$Feature.C$2]+[.$R5]*[$Feature.C$3]+[.$S5]*[$Feature.C$4]+[.$T5]*[$Feature.C$5]+[.$U5]*[$Feature.C$6]+[.$V5]*[$Feature.C$7]+[.$W5]*[$Feature.C$8]+1+IF([.E5]=&quot;&quot;;0;1)+IF([.$B5]=&quot;&quot;;0;1)+[.H5]" office:value-type="float" office:value="16">
            <text:p>16</text:p>
          </table:table-cell>
          <table:table-cell table:style-name="ce83" table:formula="of:=[.$J5]*[$Base.D$2]+[.$K5]*[$Base.D$3]+[.$L5]*[$Base.D$4]+[.$M5]*[$Base.D$5]+[.$N5]*[$Base.D$6]+[.$O5]*[$Base.D$7]+[.$Q5]*[$Feature.D$2]+[.$R5]*[$Feature.D$3]+[.$S5]*[$Feature.D$4]+[.$T5]*[$Feature.D$5]+[.$U5]*[$Feature.D$6]+[.$V5]*[$Feature.D$7]+[.$W5]*[$Feature.D$8]+1+IF([.F5]=&quot;&quot;;0;1)+2*[.I5]" office:value-type="float" office:value="3">
            <text:p>3</text:p>
          </table:table-cell>
          <table:table-cell table:style-name="ce94" table:formula="of:=[.$J5]*[$Base.E$2]+[.$K5]*[$Base.E$3]+[.$L5]*[$Base.E$4]+[.$M5]*[$Base.E$5]+[.$N5]*[$Base.E$6]+[.$O5]*[$Base.E$7]+[.$Q5]*[$Feature.E$2]+[.$R5]*[$Feature.E$3]+[.$S5]*[$Feature.E$4]+[.$T5]*[$Feature.E$5]+[.$U5]*[$Feature.E$6]+[.$V5]*[$Feature.E$7]+[.$W5]*[$Feature.E$8]+IF([.C5]=&quot;&quot;;0;2)" office:value-type="float" office:value="3.2">
            <text:p>3.2</text:p>
          </table:table-cell>
          <table:table-cell table:style-name="ce77" table:formula="of:=[.$J5]*[$Base.B$2]+[.$K5]*[$Base.B$3]+[.$L5]*[$Base.B$4]+[.$M5]*[$Base.B$5]+[.$N5]*[$Base.B$6]+[.$O5]*[$Base.B$7]+[.$Q5]*[$Feature.B$2]+[.$R5]*[$Feature.B$3]+[.$S5]*[$Feature.B$4]+[.$V5]*[$Feature.B$7]+[.$W5]*[$Feature.B$8]+2+IF([.D5]=&quot;&quot;;0;1)+[.G5]" office:value-type="float" office:value="22">
            <text:p>22</text:p>
          </table:table-cell>
          <table:table-cell table:style-name="ce83" table:formula="of:=[.$J5]*[$Base.C$2]+[.$K5]*[$Base.C$3]+[.$L5]*[$Base.C$4]+[.$M5]*[$Base.C$5]+[.$N5]*[$Base.C$6]+[.$O5]*[$Base.C$7]+[.$Q5]*[$Feature.C$2]+[.$R5]*[$Feature.C$3]+[.$S5]*[$Feature.C$4]+[.$V5]*[$Feature.C$7]+[.$W5]*[$Feature.C$8]+1+IF([.E5]=&quot;&quot;;0;1)+IF([.$B5]=&quot;&quot;;0;1)+[.H5]" office:value-type="float" office:value="8">
            <text:p>8</text:p>
          </table:table-cell>
          <table:table-cell table:style-name="ce83" table:formula="of:=[.$J5]*[$Base.D$2]+[.$K5]*[$Base.D$3]+[.$L5]*[$Base.D$4]+[.$M5]*[$Base.D$5]+[.$N5]*[$Base.D$6]+[.$O5]*[$Base.D$7]+[.$Q5]*[$Feature.D$2]+[.$R5]*[$Feature.D$3]+[.$S5]*[$Feature.D$4]+[.$T5]*[$Feature.D$5]+[.$U5]*[$Feature.D$6]+([.$V5]+[.$W5])*[$Feature.D$7]+1+IF([.F5]=&quot;&quot;;0;1)+2*[.I5]" office:value-type="float" office:value="3">
            <text:p>3</text:p>
          </table:table-cell>
          <table:table-cell table:style-name="ce2" table:formula="of:=[.$J5]*[$Base.E$2]+[.$K5]*[$Base.E$3]+[.$L5]*[$Base.E$4]+[.$M5]*[$Base.E$5]+[.$N5]*[$Base.E$6]+[.$O5]*[$Base.E$7]+[.$Q5]*[$Feature.E$2]+[.$R5]*[$Feature.E$3]+[.$S5]*[$Feature.E$4]+[.$V5]*[$Feature.E$7]+[.$W5]*[$Feature.E$8]+IF([.C5]=&quot;&quot;;0;2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>
            <text:p>SP0</text:p>
          </table:table-cell>
          <table:table-cell table:style-name="ce13"/>
          <table:table-cell table:style-name="ce20"/>
          <table:table-cell table:style-name="ce26" office:value-type="string">
            <text:p>x</text:p>
          </table:table-cell>
          <table:table-cell table:style-name="ce26"/>
          <table:table-cell table:style-name="ce32"/>
          <table:table-cell table:style-name="ce37" office:value-type="float" office:value="1">
            <text:p>1</text:p>
          </table:table-cell>
          <table:table-cell table:style-name="ce37"/>
          <table:table-cell table:style-name="ce42"/>
          <table:table-cell table:style-name="ce48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2">
            <text:p>2</text:p>
          </table:table-cell>
          <table:table-cell table:number-columns-repeated="3" table:style-name="ce53"/>
          <table:table-cell table:style-name="ce61" table:formula="of:=20-([.J6]+[.K6]+[.L6]+[.M6]+[.N6]+[.O6])" office:value-type="float" office:value="0">
            <text:p>0</text:p>
          </table:table-cell>
          <table:table-cell table:style-name="ce48" office:value-type="float" office:value="9">
            <text:p>9</text:p>
          </table:table-cell>
          <table:table-cell table:style-name="ce53"/>
          <table:table-cell table:style-name="ce69"/>
          <table:table-cell table:style-name="ce37" office:value-type="float" office:value="5">
            <text:p>5</text:p>
          </table:table-cell>
          <table:table-cell table:style-name="ce37"/>
          <table:table-cell table:style-name="ce72" office:value-type="float" office:value="6">
            <text:p>6</text:p>
          </table:table-cell>
          <table:table-cell table:style-name="ce42" office:value-type="float" office:value="1">
            <text:p>1</text:p>
          </table:table-cell>
          <table:table-cell table:style-name="ce78" table:formula="of:=[.$J6]*[$Base.B$2]+[.$K6]*[$Base.B$3]+[.$L6]*[$Base.B$4]+[.$M6]*[$Base.B$5]+[.$N6]*[$Base.B$6]+[.$O6]*[$Base.B$7]+[.$Q6]*[$Feature.B$2]+[.$R6]*[$Feature.B$3]+[.$S6]*[$Feature.B$4]+[.$T6]*[$Feature.B$5]+[.$U6]*[$Feature.B$6]+[.$V6]*[$Feature.B$7]+[.$W6]*[$Feature.B$8]+2+IF([.D6]=&quot;&quot;;0;1)+[.G6]" office:value-type="float" office:value="20">
            <text:p>20</text:p>
          </table:table-cell>
          <table:table-cell table:style-name="ce84" table:formula="of:=[.$J6]*[$Base.C$2]+[.$K6]*[$Base.C$3]+[.$L6]*[$Base.C$4]+[.$M6]*[$Base.C$5]+[.$N6]*[$Base.C$6]+[.$O6]*[$Base.C$7]+[.$Q6]*[$Feature.C$2]+[.$R6]*[$Feature.C$3]+[.$S6]*[$Feature.C$4]+[.$T6]*[$Feature.C$5]+[.$U6]*[$Feature.C$6]+[.$V6]*[$Feature.C$7]+[.$W6]*[$Feature.C$8]+1+IF([.E6]=&quot;&quot;;0;1)+IF([.$B6]=&quot;&quot;;0;1)+[.H6]" office:value-type="float" office:value="28">
            <text:p>28</text:p>
          </table:table-cell>
          <table:table-cell table:style-name="ce89" table:formula="of:=[.$J6]*[$Base.D$2]+[.$K6]*[$Base.D$3]+[.$L6]*[$Base.D$4]+[.$M6]*[$Base.D$5]+[.$N6]*[$Base.D$6]+[.$O6]*[$Base.D$7]+[.$Q6]*[$Feature.D$2]+[.$R6]*[$Feature.D$3]+[.$S6]*[$Feature.D$4]+[.$T6]*[$Feature.D$5]+[.$U6]*[$Feature.D$6]+[.$V6]*[$Feature.D$7]+[.$W6]*[$Feature.D$8]+1+IF([.F6]=&quot;&quot;;0;1)+2*[.I6]" office:value-type="float" office:value="7">
            <text:p>7</text:p>
          </table:table-cell>
          <table:table-cell table:style-name="ce95" table:formula="of:=[.$J6]*[$Base.E$2]+[.$K6]*[$Base.E$3]+[.$L6]*[$Base.E$4]+[.$M6]*[$Base.E$5]+[.$N6]*[$Base.E$6]+[.$O6]*[$Base.E$7]+[.$Q6]*[$Feature.E$2]+[.$R6]*[$Feature.E$3]+[.$S6]*[$Feature.E$4]+[.$T6]*[$Feature.E$5]+[.$U6]*[$Feature.E$6]+[.$V6]*[$Feature.E$7]+[.$W6]*[$Feature.E$8]+IF([.C6]=&quot;&quot;;0;2)" office:value-type="float" office:value="2">
            <text:p>2</text:p>
          </table:table-cell>
          <table:table-cell table:style-name="ce78" table:formula="of:=[.$J6]*[$Base.B$2]+[.$K6]*[$Base.B$3]+[.$L6]*[$Base.B$4]+[.$M6]*[$Base.B$5]+[.$N6]*[$Base.B$6]+[.$O6]*[$Base.B$7]+[.$Q6]*[$Feature.B$2]+[.$R6]*[$Feature.B$3]+[.$S6]*[$Feature.B$4]+[.$V6]*[$Feature.B$7]+[.$W6]*[$Feature.B$8]+2+IF([.D6]=&quot;&quot;;0;1)+[.G6]" office:value-type="float" office:value="20">
            <text:p>20</text:p>
          </table:table-cell>
          <table:table-cell table:style-name="ce89" table:formula="of:=[.$J6]*[$Base.C$2]+[.$K6]*[$Base.C$3]+[.$L6]*[$Base.C$4]+[.$M6]*[$Base.C$5]+[.$N6]*[$Base.C$6]+[.$O6]*[$Base.C$7]+[.$Q6]*[$Feature.C$2]+[.$R6]*[$Feature.C$3]+[.$S6]*[$Feature.C$4]+[.$V6]*[$Feature.C$7]+[.$W6]*[$Feature.C$8]+1+IF([.E6]=&quot;&quot;;0;1)+IF([.$B6]=&quot;&quot;;0;1)+[.H6]" office:value-type="float" office:value="23">
            <text:p>23</text:p>
          </table:table-cell>
          <table:table-cell table:style-name="ce89" table:formula="of:=[.$J6]*[$Base.D$2]+[.$K6]*[$Base.D$3]+[.$L6]*[$Base.D$4]+[.$M6]*[$Base.D$5]+[.$N6]*[$Base.D$6]+[.$O6]*[$Base.D$7]+[.$Q6]*[$Feature.D$2]+[.$R6]*[$Feature.D$3]+[.$S6]*[$Feature.D$4]+[.$T6]*[$Feature.D$5]+[.$U6]*[$Feature.D$6]+([.$V6]+[.$W6])*[$Feature.D$7]+1+IF([.F6]=&quot;&quot;;0;1)+2*[.I6]" office:value-type="float" office:value="8">
            <text:p>8</text:p>
          </table:table-cell>
          <table:table-cell table:style-name="ce61" table:formula="of:=[.$J6]*[$Base.E$2]+[.$K6]*[$Base.E$3]+[.$L6]*[$Base.E$4]+[.$M6]*[$Base.E$5]+[.$N6]*[$Base.E$6]+[.$O6]*[$Base.E$7]+[.$Q6]*[$Feature.E$2]+[.$R6]*[$Feature.E$3]+[.$S6]*[$Feature.E$4]+[.$V6]*[$Feature.E$7]+[.$W6]*[$Feature.E$8]+IF([.C6]=&quot;&quot;;0;2)" office:value-type="float" office:value="0">
            <text:p>0</text:p>
          </table:table-cell>
          <table:table-cell table:style-name="ce98" table:number-columns-repeated="993"/>
        </table:table-row>
        <table:table-row table:style-name="ro3">
          <table:table-cell table:style-name="ce2" office:value-type="string">
            <text:p>Sampa</text:p>
          </table:table-cell>
          <table:table-cell table:style-name="ce12" office:value-type="string">
            <text:p>x</text:p>
          </table:table-cell>
          <table:table-cell table:style-name="ce19"/>
          <table:table-cell table:number-columns-repeated="2" table:style-name="ce25"/>
          <table:table-cell table:style-name="ce31"/>
          <table:table-cell table:style-name="ce36" office:value-type="float" office:value="2">
            <text:p>2</text:p>
          </table:table-cell>
          <table:table-cell table:style-name="ce36"/>
          <table:table-cell table:style-name="ce41"/>
          <table:table-cell table:style-name="ce47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formula="of:=20-([.J7]+[.K7]+[.L7]+[.M7]+[.N7]+[.O7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table:style-name="ce9"/>
          <table:table-cell table:style-name="ce36" office:value-type="float" office:value="3">
            <text:p>3</text:p>
          </table:table-cell>
          <table:table-cell table:style-name="ce36"/>
          <table:table-cell table:style-name="ce36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77" table:formula="of:=[.$J7]*[$Base.B$2]+[.$K7]*[$Base.B$3]+[.$L7]*[$Base.B$4]+[.$M7]*[$Base.B$5]+[.$N7]*[$Base.B$6]+[.$O7]*[$Base.B$7]+[.$Q7]*[$Feature.B$2]+[.$R7]*[$Feature.B$3]+[.$S7]*[$Feature.B$4]+[.$T7]*[$Feature.B$5]+[.$U7]*[$Feature.B$6]+[.$V7]*[$Feature.B$7]+[.$W7]*[$Feature.B$8]+2+IF([.D7]=&quot;&quot;;0;1)+[.G7]" office:value-type="float" office:value="22">
            <text:p>22</text:p>
          </table:table-cell>
          <table:table-cell table:style-name="ce83" table:formula="of:=[.$J7]*[$Base.C$2]+[.$K7]*[$Base.C$3]+[.$L7]*[$Base.C$4]+[.$M7]*[$Base.C$5]+[.$N7]*[$Base.C$6]+[.$O7]*[$Base.C$7]+[.$Q7]*[$Feature.C$2]+[.$R7]*[$Feature.C$3]+[.$S7]*[$Feature.C$4]+[.$T7]*[$Feature.C$5]+[.$U7]*[$Feature.C$6]+[.$V7]*[$Feature.C$7]+[.$W7]*[$Feature.C$8]+1+IF([.E7]=&quot;&quot;;0;1)+IF([.$B7]=&quot;&quot;;0;1)+[.H7]" office:value-type="float" office:value="25">
            <text:p>25</text:p>
          </table:table-cell>
          <table:table-cell table:style-name="ce83" table:formula="of:=[.$J7]*[$Base.D$2]+[.$K7]*[$Base.D$3]+[.$L7]*[$Base.D$4]+[.$M7]*[$Base.D$5]+[.$N7]*[$Base.D$6]+[.$O7]*[$Base.D$7]+[.$Q7]*[$Feature.D$2]+[.$R7]*[$Feature.D$3]+[.$S7]*[$Feature.D$4]+[.$T7]*[$Feature.D$5]+[.$U7]*[$Feature.D$6]+[.$V7]*[$Feature.D$7]+[.$W7]*[$Feature.D$8]+1+IF([.F7]=&quot;&quot;;0;1)+2*[.I7]" office:value-type="float" office:value="11">
            <text:p>11</text:p>
          </table:table-cell>
          <table:table-cell table:style-name="ce94" table:formula="of:=[.$J7]*[$Base.E$2]+[.$K7]*[$Base.E$3]+[.$L7]*[$Base.E$4]+[.$M7]*[$Base.E$5]+[.$N7]*[$Base.E$6]+[.$O7]*[$Base.E$7]+[.$Q7]*[$Feature.E$2]+[.$R7]*[$Feature.E$3]+[.$S7]*[$Feature.E$4]+[.$T7]*[$Feature.E$5]+[.$U7]*[$Feature.E$6]+[.$V7]*[$Feature.E$7]+[.$W7]*[$Feature.E$8]+IF([.C7]=&quot;&quot;;0;2)" office:value-type="float" office:value="1.2">
            <text:p>1.2</text:p>
          </table:table-cell>
          <table:table-cell table:style-name="ce77" table:formula="of:=[.$J7]*[$Base.B$2]+[.$K7]*[$Base.B$3]+[.$L7]*[$Base.B$4]+[.$M7]*[$Base.B$5]+[.$N7]*[$Base.B$6]+[.$O7]*[$Base.B$7]+[.$Q7]*[$Feature.B$2]+[.$R7]*[$Feature.B$3]+[.$S7]*[$Feature.B$4]+[.$V7]*[$Feature.B$7]+[.$W7]*[$Feature.B$8]+2+IF([.D7]=&quot;&quot;;0;1)+[.G7]" office:value-type="float" office:value="22">
            <text:p>22</text:p>
          </table:table-cell>
          <table:table-cell table:style-name="ce83" table:formula="of:=[.$J7]*[$Base.C$2]+[.$K7]*[$Base.C$3]+[.$L7]*[$Base.C$4]+[.$M7]*[$Base.C$5]+[.$N7]*[$Base.C$6]+[.$O7]*[$Base.C$7]+[.$Q7]*[$Feature.C$2]+[.$R7]*[$Feature.C$3]+[.$S7]*[$Feature.C$4]+[.$V7]*[$Feature.C$7]+[.$W7]*[$Feature.C$8]+1+IF([.E7]=&quot;&quot;;0;1)+IF([.$B7]=&quot;&quot;;0;1)+[.H7]" office:value-type="float" office:value="22">
            <text:p>22</text:p>
          </table:table-cell>
          <table:table-cell table:style-name="ce83" table:formula="of:=[.$J7]*[$Base.D$2]+[.$K7]*[$Base.D$3]+[.$L7]*[$Base.D$4]+[.$M7]*[$Base.D$5]+[.$N7]*[$Base.D$6]+[.$O7]*[$Base.D$7]+[.$Q7]*[$Feature.D$2]+[.$R7]*[$Feature.D$3]+[.$S7]*[$Feature.D$4]+[.$T7]*[$Feature.D$5]+[.$U7]*[$Feature.D$6]+([.$V7]+[.$W7])*[$Feature.D$7]+1+IF([.F7]=&quot;&quot;;0;1)+2*[.I7]" office:value-type="float" office:value="12">
            <text:p>12</text:p>
          </table:table-cell>
          <table:table-cell table:style-name="ce2" table:formula="of:=[.$J7]*[$Base.E$2]+[.$K7]*[$Base.E$3]+[.$L7]*[$Base.E$4]+[.$M7]*[$Base.E$5]+[.$N7]*[$Base.E$6]+[.$O7]*[$Base.E$7]+[.$Q7]*[$Feature.E$2]+[.$R7]*[$Feature.E$3]+[.$S7]*[$Feature.E$4]+[.$V7]*[$Feature.E$7]+[.$W7]*[$Feature.E$8]+IF([.C7]=&quot;&quot;;0;2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Salv</text:p>
          </table:table-cell>
          <table:table-cell table:style-name="ce13"/>
          <table:table-cell table:style-name="ce20"/>
          <table:table-cell table:style-name="ce26"/>
          <table:table-cell table:style-name="ce26" office:value-type="string">
            <text:p>x</text:p>
          </table:table-cell>
          <table:table-cell table:style-name="ce32"/>
          <table:table-cell table:style-name="ce37" office:value-type="float" office:value="1">
            <text:p>1</text:p>
          </table:table-cell>
          <table:table-cell table:style-name="ce37"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3" office:value-type="float" office:value="7">
            <text:p>7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/>
          <table:table-cell table:style-name="ce53" office:value-type="float" office:value="1">
            <text:p>1</text:p>
          </table:table-cell>
          <table:table-cell table:style-name="ce61" table:formula="of:=20-([.J8]+[.K8]+[.L8]+[.M8]+[.N8]+[.O8])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53"/>
          <table:table-cell table:style-name="ce69"/>
          <table:table-cell table:style-name="ce37" office:value-type="float" office:value="8">
            <text:p>8</text:p>
          </table:table-cell>
          <table:table-cell table:style-name="ce37"/>
          <table:table-cell table:style-name="ce72"/>
          <table:table-cell table:style-name="ce42"/>
          <table:table-cell table:style-name="ce78" table:formula="of:=[.$J8]*[$Base.B$2]+[.$K8]*[$Base.B$3]+[.$L8]*[$Base.B$4]+[.$M8]*[$Base.B$5]+[.$N8]*[$Base.B$6]+[.$O8]*[$Base.B$7]+[.$Q8]*[$Feature.B$2]+[.$R8]*[$Feature.B$3]+[.$S8]*[$Feature.B$4]+[.$T8]*[$Feature.B$5]+[.$U8]*[$Feature.B$6]+[.$V8]*[$Feature.B$7]+[.$W8]*[$Feature.B$8]+2+IF([.D8]=&quot;&quot;;0;1)+[.G8]" office:value-type="float" office:value="22">
            <text:p>22</text:p>
          </table:table-cell>
          <table:table-cell table:style-name="ce84" table:formula="of:=[.$J8]*[$Base.C$2]+[.$K8]*[$Base.C$3]+[.$L8]*[$Base.C$4]+[.$M8]*[$Base.C$5]+[.$N8]*[$Base.C$6]+[.$O8]*[$Base.C$7]+[.$Q8]*[$Feature.C$2]+[.$R8]*[$Feature.C$3]+[.$S8]*[$Feature.C$4]+[.$T8]*[$Feature.C$5]+[.$U8]*[$Feature.C$6]+[.$V8]*[$Feature.C$7]+[.$W8]*[$Feature.C$8]+1+IF([.E8]=&quot;&quot;;0;1)+IF([.$B8]=&quot;&quot;;0;1)+[.H8]" office:value-type="float" office:value="21">
            <text:p>21</text:p>
          </table:table-cell>
          <table:table-cell table:style-name="ce89" table:formula="of:=[.$J8]*[$Base.D$2]+[.$K8]*[$Base.D$3]+[.$L8]*[$Base.D$4]+[.$M8]*[$Base.D$5]+[.$N8]*[$Base.D$6]+[.$O8]*[$Base.D$7]+[.$Q8]*[$Feature.D$2]+[.$R8]*[$Feature.D$3]+[.$S8]*[$Feature.D$4]+[.$T8]*[$Feature.D$5]+[.$U8]*[$Feature.D$6]+[.$V8]*[$Feature.D$7]+[.$W8]*[$Feature.D$8]+1+IF([.F8]=&quot;&quot;;0;1)+2*[.I8]" office:value-type="float" office:value="13">
            <text:p>13</text:p>
          </table:table-cell>
          <table:table-cell table:style-name="ce95" table:formula="of:=[.$J8]*[$Base.E$2]+[.$K8]*[$Base.E$3]+[.$L8]*[$Base.E$4]+[.$M8]*[$Base.E$5]+[.$N8]*[$Base.E$6]+[.$O8]*[$Base.E$7]+[.$Q8]*[$Feature.E$2]+[.$R8]*[$Feature.E$3]+[.$S8]*[$Feature.E$4]+[.$T8]*[$Feature.E$5]+[.$U8]*[$Feature.E$6]+[.$V8]*[$Feature.E$7]+[.$W8]*[$Feature.E$8]+IF([.C8]=&quot;&quot;;0;2)" office:value-type="float" office:value="3.2">
            <text:p>3.2</text:p>
          </table:table-cell>
          <table:table-cell table:style-name="ce78" table:formula="of:=[.$J8]*[$Base.B$2]+[.$K8]*[$Base.B$3]+[.$L8]*[$Base.B$4]+[.$M8]*[$Base.B$5]+[.$N8]*[$Base.B$6]+[.$O8]*[$Base.B$7]+[.$Q8]*[$Feature.B$2]+[.$R8]*[$Feature.B$3]+[.$S8]*[$Feature.B$4]+[.$V8]*[$Feature.B$7]+[.$W8]*[$Feature.B$8]+2+IF([.D8]=&quot;&quot;;0;1)+[.G8]" office:value-type="float" office:value="22">
            <text:p>22</text:p>
          </table:table-cell>
          <table:table-cell table:style-name="ce89" table:formula="of:=[.$J8]*[$Base.C$2]+[.$K8]*[$Base.C$3]+[.$L8]*[$Base.C$4]+[.$M8]*[$Base.C$5]+[.$N8]*[$Base.C$6]+[.$O8]*[$Base.C$7]+[.$Q8]*[$Feature.C$2]+[.$R8]*[$Feature.C$3]+[.$S8]*[$Feature.C$4]+[.$V8]*[$Feature.C$7]+[.$W8]*[$Feature.C$8]+1+IF([.E8]=&quot;&quot;;0;1)+IF([.$B8]=&quot;&quot;;0;1)+[.H8]" office:value-type="float" office:value="13">
            <text:p>13</text:p>
          </table:table-cell>
          <table:table-cell table:style-name="ce89" table:formula="of:=[.$J8]*[$Base.D$2]+[.$K8]*[$Base.D$3]+[.$L8]*[$Base.D$4]+[.$M8]*[$Base.D$5]+[.$N8]*[$Base.D$6]+[.$O8]*[$Base.D$7]+[.$Q8]*[$Feature.D$2]+[.$R8]*[$Feature.D$3]+[.$S8]*[$Feature.D$4]+[.$T8]*[$Feature.D$5]+[.$U8]*[$Feature.D$6]+([.$V8]+[.$W8])*[$Feature.D$7]+1+IF([.F8]=&quot;&quot;;0;1)+2*[.I8]" office:value-type="float" office:value="13">
            <text:p>13</text:p>
          </table:table-cell>
          <table:table-cell table:style-name="ce61" table:formula="of:=[.$J8]*[$Base.E$2]+[.$K8]*[$Base.E$3]+[.$L8]*[$Base.E$4]+[.$M8]*[$Base.E$5]+[.$N8]*[$Base.E$6]+[.$O8]*[$Base.E$7]+[.$Q8]*[$Feature.E$2]+[.$R8]*[$Feature.E$3]+[.$S8]*[$Feature.E$4]+[.$V8]*[$Feature.E$7]+[.$W8]*[$Feature.E$8]+IF([.C8]=&quot;&quot;;0;2)" office:value-type="float" office:value="0">
            <text:p>0</text:p>
          </table:table-cell>
          <table:table-cell table:style-name="ce98" table:number-columns-repeated="993"/>
        </table:table-row>
        <table:table-row table:style-name="ro3">
          <table:table-cell table:style-name="ce4" office:value-type="string">
            <text:p>POA1</text:p>
          </table:table-cell>
          <table:table-cell table:style-name="ce12"/>
          <table:table-cell table:style-name="ce19"/>
          <table:table-cell table:number-columns-repeated="2" table:style-name="ce25"/>
          <table:table-cell table:style-name="ce31"/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1"/>
          <table:table-cell table:style-name="ce47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style-name="ce2" table:formula="of:=20-([.J9]+[.K9]+[.L9]+[.M9]+[.N9]+[.O9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9"/>
          <table:table-cell table:style-name="ce36"/>
          <table:table-cell table:style-name="ce36" office:value-type="float" office:value="6">
            <text:p>6</text:p>
          </table:table-cell>
          <table:table-cell table:style-name="ce36"/>
          <table:table-cell table:style-name="ce41" office:value-type="float" office:value="2">
            <text:p>2</text:p>
          </table:table-cell>
          <table:table-cell table:style-name="ce77" table:formula="of:=[.$J9]*[$Base.B$2]+[.$K9]*[$Base.B$3]+[.$L9]*[$Base.B$4]+[.$M9]*[$Base.B$5]+[.$N9]*[$Base.B$6]+[.$O9]*[$Base.B$7]+[.$Q9]*[$Feature.B$2]+[.$R9]*[$Feature.B$3]+[.$S9]*[$Feature.B$4]+[.$T9]*[$Feature.B$5]+[.$U9]*[$Feature.B$6]+[.$V9]*[$Feature.B$7]+[.$W9]*[$Feature.B$8]+2+IF([.D9]=&quot;&quot;;0;1)+[.G9]" office:value-type="float" office:value="20">
            <text:p>20</text:p>
          </table:table-cell>
          <table:table-cell table:style-name="ce83" table:formula="of:=[.$J9]*[$Base.C$2]+[.$K9]*[$Base.C$3]+[.$L9]*[$Base.C$4]+[.$M9]*[$Base.C$5]+[.$N9]*[$Base.C$6]+[.$O9]*[$Base.C$7]+[.$Q9]*[$Feature.C$2]+[.$R9]*[$Feature.C$3]+[.$S9]*[$Feature.C$4]+[.$T9]*[$Feature.C$5]+[.$U9]*[$Feature.C$6]+[.$V9]*[$Feature.C$7]+[.$W9]*[$Feature.C$8]+1+IF([.E9]=&quot;&quot;;0;1)+IF([.$B9]=&quot;&quot;;0;1)+[.H9]" office:value-type="float" office:value="6">
            <text:p>6</text:p>
          </table:table-cell>
          <table:table-cell table:style-name="ce83" table:formula="of:=[.$J9]*[$Base.D$2]+[.$K9]*[$Base.D$3]+[.$L9]*[$Base.D$4]+[.$M9]*[$Base.D$5]+[.$N9]*[$Base.D$6]+[.$O9]*[$Base.D$7]+[.$Q9]*[$Feature.D$2]+[.$R9]*[$Feature.D$3]+[.$S9]*[$Feature.D$4]+[.$T9]*[$Feature.D$5]+[.$U9]*[$Feature.D$6]+[.$V9]*[$Feature.D$7]+[.$W9]*[$Feature.D$8]+1+IF([.F9]=&quot;&quot;;0;1)+2*[.I9]" office:value-type="float" office:value="21">
            <text:p>21</text:p>
          </table:table-cell>
          <table:table-cell table:style-name="ce94" table:formula="of:=[.$J9]*[$Base.E$2]+[.$K9]*[$Base.E$3]+[.$L9]*[$Base.E$4]+[.$M9]*[$Base.E$5]+[.$N9]*[$Base.E$6]+[.$O9]*[$Base.E$7]+[.$Q9]*[$Feature.E$2]+[.$R9]*[$Feature.E$3]+[.$S9]*[$Feature.E$4]+[.$T9]*[$Feature.E$5]+[.$U9]*[$Feature.E$6]+[.$V9]*[$Feature.E$7]+[.$W9]*[$Feature.E$8]+IF([.C9]=&quot;&quot;;0;2)" office:value-type="float" office:value="-1.5">
            <text:p>-1.5</text:p>
          </table:table-cell>
          <table:table-cell table:style-name="ce77" table:formula="of:=[.$J9]*[$Base.B$2]+[.$K9]*[$Base.B$3]+[.$L9]*[$Base.B$4]+[.$M9]*[$Base.B$5]+[.$N9]*[$Base.B$6]+[.$O9]*[$Base.B$7]+[.$Q9]*[$Feature.B$2]+[.$R9]*[$Feature.B$3]+[.$S9]*[$Feature.B$4]+[.$V9]*[$Feature.B$7]+[.$W9]*[$Feature.B$8]+2+IF([.D9]=&quot;&quot;;0;1)+[.G9]" office:value-type="float" office:value="26">
            <text:p>26</text:p>
          </table:table-cell>
          <table:table-cell table:style-name="ce83" table:formula="of:=[.$J9]*[$Base.C$2]+[.$K9]*[$Base.C$3]+[.$L9]*[$Base.C$4]+[.$M9]*[$Base.C$5]+[.$N9]*[$Base.C$6]+[.$O9]*[$Base.C$7]+[.$Q9]*[$Feature.C$2]+[.$R9]*[$Feature.C$3]+[.$S9]*[$Feature.C$4]+[.$V9]*[$Feature.C$7]+[.$W9]*[$Feature.C$8]+1+IF([.E9]=&quot;&quot;;0;1)+IF([.$B9]=&quot;&quot;;0;1)+[.H9]" office:value-type="float" office:value="6">
            <text:p>6</text:p>
          </table:table-cell>
          <table:table-cell table:style-name="ce83" table:formula="of:=[.$J9]*[$Base.D$2]+[.$K9]*[$Base.D$3]+[.$L9]*[$Base.D$4]+[.$M9]*[$Base.D$5]+[.$N9]*[$Base.D$6]+[.$O9]*[$Base.D$7]+[.$Q9]*[$Feature.D$2]+[.$R9]*[$Feature.D$3]+[.$S9]*[$Feature.D$4]+[.$T9]*[$Feature.D$5]+[.$U9]*[$Feature.D$6]+([.$V9]+[.$W9])*[$Feature.D$7]+1+IF([.F9]=&quot;&quot;;0;1)+2*[.I9]" office:value-type="float" office:value="23">
            <text:p>23</text:p>
          </table:table-cell>
          <table:table-cell table:style-name="ce2" table:formula="of:=[.$J9]*[$Base.E$2]+[.$K9]*[$Base.E$3]+[.$L9]*[$Base.E$4]+[.$M9]*[$Base.E$5]+[.$N9]*[$Base.E$6]+[.$O9]*[$Base.E$7]+[.$Q9]*[$Feature.E$2]+[.$R9]*[$Feature.E$3]+[.$S9]*[$Feature.E$4]+[.$V9]*[$Feature.E$7]+[.$W9]*[$Feature.E$8]+IF([.C9]=&quot;&quot;;0;2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style-name="ce6" office:value-type="string">
            <text:p>POA2</text:p>
          </table:table-cell>
          <table:table-cell table:style-name="ce14"/>
          <table:table-cell table:style-name="ce21"/>
          <table:table-cell table:style-name="ce27"/>
          <table:table-cell table:style-name="ce27" office:value-type="string">
            <text:p>x</text:p>
          </table:table-cell>
          <table:table-cell table:style-name="ce33"/>
          <table:table-cell table:style-name="ce38" office:value-type="float" office:value="2">
            <text:p>2</text:p>
          </table:table-cell>
          <table:table-cell table:style-name="ce38"/>
          <table:table-cell table:style-name="ce43"/>
          <table:table-cell table:style-name="ce49" office:value-type="float" office:value="6">
            <text:p>6</text:p>
          </table:table-cell>
          <table:table-cell table:number-columns-repeated="2" table:style-name="ce54"/>
          <table:table-cell table:style-name="ce54" office:value-type="float" office:value="8">
            <text:p>8</text:p>
          </table:table-cell>
          <table:table-cell table:style-name="ce54" office:value-type="float" office:value="6">
            <text:p>6</text:p>
          </table:table-cell>
          <table:table-cell table:style-name="ce54"/>
          <table:table-cell table:style-name="ce62" table:formula="of:=20-([.J10]+[.K10]+[.L10]+[.M10]+[.N10]+[.O10])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style-name="ce54"/>
          <table:table-cell table:style-name="ce70"/>
          <table:table-cell table:style-name="ce38"/>
          <table:table-cell table:style-name="ce38" office:value-type="float" office:value="5">
            <text:p>5</text:p>
          </table:table-cell>
          <table:table-cell table:style-name="ce73"/>
          <table:table-cell table:style-name="ce43" office:value-type="float" office:value="2">
            <text:p>2</text:p>
          </table:table-cell>
          <table:table-cell table:style-name="ce79" table:formula="of:=[.$J10]*[$Base.B$2]+[.$K10]*[$Base.B$3]+[.$L10]*[$Base.B$4]+[.$M10]*[$Base.B$5]+[.$N10]*[$Base.B$6]+[.$O10]*[$Base.B$7]+[.$Q10]*[$Feature.B$2]+[.$R10]*[$Feature.B$3]+[.$S10]*[$Feature.B$4]+[.$T10]*[$Feature.B$5]+[.$U10]*[$Feature.B$6]+[.$V10]*[$Feature.B$7]+[.$W10]*[$Feature.B$8]+2+IF([.D10]=&quot;&quot;;0;1)+[.G10]" office:value-type="float" office:value="23">
            <text:p>23</text:p>
          </table:table-cell>
          <table:table-cell table:style-name="ce85" table:formula="of:=[.$J10]*[$Base.C$2]+[.$K10]*[$Base.C$3]+[.$L10]*[$Base.C$4]+[.$M10]*[$Base.C$5]+[.$N10]*[$Base.C$6]+[.$O10]*[$Base.C$7]+[.$Q10]*[$Feature.C$2]+[.$R10]*[$Feature.C$3]+[.$S10]*[$Feature.C$4]+[.$T10]*[$Feature.C$5]+[.$U10]*[$Feature.C$6]+[.$V10]*[$Feature.C$7]+[.$W10]*[$Feature.C$8]+1+IF([.E10]=&quot;&quot;;0;1)+IF([.$B10]=&quot;&quot;;0;1)+[.H10]" office:value-type="float" office:value="4">
            <text:p>4</text:p>
          </table:table-cell>
          <table:table-cell table:style-name="ce90" table:formula="of:=[.$J10]*[$Base.D$2]+[.$K10]*[$Base.D$3]+[.$L10]*[$Base.D$4]+[.$M10]*[$Base.D$5]+[.$N10]*[$Base.D$6]+[.$O10]*[$Base.D$7]+[.$Q10]*[$Feature.D$2]+[.$R10]*[$Feature.D$3]+[.$S10]*[$Feature.D$4]+[.$T10]*[$Feature.D$5]+[.$U10]*[$Feature.D$6]+[.$V10]*[$Feature.D$7]+[.$W10]*[$Feature.D$8]+1+IF([.F10]=&quot;&quot;;0;1)+2*[.I10]" office:value-type="float" office:value="23">
            <text:p>23</text:p>
          </table:table-cell>
          <table:table-cell table:style-name="ce95" table:formula="of:=[.$J10]*[$Base.E$2]+[.$K10]*[$Base.E$3]+[.$L10]*[$Base.E$4]+[.$M10]*[$Base.E$5]+[.$N10]*[$Base.E$6]+[.$O10]*[$Base.E$7]+[.$Q10]*[$Feature.E$2]+[.$R10]*[$Feature.E$3]+[.$S10]*[$Feature.E$4]+[.$T10]*[$Feature.E$5]+[.$U10]*[$Feature.E$6]+[.$V10]*[$Feature.E$7]+[.$W10]*[$Feature.E$8]+IF([.C10]=&quot;&quot;;0;2)" office:value-type="float" office:value="-1.25">
            <text:p>-1.25</text:p>
          </table:table-cell>
          <table:table-cell table:style-name="ce79" table:formula="of:=[.$J10]*[$Base.B$2]+[.$K10]*[$Base.B$3]+[.$L10]*[$Base.B$4]+[.$M10]*[$Base.B$5]+[.$N10]*[$Base.B$6]+[.$O10]*[$Base.B$7]+[.$Q10]*[$Feature.B$2]+[.$R10]*[$Feature.B$3]+[.$S10]*[$Feature.B$4]+[.$V10]*[$Feature.B$7]+[.$W10]*[$Feature.B$8]+2+IF([.D10]=&quot;&quot;;0;1)+[.G10]" office:value-type="float" office:value="28">
            <text:p>28</text:p>
          </table:table-cell>
          <table:table-cell table:style-name="ce90" table:formula="of:=[.$J10]*[$Base.C$2]+[.$K10]*[$Base.C$3]+[.$L10]*[$Base.C$4]+[.$M10]*[$Base.C$5]+[.$N10]*[$Base.C$6]+[.$O10]*[$Base.C$7]+[.$Q10]*[$Feature.C$2]+[.$R10]*[$Feature.C$3]+[.$S10]*[$Feature.C$4]+[.$V10]*[$Feature.C$7]+[.$W10]*[$Feature.C$8]+1+IF([.E10]=&quot;&quot;;0;1)+IF([.$B10]=&quot;&quot;;0;1)+[.H10]" office:value-type="float" office:value="4">
            <text:p>4</text:p>
          </table:table-cell>
          <table:table-cell table:style-name="ce90" table:formula="of:=[.$J10]*[$Base.D$2]+[.$K10]*[$Base.D$3]+[.$L10]*[$Base.D$4]+[.$M10]*[$Base.D$5]+[.$N10]*[$Base.D$6]+[.$O10]*[$Base.D$7]+[.$Q10]*[$Feature.D$2]+[.$R10]*[$Feature.D$3]+[.$S10]*[$Feature.D$4]+[.$T10]*[$Feature.D$5]+[.$U10]*[$Feature.D$6]+([.$V10]+[.$W10])*[$Feature.D$7]+1+IF([.F10]=&quot;&quot;;0;1)+2*[.I10]" office:value-type="float" office:value="25">
            <text:p>25</text:p>
          </table:table-cell>
          <table:table-cell table:style-name="ce62" table:formula="of:=[.$J10]*[$Base.E$2]+[.$K10]*[$Base.E$3]+[.$L10]*[$Base.E$4]+[.$M10]*[$Base.E$5]+[.$N10]*[$Base.E$6]+[.$O10]*[$Base.E$7]+[.$Q10]*[$Feature.E$2]+[.$R10]*[$Feature.E$3]+[.$S10]*[$Feature.E$4]+[.$V10]*[$Feature.E$7]+[.$W10]*[$Feature.E$8]+IF([.C10]=&quot;&quot;;0;2)" office:value-type="float" office:value="0">
            <text:p>0</text:p>
          </table:table-cell>
          <table:table-cell table:style-name="ce55" table:number-columns-repeated="993"/>
        </table:table-row>
        <table:table-row table:style-name="ro3">
          <table:table-cell table:style-name="ce4" office:value-type="string">
            <text:p>Teste1</text:p>
          </table:table-cell>
          <table:table-cell table:style-name="ce12"/>
          <table:table-cell table:style-name="ce19"/>
          <table:table-cell table:number-columns-repeated="2" table:style-name="ce25"/>
          <table:table-cell table:style-name="ce31"/>
          <table:table-cell table:style-name="ce36" office:value-type="float" office:value="2">
            <text:p>2</text:p>
          </table:table-cell>
          <table:table-cell table:style-name="ce36"/>
          <table:table-cell table:style-name="ce41" office:value-type="float" office:value="1">
            <text:p>1</text:p>
          </table:table-cell>
          <table:table-cell table:style-name="ce47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4"/>
          <table:table-cell table:style-name="ce2" table:formula="of:=20-([.J11]+[.K11]+[.L11]+[.M11]+[.N11]+[.O11])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 table:style-name="ce41"/>
          <table:table-cell table:style-name="ce77" table:formula="of:=[.$J11]*[$Base.B$2]+[.$K11]*[$Base.B$3]+[.$L11]*[$Base.B$4]+[.$M11]*[$Base.B$5]+[.$N11]*[$Base.B$6]+[.$O11]*[$Base.B$7]+[.$Q11]*[$Feature.B$2]+[.$R11]*[$Feature.B$3]+[.$S11]*[$Feature.B$4]+[.$T11]*[$Feature.B$5]+[.$U11]*[$Feature.B$6]+[.$V11]*[$Feature.B$7]+[.$W11]*[$Feature.B$8]+2+IF([.D11]=&quot;&quot;;0;1)+[.G11]" office:value-type="float" office:value="37">
            <text:p>37</text:p>
          </table:table-cell>
          <table:table-cell table:style-name="ce83" table:formula="of:=[.$J11]*[$Base.C$2]+[.$K11]*[$Base.C$3]+[.$L11]*[$Base.C$4]+[.$M11]*[$Base.C$5]+[.$N11]*[$Base.C$6]+[.$O11]*[$Base.C$7]+[.$Q11]*[$Feature.C$2]+[.$R11]*[$Feature.C$3]+[.$S11]*[$Feature.C$4]+[.$T11]*[$Feature.C$5]+[.$U11]*[$Feature.C$6]+[.$V11]*[$Feature.C$7]+[.$W11]*[$Feature.C$8]+1+IF([.E11]=&quot;&quot;;0;1)+IF([.$B11]=&quot;&quot;;0;1)+[.H11]" office:value-type="float" office:value="13">
            <text:p>13</text:p>
          </table:table-cell>
          <table:table-cell table:style-name="ce83" table:formula="of:=[.$J11]*[$Base.D$2]+[.$K11]*[$Base.D$3]+[.$L11]*[$Base.D$4]+[.$M11]*[$Base.D$5]+[.$N11]*[$Base.D$6]+[.$O11]*[$Base.D$7]+[.$Q11]*[$Feature.D$2]+[.$R11]*[$Feature.D$3]+[.$S11]*[$Feature.D$4]+[.$T11]*[$Feature.D$5]+[.$U11]*[$Feature.D$6]+[.$V11]*[$Feature.D$7]+[.$W11]*[$Feature.D$8]+1+IF([.F11]=&quot;&quot;;0;1)+2*[.I11]" office:value-type="float" office:value="15">
            <text:p>15</text:p>
          </table:table-cell>
          <table:table-cell table:style-name="ce94" table:formula="of:=[.$J11]*[$Base.E$2]+[.$K11]*[$Base.E$3]+[.$L11]*[$Base.E$4]+[.$M11]*[$Base.E$5]+[.$N11]*[$Base.E$6]+[.$O11]*[$Base.E$7]+[.$Q11]*[$Feature.E$2]+[.$R11]*[$Feature.E$3]+[.$S11]*[$Feature.E$4]+[.$T11]*[$Feature.E$5]+[.$U11]*[$Feature.E$6]+[.$V11]*[$Feature.E$7]+[.$W11]*[$Feature.E$8]+IF([.C11]=&quot;&quot;;0;2)" office:value-type="float" office:value="-1.2">
            <text:p>-1.2</text:p>
          </table:table-cell>
          <table:table-cell table:style-name="ce77" table:formula="of:=[.$J11]*[$Base.B$2]+[.$K11]*[$Base.B$3]+[.$L11]*[$Base.B$4]+[.$M11]*[$Base.B$5]+[.$N11]*[$Base.B$6]+[.$O11]*[$Base.B$7]+[.$Q11]*[$Feature.B$2]+[.$R11]*[$Feature.B$3]+[.$S11]*[$Feature.B$4]+[.$V11]*[$Feature.B$7]+[.$W11]*[$Feature.B$8]+2+IF([.D11]=&quot;&quot;;0;1)+[.G11]" office:value-type="float" office:value="37">
            <text:p>37</text:p>
          </table:table-cell>
          <table:table-cell table:style-name="ce83" table:formula="of:=[.$J11]*[$Base.C$2]+[.$K11]*[$Base.C$3]+[.$L11]*[$Base.C$4]+[.$M11]*[$Base.C$5]+[.$N11]*[$Base.C$6]+[.$O11]*[$Base.C$7]+[.$Q11]*[$Feature.C$2]+[.$R11]*[$Feature.C$3]+[.$S11]*[$Feature.C$4]+[.$V11]*[$Feature.C$7]+[.$W11]*[$Feature.C$8]+1+IF([.E11]=&quot;&quot;;0;1)+IF([.$B11]=&quot;&quot;;0;1)+[.H11]" office:value-type="float" office:value="10">
            <text:p>10</text:p>
          </table:table-cell>
          <table:table-cell table:style-name="ce83" table:formula="of:=[.$J11]*[$Base.D$2]+[.$K11]*[$Base.D$3]+[.$L11]*[$Base.D$4]+[.$M11]*[$Base.D$5]+[.$N11]*[$Base.D$6]+[.$O11]*[$Base.D$7]+[.$Q11]*[$Feature.D$2]+[.$R11]*[$Feature.D$3]+[.$S11]*[$Feature.D$4]+[.$T11]*[$Feature.D$5]+[.$U11]*[$Feature.D$6]+([.$V11]+[.$W11])*[$Feature.D$7]+1+IF([.F11]=&quot;&quot;;0;1)+2*[.I11]" office:value-type="float" office:value="15">
            <text:p>15</text:p>
          </table:table-cell>
          <table:table-cell table:style-name="ce2" table:formula="of:=[.$J11]*[$Base.E$2]+[.$K11]*[$Base.E$3]+[.$L11]*[$Base.E$4]+[.$M11]*[$Base.E$5]+[.$N11]*[$Base.E$6]+[.$O11]*[$Base.E$7]+[.$Q11]*[$Feature.E$2]+[.$R11]*[$Feature.E$3]+[.$S11]*[$Feature.E$4]+[.$V11]*[$Feature.E$7]+[.$W11]*[$Feature.E$8]+IF([.C11]=&quot;&quot;;0;2)" office:value-type="float" office:value="-2.4">
            <text:p>-2.4</text:p>
          </table:table-cell>
          <table:table-cell table:number-columns-repeated="993"/>
        </table:table-row>
        <table:table-row table:style-name="ro3">
          <table:table-cell table:style-name="ce3" office:value-type="string">
            <text:p>Teste2</text:p>
          </table:table-cell>
          <table:table-cell table:style-name="ce13"/>
          <table:table-cell table:style-name="ce20"/>
          <table:table-cell table:number-columns-repeated="2" table:style-name="ce26"/>
          <table:table-cell table:style-name="ce32"/>
          <table:table-cell table:number-columns-repeated="2" table:style-name="ce37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8" office:value-type="float" office:value="7">
            <text:p>7</text:p>
          </table:table-cell>
          <table:table-cell table:style-name="ce53" office:value-type="float" office:value="6">
            <text:p>6</text:p>
          </table:table-cell>
          <table:table-cell table:number-columns-repeated="4" table:style-name="ce53"/>
          <table:table-cell table:style-name="ce61" table:formula="of:=20-([.J12]+[.K12]+[.L12]+[.M12]+[.N12]+[.O12])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53"/>
          <table:table-cell table:style-name="ce69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72" office:value-type="float" office:value="7">
            <text:p>7</text:p>
          </table:table-cell>
          <table:table-cell table:style-name="ce42"/>
          <table:table-cell table:style-name="ce78" table:formula="of:=[.$J12]*[$Base.B$2]+[.$K12]*[$Base.B$3]+[.$L12]*[$Base.B$4]+[.$M12]*[$Base.B$5]+[.$N12]*[$Base.B$6]+[.$O12]*[$Base.B$7]+[.$Q12]*[$Feature.B$2]+[.$R12]*[$Feature.B$3]+[.$S12]*[$Feature.B$4]+[.$T12]*[$Feature.B$5]+[.$U12]*[$Feature.B$6]+[.$V12]*[$Feature.B$7]+[.$W12]*[$Feature.B$8]+2+IF([.D12]=&quot;&quot;;0;1)+[.G12]" office:value-type="float" office:value="33">
            <text:p>33</text:p>
          </table:table-cell>
          <table:table-cell table:style-name="ce84" table:formula="of:=[.$J12]*[$Base.C$2]+[.$K12]*[$Base.C$3]+[.$L12]*[$Base.C$4]+[.$M12]*[$Base.C$5]+[.$N12]*[$Base.C$6]+[.$O12]*[$Base.C$7]+[.$Q12]*[$Feature.C$2]+[.$R12]*[$Feature.C$3]+[.$S12]*[$Feature.C$4]+[.$T12]*[$Feature.C$5]+[.$U12]*[$Feature.C$6]+[.$V12]*[$Feature.C$7]+[.$W12]*[$Feature.C$8]+1+IF([.E12]=&quot;&quot;;0;1)+IF([.$B12]=&quot;&quot;;0;1)+[.H12]" office:value-type="float" office:value="12">
            <text:p>12</text:p>
          </table:table-cell>
          <table:table-cell table:style-name="ce89" table:formula="of:=[.$J12]*[$Base.D$2]+[.$K12]*[$Base.D$3]+[.$L12]*[$Base.D$4]+[.$M12]*[$Base.D$5]+[.$N12]*[$Base.D$6]+[.$O12]*[$Base.D$7]+[.$Q12]*[$Feature.D$2]+[.$R12]*[$Feature.D$3]+[.$S12]*[$Feature.D$4]+[.$T12]*[$Feature.D$5]+[.$U12]*[$Feature.D$6]+[.$V12]*[$Feature.D$7]+[.$W12]*[$Feature.D$8]+1+IF([.F12]=&quot;&quot;;0;1)+2*[.I12]" office:value-type="float" office:value="10">
            <text:p>10</text:p>
          </table:table-cell>
          <table:table-cell table:style-name="ce95" table:formula="of:=[.$J12]*[$Base.E$2]+[.$K12]*[$Base.E$3]+[.$L12]*[$Base.E$4]+[.$M12]*[$Base.E$5]+[.$N12]*[$Base.E$6]+[.$O12]*[$Base.E$7]+[.$Q12]*[$Feature.E$2]+[.$R12]*[$Feature.E$3]+[.$S12]*[$Feature.E$4]+[.$T12]*[$Feature.E$5]+[.$U12]*[$Feature.E$6]+[.$V12]*[$Feature.E$7]+[.$W12]*[$Feature.E$8]+IF([.C12]=&quot;&quot;;0;2)" office:value-type="float" office:value="-0.8">
            <text:p>-0.8</text:p>
          </table:table-cell>
          <table:table-cell table:style-name="ce78" table:formula="of:=[.$J12]*[$Base.B$2]+[.$K12]*[$Base.B$3]+[.$L12]*[$Base.B$4]+[.$M12]*[$Base.B$5]+[.$N12]*[$Base.B$6]+[.$O12]*[$Base.B$7]+[.$Q12]*[$Feature.B$2]+[.$R12]*[$Feature.B$3]+[.$S12]*[$Feature.B$4]+[.$V12]*[$Feature.B$7]+[.$W12]*[$Feature.B$8]+2+IF([.D12]=&quot;&quot;;0;1)+[.G12]" office:value-type="float" office:value="33">
            <text:p>33</text:p>
          </table:table-cell>
          <table:table-cell table:style-name="ce89" table:formula="of:=[.$J12]*[$Base.C$2]+[.$K12]*[$Base.C$3]+[.$L12]*[$Base.C$4]+[.$M12]*[$Base.C$5]+[.$N12]*[$Base.C$6]+[.$O12]*[$Base.C$7]+[.$Q12]*[$Feature.C$2]+[.$R12]*[$Feature.C$3]+[.$S12]*[$Feature.C$4]+[.$V12]*[$Feature.C$7]+[.$W12]*[$Feature.C$8]+1+IF([.E12]=&quot;&quot;;0;1)+IF([.$B12]=&quot;&quot;;0;1)+[.H12]" office:value-type="float" office:value="10">
            <text:p>10</text:p>
          </table:table-cell>
          <table:table-cell table:style-name="ce89" table:formula="of:=[.$J12]*[$Base.D$2]+[.$K12]*[$Base.D$3]+[.$L12]*[$Base.D$4]+[.$M12]*[$Base.D$5]+[.$N12]*[$Base.D$6]+[.$O12]*[$Base.D$7]+[.$Q12]*[$Feature.D$2]+[.$R12]*[$Feature.D$3]+[.$S12]*[$Feature.D$4]+[.$T12]*[$Feature.D$5]+[.$U12]*[$Feature.D$6]+([.$V12]+[.$W12])*[$Feature.D$7]+1+IF([.F12]=&quot;&quot;;0;1)+2*[.I12]" office:value-type="float" office:value="10">
            <text:p>10</text:p>
          </table:table-cell>
          <table:table-cell table:style-name="ce61" table:formula="of:=[.$J12]*[$Base.E$2]+[.$K12]*[$Base.E$3]+[.$L12]*[$Base.E$4]+[.$M12]*[$Base.E$5]+[.$N12]*[$Base.E$6]+[.$O12]*[$Base.E$7]+[.$Q12]*[$Feature.E$2]+[.$R12]*[$Feature.E$3]+[.$S12]*[$Feature.E$4]+[.$V12]*[$Feature.E$7]+[.$W12]*[$Feature.E$8]+IF([.C12]=&quot;&quot;;0;2)" office:value-type="float" office:value="-1.6">
            <text:p>-1.6</text:p>
          </table:table-cell>
          <table:table-cell table:style-name="ce98" table:number-columns-repeated="993"/>
        </table:table-row>
        <table:table-row table:style-name="ro3">
          <table:table-cell table:style-name="ce7" office:value-type="string">
            <text:p>Teste1</text:p>
          </table:table-cell>
          <table:table-cell table:style-name="ce15"/>
          <table:table-cell table:number-columns-repeated="3" table:style-name="ce22"/>
          <table:table-cell table:style-name="ce34"/>
          <table:table-cell table:style-name="ce39" office:value-type="float" office:value="1">
            <text:p>1</text:p>
          </table:table-cell>
          <table:table-cell table:style-name="ce39"/>
          <table:table-cell table:style-name="ce44"/>
          <table:table-cell table:style-name="ce50" office:value-type="float" office:value="10">
            <text:p>10</text:p>
          </table:table-cell>
          <table:table-cell table:number-columns-repeated="2" table:style-name="ce55"/>
          <table:table-cell table:style-name="ce55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5"/>
          <table:table-cell table:style-name="ce63" table:formula="of:=20-([.J13]+[.K13]+[.L13]+[.M13]+[.N13]+[.O13])" office:value-type="float" office:value="0">
            <text:p>0</text:p>
          </table:table-cell>
          <table:table-cell table:style-name="ce55" office:value-type="float" office:value="4">
            <text:p>4</text:p>
          </table:table-cell>
          <table:table-cell table:number-columns-repeated="2" table:style-name="ce55"/>
          <table:table-cell table:style-name="ce39"/>
          <table:table-cell table:style-name="ce39" office:value-type="float" office:value="10">
            <text:p>10</text:p>
          </table:table-cell>
          <table:table-cell table:style-name="ce39"/>
          <table:table-cell table:style-name="ce44" office:value-type="float" office:value="3">
            <text:p>3</text:p>
          </table:table-cell>
          <table:table-cell table:style-name="ce80" table:formula="of:=[.$J13]*[$Base.B$2]+[.$K13]*[$Base.B$3]+[.$L13]*[$Base.B$4]+[.$M13]*[$Base.B$5]+[.$N13]*[$Base.B$6]+[.$O13]*[$Base.B$7]+[.$Q13]*[$Feature.B$2]+[.$R13]*[$Feature.B$3]+[.$S13]*[$Feature.B$4]+[.$T13]*[$Feature.B$5]+[.$U13]*[$Feature.B$6]+[.$V13]*[$Feature.B$7]+[.$W13]*[$Feature.B$8]+2+IF([.D13]=&quot;&quot;;0;1)+[.G13]" office:value-type="float" office:value="19">
            <text:p>19</text:p>
          </table:table-cell>
          <table:table-cell table:style-name="ce86" table:formula="of:=[.$J13]*[$Base.C$2]+[.$K13]*[$Base.C$3]+[.$L13]*[$Base.C$4]+[.$M13]*[$Base.C$5]+[.$N13]*[$Base.C$6]+[.$O13]*[$Base.C$7]+[.$Q13]*[$Feature.C$2]+[.$R13]*[$Feature.C$3]+[.$S13]*[$Feature.C$4]+[.$T13]*[$Feature.C$5]+[.$U13]*[$Feature.C$6]+[.$V13]*[$Feature.C$7]+[.$W13]*[$Feature.C$8]+1+IF([.E13]=&quot;&quot;;0;1)+IF([.$B13]=&quot;&quot;;0;1)+[.H13]" office:value-type="float" office:value="5">
            <text:p>5</text:p>
          </table:table-cell>
          <table:table-cell table:style-name="ce86" table:formula="of:=[.$J13]*[$Base.D$2]+[.$K13]*[$Base.D$3]+[.$L13]*[$Base.D$4]+[.$M13]*[$Base.D$5]+[.$N13]*[$Base.D$6]+[.$O13]*[$Base.D$7]+[.$Q13]*[$Feature.D$2]+[.$R13]*[$Feature.D$3]+[.$S13]*[$Feature.D$4]+[.$T13]*[$Feature.D$5]+[.$U13]*[$Feature.D$6]+[.$V13]*[$Feature.D$7]+[.$W13]*[$Feature.D$8]+1+IF([.F13]=&quot;&quot;;0;1)+2*[.I13]" office:value-type="float" office:value="19">
            <text:p>19</text:p>
          </table:table-cell>
          <table:table-cell table:style-name="ce96" table:formula="of:=[.$J13]*[$Base.E$2]+[.$K13]*[$Base.E$3]+[.$L13]*[$Base.E$4]+[.$M13]*[$Base.E$5]+[.$N13]*[$Base.E$6]+[.$O13]*[$Base.E$7]+[.$Q13]*[$Feature.E$2]+[.$R13]*[$Feature.E$3]+[.$S13]*[$Feature.E$4]+[.$T13]*[$Feature.E$5]+[.$U13]*[$Feature.E$6]+[.$V13]*[$Feature.E$7]+[.$W13]*[$Feature.E$8]+IF([.C13]=&quot;&quot;;0;2)" office:value-type="float" office:value="-2.5">
            <text:p>-2.5</text:p>
          </table:table-cell>
          <table:table-cell table:style-name="ce80" table:formula="of:=[.$J13]*[$Base.B$2]+[.$K13]*[$Base.B$3]+[.$L13]*[$Base.B$4]+[.$M13]*[$Base.B$5]+[.$N13]*[$Base.B$6]+[.$O13]*[$Base.B$7]+[.$Q13]*[$Feature.B$2]+[.$R13]*[$Feature.B$3]+[.$S13]*[$Feature.B$4]+[.$V13]*[$Feature.B$7]+[.$W13]*[$Feature.B$8]+2+IF([.D13]=&quot;&quot;;0;1)+[.G13]" office:value-type="float" office:value="29">
            <text:p>29</text:p>
          </table:table-cell>
          <table:table-cell table:style-name="ce86" table:formula="of:=[.$J13]*[$Base.C$2]+[.$K13]*[$Base.C$3]+[.$L13]*[$Base.C$4]+[.$M13]*[$Base.C$5]+[.$N13]*[$Base.C$6]+[.$O13]*[$Base.C$7]+[.$Q13]*[$Feature.C$2]+[.$R13]*[$Feature.C$3]+[.$S13]*[$Feature.C$4]+[.$V13]*[$Feature.C$7]+[.$W13]*[$Feature.C$8]+1+IF([.E13]=&quot;&quot;;0;1)+IF([.$B13]=&quot;&quot;;0;1)+[.H13]" office:value-type="float" office:value="5">
            <text:p>5</text:p>
          </table:table-cell>
          <table:table-cell table:style-name="ce86" table:formula="of:=[.$J13]*[$Base.D$2]+[.$K13]*[$Base.D$3]+[.$L13]*[$Base.D$4]+[.$M13]*[$Base.D$5]+[.$N13]*[$Base.D$6]+[.$O13]*[$Base.D$7]+[.$Q13]*[$Feature.D$2]+[.$R13]*[$Feature.D$3]+[.$S13]*[$Feature.D$4]+[.$T13]*[$Feature.D$5]+[.$U13]*[$Feature.D$6]+([.$V13]+[.$W13])*[$Feature.D$7]+1+IF([.F13]=&quot;&quot;;0;1)+2*[.I13]" office:value-type="float" office:value="22">
            <text:p>22</text:p>
          </table:table-cell>
          <table:table-cell table:style-name="ce63" table:formula="of:=[.$J13]*[$Base.E$2]+[.$K13]*[$Base.E$3]+[.$L13]*[$Base.E$4]+[.$M13]*[$Base.E$5]+[.$N13]*[$Base.E$6]+[.$O13]*[$Base.E$7]+[.$Q13]*[$Feature.E$2]+[.$R13]*[$Feature.E$3]+[.$S13]*[$Feature.E$4]+[.$V13]*[$Feature.E$7]+[.$W13]*[$Feature.E$8]+IF([.C13]=&quot;&quot;;0;2)" office:value-type="float" office:value="0">
            <text:p>0</text:p>
          </table:table-cell>
          <table:table-cell table:style-name="ce55" table:number-columns-repeated="993"/>
        </table:table-row>
        <table:table-row table:style-name="ro3">
          <table:table-cell table:style-name="ce8" office:value-type="string">
            <text:p>Poor1</text:p>
          </table:table-cell>
          <table:table-cell table:style-name="ce16"/>
          <table:table-cell table:style-name="ce23"/>
          <table:table-cell table:number-columns-repeated="2" table:style-name="ce28"/>
          <table:table-cell table:style-name="ce35"/>
          <table:table-cell table:style-name="ce40"/>
          <table:table-cell table:style-name="ce40" office:value-type="float" office:value="2">
            <text:p>2</text:p>
          </table:table-cell>
          <table:table-cell table:style-name="ce45"/>
          <table:table-cell table:style-name="ce51" office:value-type="float" office:value="6">
            <text:p>6</text:p>
          </table:table-cell>
          <table:table-cell table:style-name="ce56" office:value-type="float" office:value="5">
            <text:p>5</text:p>
          </table:table-cell>
          <table:table-cell table:number-columns-repeated="4" table:style-name="ce56"/>
          <table:table-cell table:style-name="ce64" table:formula="of:=20-([.J14]+[.K14]+[.L14]+[.M14]+[.N14]+[.O14])" office:value-type="float" office:value="9">
            <text:p>9</text:p>
          </table:table-cell>
          <table:table-cell table:style-name="ce51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71"/>
          <table:table-cell table:style-name="ce40" office:value-type="float" office:value="4">
            <text:p>4</text:p>
          </table:table-cell>
          <table:table-cell table:style-name="ce40"/>
          <table:table-cell table:style-name="ce74"/>
          <table:table-cell table:style-name="ce45"/>
          <table:table-cell table:style-name="ce81" table:formula="of:=[.$J14]*[$Base.B$2]+[.$K14]*[$Base.B$3]+[.$L14]*[$Base.B$4]+[.$M14]*[$Base.B$5]+[.$N14]*[$Base.B$6]+[.$O14]*[$Base.B$7]+[.$Q14]*[$Feature.B$2]+[.$R14]*[$Feature.B$3]+[.$S14]*[$Feature.B$4]+[.$T14]*[$Feature.B$5]+[.$U14]*[$Feature.B$6]+[.$V14]*[$Feature.B$7]+[.$W14]*[$Feature.B$8]+2+IF([.D14]=&quot;&quot;;0;1)+[.G14]" office:value-type="float" office:value="18">
            <text:p>18</text:p>
          </table:table-cell>
          <table:table-cell table:style-name="ce87" table:formula="of:=[.$J14]*[$Base.C$2]+[.$K14]*[$Base.C$3]+[.$L14]*[$Base.C$4]+[.$M14]*[$Base.C$5]+[.$N14]*[$Base.C$6]+[.$O14]*[$Base.C$7]+[.$Q14]*[$Feature.C$2]+[.$R14]*[$Feature.C$3]+[.$S14]*[$Feature.C$4]+[.$T14]*[$Feature.C$5]+[.$U14]*[$Feature.C$6]+[.$V14]*[$Feature.C$7]+[.$W14]*[$Feature.C$8]+1+IF([.E14]=&quot;&quot;;0;1)+IF([.$B14]=&quot;&quot;;0;1)+[.H14]" office:value-type="float" office:value="16">
            <text:p>16</text:p>
          </table:table-cell>
          <table:table-cell table:style-name="ce91" table:formula="of:=[.$J14]*[$Base.D$2]+[.$K14]*[$Base.D$3]+[.$L14]*[$Base.D$4]+[.$M14]*[$Base.D$5]+[.$N14]*[$Base.D$6]+[.$O14]*[$Base.D$7]+[.$Q14]*[$Feature.D$2]+[.$R14]*[$Feature.D$3]+[.$S14]*[$Feature.D$4]+[.$T14]*[$Feature.D$5]+[.$U14]*[$Feature.D$6]+[.$V14]*[$Feature.D$7]+[.$W14]*[$Feature.D$8]+1+IF([.F14]=&quot;&quot;;0;1)+2*[.I14]" office:value-type="float" office:value="3">
            <text:p>3</text:p>
          </table:table-cell>
          <table:table-cell table:style-name="ce95" table:formula="of:=[.$J14]*[$Base.E$2]+[.$K14]*[$Base.E$3]+[.$L14]*[$Base.E$4]+[.$M14]*[$Base.E$5]+[.$N14]*[$Base.E$6]+[.$O14]*[$Base.E$7]+[.$Q14]*[$Feature.E$2]+[.$R14]*[$Feature.E$3]+[.$S14]*[$Feature.E$4]+[.$T14]*[$Feature.E$5]+[.$U14]*[$Feature.E$6]+[.$V14]*[$Feature.E$7]+[.$W14]*[$Feature.E$8]+IF([.C14]=&quot;&quot;;0;2)" office:value-type="float" office:value="1.6">
            <text:p>1.6</text:p>
          </table:table-cell>
          <table:table-cell table:style-name="ce81" table:formula="of:=[.$J14]*[$Base.B$2]+[.$K14]*[$Base.B$3]+[.$L14]*[$Base.B$4]+[.$M14]*[$Base.B$5]+[.$N14]*[$Base.B$6]+[.$O14]*[$Base.B$7]+[.$Q14]*[$Feature.B$2]+[.$R14]*[$Feature.B$3]+[.$S14]*[$Feature.B$4]+[.$V14]*[$Feature.B$7]+[.$W14]*[$Feature.B$8]+2+IF([.D14]=&quot;&quot;;0;1)+[.G14]" office:value-type="float" office:value="18">
            <text:p>18</text:p>
          </table:table-cell>
          <table:table-cell table:style-name="ce91" table:formula="of:=[.$J14]*[$Base.C$2]+[.$K14]*[$Base.C$3]+[.$L14]*[$Base.C$4]+[.$M14]*[$Base.C$5]+[.$N14]*[$Base.C$6]+[.$O14]*[$Base.C$7]+[.$Q14]*[$Feature.C$2]+[.$R14]*[$Feature.C$3]+[.$S14]*[$Feature.C$4]+[.$V14]*[$Feature.C$7]+[.$W14]*[$Feature.C$8]+1+IF([.E14]=&quot;&quot;;0;1)+IF([.$B14]=&quot;&quot;;0;1)+[.H14]" office:value-type="float" office:value="12">
            <text:p>12</text:p>
          </table:table-cell>
          <table:table-cell table:style-name="ce91" table:formula="of:=[.$J14]*[$Base.D$2]+[.$K14]*[$Base.D$3]+[.$L14]*[$Base.D$4]+[.$M14]*[$Base.D$5]+[.$N14]*[$Base.D$6]+[.$O14]*[$Base.D$7]+[.$Q14]*[$Feature.D$2]+[.$R14]*[$Feature.D$3]+[.$S14]*[$Feature.D$4]+[.$T14]*[$Feature.D$5]+[.$U14]*[$Feature.D$6]+([.$V14]+[.$W14])*[$Feature.D$7]+1+IF([.F14]=&quot;&quot;;0;1)+2*[.I14]" office:value-type="float" office:value="3">
            <text:p>3</text:p>
          </table:table-cell>
          <table:table-cell table:style-name="ce64" table:formula="of:=[.$J14]*[$Base.E$2]+[.$K14]*[$Base.E$3]+[.$L14]*[$Base.E$4]+[.$M14]*[$Base.E$5]+[.$N14]*[$Base.E$6]+[.$O14]*[$Base.E$7]+[.$Q14]*[$Feature.E$2]+[.$R14]*[$Feature.E$3]+[.$S14]*[$Feature.E$4]+[.$V14]*[$Feature.E$7]+[.$W14]*[$Feature.E$8]+IF([.C14]=&quot;&quot;;0;2)" office:value-type="float" office:value="0">
            <text:p>0</text:p>
          </table:table-cell>
          <table:table-cell table:style-name="ce99" table:number-columns-repeated="993"/>
        </table:table-row>
        <table:table-row table:style-name="ro3">
          <table:table-cell table:style-name="ce4" office:value-type="string">
            <text:p>Poor2</text:p>
          </table:table-cell>
          <table:table-cell table:style-name="ce12"/>
          <table:table-cell table:style-name="ce19"/>
          <table:table-cell table:number-columns-repeated="2" table:style-name="ce25"/>
          <table:table-cell table:style-name="ce31"/>
          <table:table-cell table:style-name="ce36"/>
          <table:table-cell table:style-name="ce36" office:value-type="float" office:value="2">
            <text:p>2</text:p>
          </table:table-cell>
          <table:table-cell table:style-name="ce41"/>
          <table:table-cell table:style-name="ce47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number-columns-repeated="4"/>
          <table:table-cell table:style-name="ce2" table:formula="of:=20-([.J15]+[.K15]+[.L15]+[.M15]+[.N15]+[.O15])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36" office:value-type="float" office:value="4">
            <text:p>4</text:p>
          </table:table-cell>
          <table:table-cell table:number-columns-repeated="2" table:style-name="ce36"/>
          <table:table-cell table:style-name="ce41"/>
          <table:table-cell table:style-name="ce77" table:formula="of:=[.$J15]*[$Base.B$2]+[.$K15]*[$Base.B$3]+[.$L15]*[$Base.B$4]+[.$M15]*[$Base.B$5]+[.$N15]*[$Base.B$6]+[.$O15]*[$Base.B$7]+[.$Q15]*[$Feature.B$2]+[.$R15]*[$Feature.B$3]+[.$S15]*[$Feature.B$4]+[.$T15]*[$Feature.B$5]+[.$U15]*[$Feature.B$6]+[.$V15]*[$Feature.B$7]+[.$W15]*[$Feature.B$8]+2+IF([.D15]=&quot;&quot;;0;1)+[.G15]" office:value-type="float" office:value="19">
            <text:p>19</text:p>
          </table:table-cell>
          <table:table-cell table:style-name="ce83" table:formula="of:=[.$J15]*[$Base.C$2]+[.$K15]*[$Base.C$3]+[.$L15]*[$Base.C$4]+[.$M15]*[$Base.C$5]+[.$N15]*[$Base.C$6]+[.$O15]*[$Base.C$7]+[.$Q15]*[$Feature.C$2]+[.$R15]*[$Feature.C$3]+[.$S15]*[$Feature.C$4]+[.$T15]*[$Feature.C$5]+[.$U15]*[$Feature.C$6]+[.$V15]*[$Feature.C$7]+[.$W15]*[$Feature.C$8]+1+IF([.E15]=&quot;&quot;;0;1)+IF([.$B15]=&quot;&quot;;0;1)+[.H15]" office:value-type="float" office:value="16">
            <text:p>16</text:p>
          </table:table-cell>
          <table:table-cell table:style-name="ce83" table:formula="of:=[.$J15]*[$Base.D$2]+[.$K15]*[$Base.D$3]+[.$L15]*[$Base.D$4]+[.$M15]*[$Base.D$5]+[.$N15]*[$Base.D$6]+[.$O15]*[$Base.D$7]+[.$Q15]*[$Feature.D$2]+[.$R15]*[$Feature.D$3]+[.$S15]*[$Feature.D$4]+[.$T15]*[$Feature.D$5]+[.$U15]*[$Feature.D$6]+[.$V15]*[$Feature.D$7]+[.$W15]*[$Feature.D$8]+1+IF([.F15]=&quot;&quot;;0;1)+2*[.I15]" office:value-type="float" office:value="5">
            <text:p>5</text:p>
          </table:table-cell>
          <table:table-cell table:style-name="ce94" table:formula="of:=[.$J15]*[$Base.E$2]+[.$K15]*[$Base.E$3]+[.$L15]*[$Base.E$4]+[.$M15]*[$Base.E$5]+[.$N15]*[$Base.E$6]+[.$O15]*[$Base.E$7]+[.$Q15]*[$Feature.E$2]+[.$R15]*[$Feature.E$3]+[.$S15]*[$Feature.E$4]+[.$T15]*[$Feature.E$5]+[.$U15]*[$Feature.E$6]+[.$V15]*[$Feature.E$7]+[.$W15]*[$Feature.E$8]+IF([.C15]=&quot;&quot;;0;2)" office:value-type="float" office:value="1.6">
            <text:p>1.6</text:p>
          </table:table-cell>
          <table:table-cell table:style-name="ce77" table:formula="of:=[.$J15]*[$Base.B$2]+[.$K15]*[$Base.B$3]+[.$L15]*[$Base.B$4]+[.$M15]*[$Base.B$5]+[.$N15]*[$Base.B$6]+[.$O15]*[$Base.B$7]+[.$Q15]*[$Feature.B$2]+[.$R15]*[$Feature.B$3]+[.$S15]*[$Feature.B$4]+[.$V15]*[$Feature.B$7]+[.$W15]*[$Feature.B$8]+2+IF([.D15]=&quot;&quot;;0;1)+[.G15]" office:value-type="float" office:value="19">
            <text:p>19</text:p>
          </table:table-cell>
          <table:table-cell table:style-name="ce83" table:formula="of:=[.$J15]*[$Base.C$2]+[.$K15]*[$Base.C$3]+[.$L15]*[$Base.C$4]+[.$M15]*[$Base.C$5]+[.$N15]*[$Base.C$6]+[.$O15]*[$Base.C$7]+[.$Q15]*[$Feature.C$2]+[.$R15]*[$Feature.C$3]+[.$S15]*[$Feature.C$4]+[.$V15]*[$Feature.C$7]+[.$W15]*[$Feature.C$8]+1+IF([.E15]=&quot;&quot;;0;1)+IF([.$B15]=&quot;&quot;;0;1)+[.H15]" office:value-type="float" office:value="12">
            <text:p>12</text:p>
          </table:table-cell>
          <table:table-cell table:style-name="ce83" table:formula="of:=[.$J15]*[$Base.D$2]+[.$K15]*[$Base.D$3]+[.$L15]*[$Base.D$4]+[.$M15]*[$Base.D$5]+[.$N15]*[$Base.D$6]+[.$O15]*[$Base.D$7]+[.$Q15]*[$Feature.D$2]+[.$R15]*[$Feature.D$3]+[.$S15]*[$Feature.D$4]+[.$T15]*[$Feature.D$5]+[.$U15]*[$Feature.D$6]+([.$V15]+[.$W15])*[$Feature.D$7]+1+IF([.F15]=&quot;&quot;;0;1)+2*[.I15]" office:value-type="float" office:value="5">
            <text:p>5</text:p>
          </table:table-cell>
          <table:table-cell table:style-name="ce2" table:formula="of:=[.$J15]*[$Base.E$2]+[.$K15]*[$Base.E$3]+[.$L15]*[$Base.E$4]+[.$M15]*[$Base.E$5]+[.$N15]*[$Base.E$6]+[.$O15]*[$Base.E$7]+[.$Q15]*[$Feature.E$2]+[.$R15]*[$Feature.E$3]+[.$S15]*[$Feature.E$4]+[.$V15]*[$Feature.E$7]+[.$W15]*[$Feature.E$8]+IF([.C15]=&quot;&quot;;0;2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>
            <text:p>Poor3</text:p>
          </table:table-cell>
          <table:table-cell table:style-name="ce13"/>
          <table:table-cell table:style-name="ce20"/>
          <table:table-cell table:number-columns-repeated="2" table:style-name="ce26"/>
          <table:table-cell table:style-name="ce32"/>
          <table:table-cell table:style-name="ce37"/>
          <table:table-cell table:style-name="ce37" office:value-type="float" office:value="2">
            <text:p>2</text:p>
          </table:table-cell>
          <table:table-cell table:style-name="ce42"/>
          <table:table-cell table:style-name="ce48" office:value-type="float" office:value="6">
            <text:p>6</text:p>
          </table:table-cell>
          <table:table-cell table:style-name="ce53" office:value-type="float" office:value="5">
            <text:p>5</text:p>
          </table:table-cell>
          <table:table-cell table:number-columns-repeated="4" table:style-name="ce53"/>
          <table:table-cell table:style-name="ce61" table:formula="of:=20-([.J16]+[.K16]+[.L16]+[.M16]+[.N16]+[.O16])" office:value-type="float" office:value="9">
            <text:p>9</text:p>
          </table:table-cell>
          <table:table-cell table:style-name="ce48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69"/>
          <table:table-cell table:style-name="ce37" office:value-type="float" office:value="4">
            <text:p>4</text:p>
          </table:table-cell>
          <table:table-cell table:style-name="ce37"/>
          <table:table-cell table:style-name="ce72"/>
          <table:table-cell table:style-name="ce42"/>
          <table:table-cell table:style-name="ce78" table:formula="of:=[.$J16]*[$Base.B$2]+[.$K16]*[$Base.B$3]+[.$L16]*[$Base.B$4]+[.$M16]*[$Base.B$5]+[.$N16]*[$Base.B$6]+[.$O16]*[$Base.B$7]+[.$Q16]*[$Feature.B$2]+[.$R16]*[$Feature.B$3]+[.$S16]*[$Feature.B$4]+[.$T16]*[$Feature.B$5]+[.$U16]*[$Feature.B$6]+[.$V16]*[$Feature.B$7]+[.$W16]*[$Feature.B$8]+2+IF([.D16]=&quot;&quot;;0;1)+[.G16]" office:value-type="float" office:value="21">
            <text:p>21</text:p>
          </table:table-cell>
          <table:table-cell table:style-name="ce84" table:formula="of:=[.$J16]*[$Base.C$2]+[.$K16]*[$Base.C$3]+[.$L16]*[$Base.C$4]+[.$M16]*[$Base.C$5]+[.$N16]*[$Base.C$6]+[.$O16]*[$Base.C$7]+[.$Q16]*[$Feature.C$2]+[.$R16]*[$Feature.C$3]+[.$S16]*[$Feature.C$4]+[.$T16]*[$Feature.C$5]+[.$U16]*[$Feature.C$6]+[.$V16]*[$Feature.C$7]+[.$W16]*[$Feature.C$8]+1+IF([.E16]=&quot;&quot;;0;1)+IF([.$B16]=&quot;&quot;;0;1)+[.H16]" office:value-type="float" office:value="16">
            <text:p>16</text:p>
          </table:table-cell>
          <table:table-cell table:style-name="ce89" table:formula="of:=[.$J16]*[$Base.D$2]+[.$K16]*[$Base.D$3]+[.$L16]*[$Base.D$4]+[.$M16]*[$Base.D$5]+[.$N16]*[$Base.D$6]+[.$O16]*[$Base.D$7]+[.$Q16]*[$Feature.D$2]+[.$R16]*[$Feature.D$3]+[.$S16]*[$Feature.D$4]+[.$T16]*[$Feature.D$5]+[.$U16]*[$Feature.D$6]+[.$V16]*[$Feature.D$7]+[.$W16]*[$Feature.D$8]+1+IF([.F16]=&quot;&quot;;0;1)+2*[.I16]" office:value-type="float" office:value="5">
            <text:p>5</text:p>
          </table:table-cell>
          <table:table-cell table:style-name="ce95" table:formula="of:=[.$J16]*[$Base.E$2]+[.$K16]*[$Base.E$3]+[.$L16]*[$Base.E$4]+[.$M16]*[$Base.E$5]+[.$N16]*[$Base.E$6]+[.$O16]*[$Base.E$7]+[.$Q16]*[$Feature.E$2]+[.$R16]*[$Feature.E$3]+[.$S16]*[$Feature.E$4]+[.$T16]*[$Feature.E$5]+[.$U16]*[$Feature.E$6]+[.$V16]*[$Feature.E$7]+[.$W16]*[$Feature.E$8]+IF([.C16]=&quot;&quot;;0;2)" office:value-type="float" office:value="1.6">
            <text:p>1.6</text:p>
          </table:table-cell>
          <table:table-cell table:style-name="ce78" table:formula="of:=[.$J16]*[$Base.B$2]+[.$K16]*[$Base.B$3]+[.$L16]*[$Base.B$4]+[.$M16]*[$Base.B$5]+[.$N16]*[$Base.B$6]+[.$O16]*[$Base.B$7]+[.$Q16]*[$Feature.B$2]+[.$R16]*[$Feature.B$3]+[.$S16]*[$Feature.B$4]+[.$V16]*[$Feature.B$7]+[.$W16]*[$Feature.B$8]+2+IF([.D16]=&quot;&quot;;0;1)+[.G16]" office:value-type="float" office:value="21">
            <text:p>21</text:p>
          </table:table-cell>
          <table:table-cell table:style-name="ce89" table:formula="of:=[.$J16]*[$Base.C$2]+[.$K16]*[$Base.C$3]+[.$L16]*[$Base.C$4]+[.$M16]*[$Base.C$5]+[.$N16]*[$Base.C$6]+[.$O16]*[$Base.C$7]+[.$Q16]*[$Feature.C$2]+[.$R16]*[$Feature.C$3]+[.$S16]*[$Feature.C$4]+[.$V16]*[$Feature.C$7]+[.$W16]*[$Feature.C$8]+1+IF([.E16]=&quot;&quot;;0;1)+IF([.$B16]=&quot;&quot;;0;1)+[.H16]" office:value-type="float" office:value="12">
            <text:p>12</text:p>
          </table:table-cell>
          <table:table-cell table:style-name="ce89" table:formula="of:=[.$J16]*[$Base.D$2]+[.$K16]*[$Base.D$3]+[.$L16]*[$Base.D$4]+[.$M16]*[$Base.D$5]+[.$N16]*[$Base.D$6]+[.$O16]*[$Base.D$7]+[.$Q16]*[$Feature.D$2]+[.$R16]*[$Feature.D$3]+[.$S16]*[$Feature.D$4]+[.$T16]*[$Feature.D$5]+[.$U16]*[$Feature.D$6]+([.$V16]+[.$W16])*[$Feature.D$7]+1+IF([.F16]=&quot;&quot;;0;1)+2*[.I16]" office:value-type="float" office:value="5">
            <text:p>5</text:p>
          </table:table-cell>
          <table:table-cell table:style-name="ce61" table:formula="of:=[.$J16]*[$Base.E$2]+[.$K16]*[$Base.E$3]+[.$L16]*[$Base.E$4]+[.$M16]*[$Base.E$5]+[.$N16]*[$Base.E$6]+[.$O16]*[$Base.E$7]+[.$Q16]*[$Feature.E$2]+[.$R16]*[$Feature.E$3]+[.$S16]*[$Feature.E$4]+[.$V16]*[$Feature.E$7]+[.$W16]*[$Feature.E$8]+IF([.C16]=&quot;&quot;;0;2)" office:value-type="float" office:value="0">
            <text:p>0</text:p>
          </table:table-cell>
          <table:table-cell table:style-name="ce98" table:number-columns-repeated="993"/>
        </table:table-row>
        <table:table-row table:style-name="ro3">
          <table:table-cell table:style-name="ce7" office:value-type="string">
            <text:p>Teste1</text:p>
          </table:table-cell>
          <table:table-cell table:style-name="ce15"/>
          <table:table-cell table:number-columns-repeated="3" table:style-name="ce22"/>
          <table:table-cell table:style-name="ce34"/>
          <table:table-cell table:style-name="ce39" office:value-type="float" office:value="1">
            <text:p>1</text:p>
          </table:table-cell>
          <table:table-cell table:style-name="ce39"/>
          <table:table-cell table:style-name="ce44"/>
          <table:table-cell table:style-name="ce50" office:value-type="float" office:value="10">
            <text:p>10</text:p>
          </table:table-cell>
          <table:table-cell table:number-columns-repeated="2" table:style-name="ce55"/>
          <table:table-cell table:style-name="ce55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5"/>
          <table:table-cell table:style-name="ce63" table:formula="of:=20-([.J17]+[.K17]+[.L17]+[.M17]+[.N17]+[.O17])" office:value-type="float" office:value="0">
            <text:p>0</text:p>
          </table:table-cell>
          <table:table-cell table:style-name="ce55" office:value-type="float" office:value="4">
            <text:p>4</text:p>
          </table:table-cell>
          <table:table-cell table:number-columns-repeated="2" table:style-name="ce55"/>
          <table:table-cell table:style-name="ce39"/>
          <table:table-cell table:style-name="ce39" office:value-type="float" office:value="10">
            <text:p>10</text:p>
          </table:table-cell>
          <table:table-cell table:style-name="ce39"/>
          <table:table-cell table:style-name="ce44" office:value-type="float" office:value="3">
            <text:p>3</text:p>
          </table:table-cell>
          <table:table-cell table:style-name="ce80" table:formula="of:=[.$J17]*[$Base.B$2]+[.$K17]*[$Base.B$3]+[.$L17]*[$Base.B$4]+[.$M17]*[$Base.B$5]+[.$N17]*[$Base.B$6]+[.$O17]*[$Base.B$7]+[.$Q17]*[$Feature.B$2]+[.$R17]*[$Feature.B$3]+[.$S17]*[$Feature.B$4]+[.$T17]*[$Feature.B$5]+[.$U17]*[$Feature.B$6]+[.$V17]*[$Feature.B$7]+[.$W17]*[$Feature.B$8]+2+IF([.D17]=&quot;&quot;;0;1)+[.G17]" office:value-type="float" office:value="19">
            <text:p>19</text:p>
          </table:table-cell>
          <table:table-cell table:style-name="ce86" table:formula="of:=[.$J17]*[$Base.C$2]+[.$K17]*[$Base.C$3]+[.$L17]*[$Base.C$4]+[.$M17]*[$Base.C$5]+[.$N17]*[$Base.C$6]+[.$O17]*[$Base.C$7]+[.$Q17]*[$Feature.C$2]+[.$R17]*[$Feature.C$3]+[.$S17]*[$Feature.C$4]+[.$T17]*[$Feature.C$5]+[.$U17]*[$Feature.C$6]+[.$V17]*[$Feature.C$7]+[.$W17]*[$Feature.C$8]+1+IF([.E17]=&quot;&quot;;0;1)+IF([.$B17]=&quot;&quot;;0;1)+[.H17]" office:value-type="float" office:value="5">
            <text:p>5</text:p>
          </table:table-cell>
          <table:table-cell table:style-name="ce86" table:formula="of:=[.$J17]*[$Base.D$2]+[.$K17]*[$Base.D$3]+[.$L17]*[$Base.D$4]+[.$M17]*[$Base.D$5]+[.$N17]*[$Base.D$6]+[.$O17]*[$Base.D$7]+[.$Q17]*[$Feature.D$2]+[.$R17]*[$Feature.D$3]+[.$S17]*[$Feature.D$4]+[.$T17]*[$Feature.D$5]+[.$U17]*[$Feature.D$6]+[.$V17]*[$Feature.D$7]+[.$W17]*[$Feature.D$8]+1+IF([.F17]=&quot;&quot;;0;1)+2*[.I17]" office:value-type="float" office:value="19">
            <text:p>19</text:p>
          </table:table-cell>
          <table:table-cell table:style-name="ce96" table:formula="of:=[.$J17]*[$Base.E$2]+[.$K17]*[$Base.E$3]+[.$L17]*[$Base.E$4]+[.$M17]*[$Base.E$5]+[.$N17]*[$Base.E$6]+[.$O17]*[$Base.E$7]+[.$Q17]*[$Feature.E$2]+[.$R17]*[$Feature.E$3]+[.$S17]*[$Feature.E$4]+[.$T17]*[$Feature.E$5]+[.$U17]*[$Feature.E$6]+[.$V17]*[$Feature.E$7]+[.$W17]*[$Feature.E$8]+IF([.C17]=&quot;&quot;;0;2)" office:value-type="float" office:value="-2.5">
            <text:p>-2.5</text:p>
          </table:table-cell>
          <table:table-cell table:style-name="ce80" table:formula="of:=[.$J17]*[$Base.B$2]+[.$K17]*[$Base.B$3]+[.$L17]*[$Base.B$4]+[.$M17]*[$Base.B$5]+[.$N17]*[$Base.B$6]+[.$O17]*[$Base.B$7]+[.$Q17]*[$Feature.B$2]+[.$R17]*[$Feature.B$3]+[.$S17]*[$Feature.B$4]+[.$V17]*[$Feature.B$7]+[.$W17]*[$Feature.B$8]+2+IF([.D17]=&quot;&quot;;0;1)+[.G17]" office:value-type="float" office:value="29">
            <text:p>29</text:p>
          </table:table-cell>
          <table:table-cell table:style-name="ce86" table:formula="of:=[.$J17]*[$Base.C$2]+[.$K17]*[$Base.C$3]+[.$L17]*[$Base.C$4]+[.$M17]*[$Base.C$5]+[.$N17]*[$Base.C$6]+[.$O17]*[$Base.C$7]+[.$Q17]*[$Feature.C$2]+[.$R17]*[$Feature.C$3]+[.$S17]*[$Feature.C$4]+[.$V17]*[$Feature.C$7]+[.$W17]*[$Feature.C$8]+1+IF([.E17]=&quot;&quot;;0;1)+IF([.$B17]=&quot;&quot;;0;1)+[.H17]" office:value-type="float" office:value="5">
            <text:p>5</text:p>
          </table:table-cell>
          <table:table-cell table:style-name="ce86" table:formula="of:=[.$J17]*[$Base.D$2]+[.$K17]*[$Base.D$3]+[.$L17]*[$Base.D$4]+[.$M17]*[$Base.D$5]+[.$N17]*[$Base.D$6]+[.$O17]*[$Base.D$7]+[.$Q17]*[$Feature.D$2]+[.$R17]*[$Feature.D$3]+[.$S17]*[$Feature.D$4]+[.$T17]*[$Feature.D$5]+[.$U17]*[$Feature.D$6]+([.$V17]+[.$W17])*[$Feature.D$7]+1+IF([.F17]=&quot;&quot;;0;1)+2*[.I17]" office:value-type="float" office:value="22">
            <text:p>22</text:p>
          </table:table-cell>
          <table:table-cell table:style-name="ce63" table:formula="of:=[.$J17]*[$Base.E$2]+[.$K17]*[$Base.E$3]+[.$L17]*[$Base.E$4]+[.$M17]*[$Base.E$5]+[.$N17]*[$Base.E$6]+[.$O17]*[$Base.E$7]+[.$Q17]*[$Feature.E$2]+[.$R17]*[$Feature.E$3]+[.$S17]*[$Feature.E$4]+[.$V17]*[$Feature.E$7]+[.$W17]*[$Feature.E$8]+IF([.C17]=&quot;&quot;;0;2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style-name="ce8" office:value-type="string">
            <text:p>Earth1</text:p>
          </table:table-cell>
          <table:table-cell table:style-name="ce16"/>
          <table:table-cell table:style-name="ce23" office:value-type="string">
            <text:p>x</text:p>
          </table:table-cell>
          <table:table-cell table:number-columns-repeated="2" table:style-name="ce28"/>
          <table:table-cell table:style-name="ce35"/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51" office:value-type="float" office:value="6">
            <text:p>6</text:p>
          </table:table-cell>
          <table:table-cell table:style-name="ce56" office:value-type="float" office:value="2">
            <text:p>2</text:p>
          </table:table-cell>
          <table:table-cell table:style-name="ce56"/>
          <table:table-cell table:style-name="ce56" office:value-type="float" office:value="12">
            <text:p>12</text:p>
          </table:table-cell>
          <table:table-cell table:number-columns-repeated="2" table:style-name="ce56"/>
          <table:table-cell table:style-name="ce64" table:formula="of:=20-([.J18]+[.K18]+[.L18]+[.M18]+[.N18]+[.O18])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56"/>
          <table:table-cell table:style-name="ce71"/>
          <table:table-cell table:style-name="ce40" office:value-type="float" office:value="4">
            <text:p>4</text:p>
          </table:table-cell>
          <table:table-cell table:style-name="ce40"/>
          <table:table-cell table:style-name="ce74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81" table:formula="of:=[.$J18]*[$Base.B$2]+[.$K18]*[$Base.B$3]+[.$L18]*[$Base.B$4]+[.$M18]*[$Base.B$5]+[.$N18]*[$Base.B$6]+[.$O18]*[$Base.B$7]+[.$Q18]*[$Feature.B$2]+[.$R18]*[$Feature.B$3]+[.$S18]*[$Feature.B$4]+[.$T18]*[$Feature.B$5]+[.$U18]*[$Feature.B$6]+[.$V18]*[$Feature.B$7]+[.$W18]*[$Feature.B$8]+2+IF([.D18]=&quot;&quot;;0;1)+[.G18]" office:value-type="float" office:value="26">
            <text:p>26</text:p>
          </table:table-cell>
          <table:table-cell table:style-name="ce87" table:formula="of:=[.$J18]*[$Base.C$2]+[.$K18]*[$Base.C$3]+[.$L18]*[$Base.C$4]+[.$M18]*[$Base.C$5]+[.$N18]*[$Base.C$6]+[.$O18]*[$Base.C$7]+[.$Q18]*[$Feature.C$2]+[.$R18]*[$Feature.C$3]+[.$S18]*[$Feature.C$4]+[.$T18]*[$Feature.C$5]+[.$U18]*[$Feature.C$6]+[.$V18]*[$Feature.C$7]+[.$W18]*[$Feature.C$8]+1+IF([.E18]=&quot;&quot;;0;1)+IF([.$B18]=&quot;&quot;;0;1)+[.H18]" office:value-type="float" office:value="13">
            <text:p>13</text:p>
          </table:table-cell>
          <table:table-cell table:style-name="ce91" table:formula="of:=[.$J18]*[$Base.D$2]+[.$K18]*[$Base.D$3]+[.$L18]*[$Base.D$4]+[.$M18]*[$Base.D$5]+[.$N18]*[$Base.D$6]+[.$O18]*[$Base.D$7]+[.$Q18]*[$Feature.D$2]+[.$R18]*[$Feature.D$3]+[.$S18]*[$Feature.D$4]+[.$T18]*[$Feature.D$5]+[.$U18]*[$Feature.D$6]+[.$V18]*[$Feature.D$7]+[.$W18]*[$Feature.D$8]+1+IF([.F18]=&quot;&quot;;0;1)+2*[.I18]" office:value-type="float" office:value="29">
            <text:p>29</text:p>
          </table:table-cell>
          <table:table-cell table:style-name="ce95" table:formula="of:=[.$J18]*[$Base.E$2]+[.$K18]*[$Base.E$3]+[.$L18]*[$Base.E$4]+[.$M18]*[$Base.E$5]+[.$N18]*[$Base.E$6]+[.$O18]*[$Base.E$7]+[.$Q18]*[$Feature.E$2]+[.$R18]*[$Feature.E$3]+[.$S18]*[$Feature.E$4]+[.$T18]*[$Feature.E$5]+[.$U18]*[$Feature.E$6]+[.$V18]*[$Feature.E$7]+[.$W18]*[$Feature.E$8]+IF([.C18]=&quot;&quot;;0;2)" office:value-type="float" office:value="3.6">
            <text:p>3.6</text:p>
          </table:table-cell>
          <table:table-cell table:style-name="ce81" table:formula="of:=[.$J18]*[$Base.B$2]+[.$K18]*[$Base.B$3]+[.$L18]*[$Base.B$4]+[.$M18]*[$Base.B$5]+[.$N18]*[$Base.B$6]+[.$O18]*[$Base.B$7]+[.$Q18]*[$Feature.B$2]+[.$R18]*[$Feature.B$3]+[.$S18]*[$Feature.B$4]+[.$V18]*[$Feature.B$7]+[.$W18]*[$Feature.B$8]+2+IF([.D18]=&quot;&quot;;0;1)+[.G18]" office:value-type="float" office:value="26">
            <text:p>26</text:p>
          </table:table-cell>
          <table:table-cell table:style-name="ce91" table:formula="of:=[.$J18]*[$Base.C$2]+[.$K18]*[$Base.C$3]+[.$L18]*[$Base.C$4]+[.$M18]*[$Base.C$5]+[.$N18]*[$Base.C$6]+[.$O18]*[$Base.C$7]+[.$Q18]*[$Feature.C$2]+[.$R18]*[$Feature.C$3]+[.$S18]*[$Feature.C$4]+[.$V18]*[$Feature.C$7]+[.$W18]*[$Feature.C$8]+1+IF([.E18]=&quot;&quot;;0;1)+IF([.$B18]=&quot;&quot;;0;1)+[.H18]" office:value-type="float" office:value="9">
            <text:p>9</text:p>
          </table:table-cell>
          <table:table-cell table:style-name="ce91" table:formula="of:=[.$J18]*[$Base.D$2]+[.$K18]*[$Base.D$3]+[.$L18]*[$Base.D$4]+[.$M18]*[$Base.D$5]+[.$N18]*[$Base.D$6]+[.$O18]*[$Base.D$7]+[.$Q18]*[$Feature.D$2]+[.$R18]*[$Feature.D$3]+[.$S18]*[$Feature.D$4]+[.$T18]*[$Feature.D$5]+[.$U18]*[$Feature.D$6]+([.$V18]+[.$W18])*[$Feature.D$7]+1+IF([.F18]=&quot;&quot;;0;1)+2*[.I18]" office:value-type="float" office:value="32">
            <text:p>32</text:p>
          </table:table-cell>
          <table:table-cell table:style-name="ce64" table:formula="of:=[.$J18]*[$Base.E$2]+[.$K18]*[$Base.E$3]+[.$L18]*[$Base.E$4]+[.$M18]*[$Base.E$5]+[.$N18]*[$Base.E$6]+[.$O18]*[$Base.E$7]+[.$Q18]*[$Feature.E$2]+[.$R18]*[$Feature.E$3]+[.$S18]*[$Feature.E$4]+[.$V18]*[$Feature.E$7]+[.$W18]*[$Feature.E$8]+IF([.C18]=&quot;&quot;;0;2)" office:value-type="float" office:value="2">
            <text:p>2</text:p>
          </table:table-cell>
          <table:table-cell table:number-columns-repeated="993"/>
        </table:table-row>
        <table:table-row table:style-name="ro3">
          <table:table-cell table:style-name="ce4" office:value-type="string">
            <text:p>Earth2</text:p>
          </table:table-cell>
          <table:table-cell table:style-name="ce12"/>
          <table:table-cell table:style-name="ce19" office:value-type="string">
            <text:p>x</text:p>
          </table:table-cell>
          <table:table-cell table:number-columns-repeated="2" table:style-name="ce25"/>
          <table:table-cell table:style-name="ce31"/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7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table:formula="of:=20-([.J19]+[.K19]+[.L19]+[.M19]+[.N19]+[.O19])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table:style-name="ce9"/>
          <table:table-cell table:style-name="ce36" office:value-type="float" office:value="6">
            <text:p>6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77" table:formula="of:=[.$J19]*[$Base.B$2]+[.$K19]*[$Base.B$3]+[.$L19]*[$Base.B$4]+[.$M19]*[$Base.B$5]+[.$N19]*[$Base.B$6]+[.$O19]*[$Base.B$7]+[.$Q19]*[$Feature.B$2]+[.$R19]*[$Feature.B$3]+[.$S19]*[$Feature.B$4]+[.$T19]*[$Feature.B$5]+[.$U19]*[$Feature.B$6]+[.$V19]*[$Feature.B$7]+[.$W19]*[$Feature.B$8]+2+IF([.D19]=&quot;&quot;;0;1)+[.G19]" office:value-type="float" office:value="26">
            <text:p>26</text:p>
          </table:table-cell>
          <table:table-cell table:style-name="ce83" table:formula="of:=[.$J19]*[$Base.C$2]+[.$K19]*[$Base.C$3]+[.$L19]*[$Base.C$4]+[.$M19]*[$Base.C$5]+[.$N19]*[$Base.C$6]+[.$O19]*[$Base.C$7]+[.$Q19]*[$Feature.C$2]+[.$R19]*[$Feature.C$3]+[.$S19]*[$Feature.C$4]+[.$T19]*[$Feature.C$5]+[.$U19]*[$Feature.C$6]+[.$V19]*[$Feature.C$7]+[.$W19]*[$Feature.C$8]+1+IF([.E19]=&quot;&quot;;0;1)+IF([.$B19]=&quot;&quot;;0;1)+[.H19]" office:value-type="float" office:value="17">
            <text:p>17</text:p>
          </table:table-cell>
          <table:table-cell table:style-name="ce83" table:formula="of:=[.$J19]*[$Base.D$2]+[.$K19]*[$Base.D$3]+[.$L19]*[$Base.D$4]+[.$M19]*[$Base.D$5]+[.$N19]*[$Base.D$6]+[.$O19]*[$Base.D$7]+[.$Q19]*[$Feature.D$2]+[.$R19]*[$Feature.D$3]+[.$S19]*[$Feature.D$4]+[.$T19]*[$Feature.D$5]+[.$U19]*[$Feature.D$6]+[.$V19]*[$Feature.D$7]+[.$W19]*[$Feature.D$8]+1+IF([.F19]=&quot;&quot;;0;1)+2*[.I19]" office:value-type="float" office:value="25">
            <text:p>25</text:p>
          </table:table-cell>
          <table:table-cell table:style-name="ce94" table:formula="of:=[.$J19]*[$Base.E$2]+[.$K19]*[$Base.E$3]+[.$L19]*[$Base.E$4]+[.$M19]*[$Base.E$5]+[.$N19]*[$Base.E$6]+[.$O19]*[$Base.E$7]+[.$Q19]*[$Feature.E$2]+[.$R19]*[$Feature.E$3]+[.$S19]*[$Feature.E$4]+[.$T19]*[$Feature.E$5]+[.$U19]*[$Feature.E$6]+[.$V19]*[$Feature.E$7]+[.$W19]*[$Feature.E$8]+IF([.C19]=&quot;&quot;;0;2)" office:value-type="float" office:value="4.4">
            <text:p>4.4</text:p>
          </table:table-cell>
          <table:table-cell table:style-name="ce77" table:formula="of:=[.$J19]*[$Base.B$2]+[.$K19]*[$Base.B$3]+[.$L19]*[$Base.B$4]+[.$M19]*[$Base.B$5]+[.$N19]*[$Base.B$6]+[.$O19]*[$Base.B$7]+[.$Q19]*[$Feature.B$2]+[.$R19]*[$Feature.B$3]+[.$S19]*[$Feature.B$4]+[.$V19]*[$Feature.B$7]+[.$W19]*[$Feature.B$8]+2+IF([.D19]=&quot;&quot;;0;1)+[.G19]" office:value-type="float" office:value="26">
            <text:p>26</text:p>
          </table:table-cell>
          <table:table-cell table:style-name="ce83" table:formula="of:=[.$J19]*[$Base.C$2]+[.$K19]*[$Base.C$3]+[.$L19]*[$Base.C$4]+[.$M19]*[$Base.C$5]+[.$N19]*[$Base.C$6]+[.$O19]*[$Base.C$7]+[.$Q19]*[$Feature.C$2]+[.$R19]*[$Feature.C$3]+[.$S19]*[$Feature.C$4]+[.$V19]*[$Feature.C$7]+[.$W19]*[$Feature.C$8]+1+IF([.E19]=&quot;&quot;;0;1)+IF([.$B19]=&quot;&quot;;0;1)+[.H19]" office:value-type="float" office:value="11">
            <text:p>11</text:p>
          </table:table-cell>
          <table:table-cell table:style-name="ce83" table:formula="of:=[.$J19]*[$Base.D$2]+[.$K19]*[$Base.D$3]+[.$L19]*[$Base.D$4]+[.$M19]*[$Base.D$5]+[.$N19]*[$Base.D$6]+[.$O19]*[$Base.D$7]+[.$Q19]*[$Feature.D$2]+[.$R19]*[$Feature.D$3]+[.$S19]*[$Feature.D$4]+[.$T19]*[$Feature.D$5]+[.$U19]*[$Feature.D$6]+([.$V19]+[.$W19])*[$Feature.D$7]+1+IF([.F19]=&quot;&quot;;0;1)+2*[.I19]" office:value-type="float" office:value="28">
            <text:p>28</text:p>
          </table:table-cell>
          <table:table-cell table:style-name="ce2" table:formula="of:=[.$J19]*[$Base.E$2]+[.$K19]*[$Base.E$3]+[.$L19]*[$Base.E$4]+[.$M19]*[$Base.E$5]+[.$N19]*[$Base.E$6]+[.$O19]*[$Base.E$7]+[.$Q19]*[$Feature.E$2]+[.$R19]*[$Feature.E$3]+[.$S19]*[$Feature.E$4]+[.$V19]*[$Feature.E$7]+[.$W19]*[$Feature.E$8]+IF([.C19]=&quot;&quot;;0;2)" office:value-type="float" office:value="2">
            <text:p>2</text:p>
          </table:table-cell>
          <table:table-cell table:number-columns-repeated="993"/>
        </table:table-row>
        <table:table-row table:style-name="ro4">
          <table:table-cell table:style-name="ce3" office:value-type="string">
            <text:p>Great</text:p>
          </table:table-cell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2" table:style-name="ce26"/>
          <table:table-cell table:style-name="ce32"/>
          <table:table-cell table:style-name="ce37" office:value-type="float" office:value="1">
            <text:p>1</text:p>
          </table:table-cell>
          <table:table-cell table:style-name="ce37"/>
          <table:table-cell table:style-name="ce42" office:value-type="float" office:value="1">
            <text:p>1</text:p>
          </table:table-cell>
          <table:table-cell table:style-name="ce48" office:value-type="float" office:value="7">
            <text:p>7</text:p>
          </table:table-cell>
          <table:table-cell table:style-name="ce53" office:value-type="float" office:value="9">
            <text:p>9</text:p>
          </table:table-cell>
          <table:table-cell table:number-columns-repeated="4" table:style-name="ce53"/>
          <table:table-cell table:style-name="ce61" table:formula="of:=20-([.J20]+[.K20]+[.L20]+[.M20]+[.N20]+[.O20])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53"/>
          <table:table-cell table:style-name="ce69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/>
          <table:table-cell table:style-name="ce7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78" table:formula="of:=[.$J20]*[$Base.B$2]+[.$K20]*[$Base.B$3]+[.$L20]*[$Base.B$4]+[.$M20]*[$Base.B$5]+[.$N20]*[$Base.B$6]+[.$O20]*[$Base.B$7]+[.$Q20]*[$Feature.B$2]+[.$R20]*[$Feature.B$3]+[.$S20]*[$Feature.B$4]+[.$T20]*[$Feature.B$5]+[.$U20]*[$Feature.B$6]+[.$V20]*[$Feature.B$7]+[.$W20]*[$Feature.B$8]+2+IF([.D20]=&quot;&quot;;0;1)+[.G20]" office:value-type="float" office:value="32">
            <text:p>32</text:p>
          </table:table-cell>
          <table:table-cell table:style-name="ce84" table:formula="of:=[.$J20]*[$Base.C$2]+[.$K20]*[$Base.C$3]+[.$L20]*[$Base.C$4]+[.$M20]*[$Base.C$5]+[.$N20]*[$Base.C$6]+[.$O20]*[$Base.C$7]+[.$Q20]*[$Feature.C$2]+[.$R20]*[$Feature.C$3]+[.$S20]*[$Feature.C$4]+[.$T20]*[$Feature.C$5]+[.$U20]*[$Feature.C$6]+[.$V20]*[$Feature.C$7]+[.$W20]*[$Feature.C$8]+1+IF([.E20]=&quot;&quot;;0;1)+IF([.$B20]=&quot;&quot;;0;1)+[.H20]" office:value-type="float" office:value="22">
            <text:p>22</text:p>
          </table:table-cell>
          <table:table-cell table:style-name="ce89" table:formula="of:=[.$J20]*[$Base.D$2]+[.$K20]*[$Base.D$3]+[.$L20]*[$Base.D$4]+[.$M20]*[$Base.D$5]+[.$N20]*[$Base.D$6]+[.$O20]*[$Base.D$7]+[.$Q20]*[$Feature.D$2]+[.$R20]*[$Feature.D$3]+[.$S20]*[$Feature.D$4]+[.$T20]*[$Feature.D$5]+[.$U20]*[$Feature.D$6]+[.$V20]*[$Feature.D$7]+[.$W20]*[$Feature.D$8]+1+IF([.F20]=&quot;&quot;;0;1)+2*[.I20]" office:value-type="float" office:value="11">
            <text:p>11</text:p>
          </table:table-cell>
          <table:table-cell table:style-name="ce95" table:formula="of:=[.$J20]*[$Base.E$2]+[.$K20]*[$Base.E$3]+[.$L20]*[$Base.E$4]+[.$M20]*[$Base.E$5]+[.$N20]*[$Base.E$6]+[.$O20]*[$Base.E$7]+[.$Q20]*[$Feature.E$2]+[.$R20]*[$Feature.E$3]+[.$S20]*[$Feature.E$4]+[.$T20]*[$Feature.E$5]+[.$U20]*[$Feature.E$6]+[.$V20]*[$Feature.E$7]+[.$W20]*[$Feature.E$8]+IF([.C20]=&quot;&quot;;0;2)" office:value-type="float" office:value="2.4">
            <text:p>2.4</text:p>
          </table:table-cell>
          <table:table-cell table:style-name="ce78" table:formula="of:=[.$J20]*[$Base.B$2]+[.$K20]*[$Base.B$3]+[.$L20]*[$Base.B$4]+[.$M20]*[$Base.B$5]+[.$N20]*[$Base.B$6]+[.$O20]*[$Base.B$7]+[.$Q20]*[$Feature.B$2]+[.$R20]*[$Feature.B$3]+[.$S20]*[$Feature.B$4]+[.$V20]*[$Feature.B$7]+[.$W20]*[$Feature.B$8]+2+IF([.D20]=&quot;&quot;;0;1)+[.G20]" office:value-type="float" office:value="32">
            <text:p>32</text:p>
          </table:table-cell>
          <table:table-cell table:style-name="ce97" table:formula="of:=[.$J20]*[$Base.C$2]+[.$K20]*[$Base.C$3]+[.$L20]*[$Base.C$4]+[.$M20]*[$Base.C$5]+[.$N20]*[$Base.C$6]+[.$O20]*[$Base.C$7]+[.$Q20]*[$Feature.C$2]+[.$R20]*[$Feature.C$3]+[.$S20]*[$Feature.C$4]+[.$V20]*[$Feature.C$7]+[.$W20]*[$Feature.C$8]+1+IF([.E20]=&quot;&quot;;0;1)+IF([.$B20]=&quot;&quot;;0;1)+[.H20]" office:value-type="float" office:value="17">
            <text:p>17</text:p>
          </table:table-cell>
          <table:table-cell table:style-name="ce97" table:formula="of:=[.$J20]*[$Base.D$2]+[.$K20]*[$Base.D$3]+[.$L20]*[$Base.D$4]+[.$M20]*[$Base.D$5]+[.$N20]*[$Base.D$6]+[.$O20]*[$Base.D$7]+[.$Q20]*[$Feature.D$2]+[.$R20]*[$Feature.D$3]+[.$S20]*[$Feature.D$4]+[.$T20]*[$Feature.D$5]+[.$U20]*[$Feature.D$6]+([.$V20]+[.$W20])*[$Feature.D$7]+1+IF([.F20]=&quot;&quot;;0;1)+2*[.I20]" office:value-type="float" office:value="15">
            <text:p>15</text:p>
          </table:table-cell>
          <table:table-cell table:style-name="ce61" table:formula="of:=[.$J20]*[$Base.E$2]+[.$K20]*[$Base.E$3]+[.$L20]*[$Base.E$4]+[.$M20]*[$Base.E$5]+[.$N20]*[$Base.E$6]+[.$O20]*[$Base.E$7]+[.$Q20]*[$Feature.E$2]+[.$R20]*[$Feature.E$3]+[.$S20]*[$Feature.E$4]+[.$V20]*[$Feature.E$7]+[.$W20]*[$Feature.E$8]+IF([.C20]=&quot;&quot;;0;2)" office:value-type="float" office:value="0.4">
            <text:p>0.4</text:p>
          </table:table-cell>
          <table:table-cell table:number-columns-repeated="993"/>
        </table:table-row>
        <table:table-row table:style-name="ro4">
          <table:table-cell table:style-name="ce4" office:value-type="string">
            <text:p>Great2</text:p>
          </table:table-cell>
          <table:table-cell table:style-name="ce12"/>
          <table:table-cell table:style-name="ce19"/>
          <table:table-cell table:number-columns-repeated="2" table:style-name="ce25"/>
          <table:table-cell table:style-name="ce31"/>
          <table:table-cell table:number-columns-repeated="2" table:style-name="ce36"/>
          <table:table-cell table:style-name="ce41"/>
          <table:table-cell table:style-name="ce47"/>
          <table:table-cell table:style-name="ce9"/>
          <table:table-cell table:number-columns-repeated="4"/>
          <table:table-cell table:style-name="ce2" table:formula="of:=20-([.J21]+[.K21]+[.L21]+[.M21]+[.N21]+[.O21])" office:value-type="float" office:value="20">
            <text:p>20</text:p>
          </table:table-cell>
          <table:table-cell/>
          <table:table-cell table:number-columns-repeated="2" table:style-name="ce9"/>
          <table:table-cell table:number-columns-repeated="3" table:style-name="ce36"/>
          <table:table-cell table:style-name="ce41"/>
          <table:table-cell table:style-name="ce77" table:formula="of:=[.$J21]*[$Base.B$2]+[.$K21]*[$Base.B$3]+[.$L21]*[$Base.B$4]+[.$M21]*[$Base.B$5]+[.$N21]*[$Base.B$6]+[.$O21]*[$Base.B$7]+[.$Q21]*[$Feature.B$2]+[.$R21]*[$Feature.B$3]+[.$S21]*[$Feature.B$4]+[.$T21]*[$Feature.B$5]+[.$U21]*[$Feature.B$6]+[.$V21]*[$Feature.B$7]+[.$W21]*[$Feature.B$8]+2+IF([.D21]=&quot;&quot;;0;1)+[.G21]" office:value-type="float" office:value="2">
            <text:p>2</text:p>
          </table:table-cell>
          <table:table-cell table:style-name="ce83" table:formula="of:=[.$J21]*[$Base.C$2]+[.$K21]*[$Base.C$3]+[.$L21]*[$Base.C$4]+[.$M21]*[$Base.C$5]+[.$N21]*[$Base.C$6]+[.$O21]*[$Base.C$7]+[.$Q21]*[$Feature.C$2]+[.$R21]*[$Feature.C$3]+[.$S21]*[$Feature.C$4]+[.$T21]*[$Feature.C$5]+[.$U21]*[$Feature.C$6]+[.$V21]*[$Feature.C$7]+[.$W21]*[$Feature.C$8]+1+IF([.E21]=&quot;&quot;;0;1)+IF([.$B21]=&quot;&quot;;0;1)+[.H21]" office:value-type="float" office:value="1">
            <text:p>1</text:p>
          </table:table-cell>
          <table:table-cell table:style-name="ce83" table:formula="of:=[.$J21]*[$Base.D$2]+[.$K21]*[$Base.D$3]+[.$L21]*[$Base.D$4]+[.$M21]*[$Base.D$5]+[.$N21]*[$Base.D$6]+[.$O21]*[$Base.D$7]+[.$Q21]*[$Feature.D$2]+[.$R21]*[$Feature.D$3]+[.$S21]*[$Feature.D$4]+[.$T21]*[$Feature.D$5]+[.$U21]*[$Feature.D$6]+[.$V21]*[$Feature.D$7]+[.$W21]*[$Feature.D$8]+1+IF([.F21]=&quot;&quot;;0;1)+2*[.I21]" office:value-type="float" office:value="1">
            <text:p>1</text:p>
          </table:table-cell>
          <table:table-cell table:style-name="ce94" table:formula="of:=[.$J21]*[$Base.E$2]+[.$K21]*[$Base.E$3]+[.$L21]*[$Base.E$4]+[.$M21]*[$Base.E$5]+[.$N21]*[$Base.E$6]+[.$O21]*[$Base.E$7]+[.$Q21]*[$Feature.E$2]+[.$R21]*[$Feature.E$3]+[.$S21]*[$Feature.E$4]+[.$T21]*[$Feature.E$5]+[.$U21]*[$Feature.E$6]+[.$V21]*[$Feature.E$7]+[.$W21]*[$Feature.E$8]+IF([.C21]=&quot;&quot;;0;2)" office:value-type="float" office:value="0">
            <text:p>0</text:p>
          </table:table-cell>
          <table:table-cell table:style-name="ce77" table:formula="of:=[.$J21]*[$Base.B$2]+[.$K21]*[$Base.B$3]+[.$L21]*[$Base.B$4]+[.$M21]*[$Base.B$5]+[.$N21]*[$Base.B$6]+[.$O21]*[$Base.B$7]+[.$Q21]*[$Feature.B$2]+[.$R21]*[$Feature.B$3]+[.$S21]*[$Feature.B$4]+[.$V21]*[$Feature.B$7]+[.$W21]*[$Feature.B$8]+2+IF([.D21]=&quot;&quot;;0;1)+[.G21]" office:value-type="float" office:value="2">
            <text:p>2</text:p>
          </table:table-cell>
          <table:table-cell table:style-name="ce83" table:formula="of:=[.$J21]*[$Base.C$2]+[.$K21]*[$Base.C$3]+[.$L21]*[$Base.C$4]+[.$M21]*[$Base.C$5]+[.$N21]*[$Base.C$6]+[.$O21]*[$Base.C$7]+[.$Q21]*[$Feature.C$2]+[.$R21]*[$Feature.C$3]+[.$S21]*[$Feature.C$4]+[.$V21]*[$Feature.C$7]+[.$W21]*[$Feature.C$8]+1+IF([.E21]=&quot;&quot;;0;1)+IF([.$B21]=&quot;&quot;;0;1)+[.H21]" office:value-type="float" office:value="1">
            <text:p>1</text:p>
          </table:table-cell>
          <table:table-cell table:style-name="ce83" table:formula="of:=[.$J21]*[$Base.D$2]+[.$K21]*[$Base.D$3]+[.$L21]*[$Base.D$4]+[.$M21]*[$Base.D$5]+[.$N21]*[$Base.D$6]+[.$O21]*[$Base.D$7]+[.$Q21]*[$Feature.D$2]+[.$R21]*[$Feature.D$3]+[.$S21]*[$Feature.D$4]+[.$T21]*[$Feature.D$5]+[.$U21]*[$Feature.D$6]+([.$V21]+[.$W21])*[$Feature.D$7]+1+IF([.F21]=&quot;&quot;;0;1)+2*[.I21]" office:value-type="float" office:value="1">
            <text:p>1</text:p>
          </table:table-cell>
          <table:table-cell table:style-name="ce2" table:formula="of:=[.$J21]*[$Base.E$2]+[.$K21]*[$Base.E$3]+[.$L21]*[$Base.E$4]+[.$M21]*[$Base.E$5]+[.$N21]*[$Base.E$6]+[.$O21]*[$Base.E$7]+[.$Q21]*[$Feature.E$2]+[.$R21]*[$Feature.E$3]+[.$S21]*[$Feature.E$4]+[.$V21]*[$Feature.E$7]+[.$W21]*[$Feature.E$8]+IF([.C21]=&quot;&quot;;0;2)" office:value-type="float" office:value="0">
            <text:p>0</text:p>
          </table:table-cell>
          <table:table-cell table:number-columns-repeated="993"/>
        </table:table-row>
        <table:table-row table:style-name="ro4">
          <table:table-cell table:style-name="ce3" office:value-type="string">
            <text:p>Poor3</text:p>
          </table:table-cell>
          <table:table-cell table:style-name="ce13"/>
          <table:table-cell table:style-name="ce20"/>
          <table:table-cell table:number-columns-repeated="2" table:style-name="ce26"/>
          <table:table-cell table:style-name="ce32"/>
          <table:table-cell table:number-columns-repeated="2" table:style-name="ce37"/>
          <table:table-cell table:style-name="ce42"/>
          <table:table-cell table:style-name="ce48"/>
          <table:table-cell table:number-columns-repeated="5" table:style-name="ce53"/>
          <table:table-cell table:style-name="ce61" table:formula="of:=20-([.J22]+[.K22]+[.L22]+[.M22]+[.N22]+[.O22])" office:value-type="float" office:value="20">
            <text:p>20</text:p>
          </table:table-cell>
          <table:table-cell table:style-name="ce48"/>
          <table:table-cell table:style-name="ce53"/>
          <table:table-cell table:style-name="ce69"/>
          <table:table-cell table:number-columns-repeated="2" table:style-name="ce37"/>
          <table:table-cell table:style-name="ce72"/>
          <table:table-cell table:style-name="ce42"/>
          <table:table-cell table:style-name="ce78" table:formula="of:=[.$J22]*[$Base.B$2]+[.$K22]*[$Base.B$3]+[.$L22]*[$Base.B$4]+[.$M22]*[$Base.B$5]+[.$N22]*[$Base.B$6]+[.$O22]*[$Base.B$7]+[.$Q22]*[$Feature.B$2]+[.$R22]*[$Feature.B$3]+[.$S22]*[$Feature.B$4]+[.$T22]*[$Feature.B$5]+[.$U22]*[$Feature.B$6]+[.$V22]*[$Feature.B$7]+[.$W22]*[$Feature.B$8]+2+IF([.D22]=&quot;&quot;;0;1)+[.G22]" office:value-type="float" office:value="2">
            <text:p>2</text:p>
          </table:table-cell>
          <table:table-cell table:style-name="ce84" table:formula="of:=[.$J22]*[$Base.C$2]+[.$K22]*[$Base.C$3]+[.$L22]*[$Base.C$4]+[.$M22]*[$Base.C$5]+[.$N22]*[$Base.C$6]+[.$O22]*[$Base.C$7]+[.$Q22]*[$Feature.C$2]+[.$R22]*[$Feature.C$3]+[.$S22]*[$Feature.C$4]+[.$T22]*[$Feature.C$5]+[.$U22]*[$Feature.C$6]+[.$V22]*[$Feature.C$7]+[.$W22]*[$Feature.C$8]+1+IF([.E22]=&quot;&quot;;0;1)+IF([.$B22]=&quot;&quot;;0;1)+[.H22]" office:value-type="float" office:value="1">
            <text:p>1</text:p>
          </table:table-cell>
          <table:table-cell table:style-name="ce89" table:formula="of:=[.$J22]*[$Base.D$2]+[.$K22]*[$Base.D$3]+[.$L22]*[$Base.D$4]+[.$M22]*[$Base.D$5]+[.$N22]*[$Base.D$6]+[.$O22]*[$Base.D$7]+[.$Q22]*[$Feature.D$2]+[.$R22]*[$Feature.D$3]+[.$S22]*[$Feature.D$4]+[.$T22]*[$Feature.D$5]+[.$U22]*[$Feature.D$6]+[.$V22]*[$Feature.D$7]+[.$W22]*[$Feature.D$8]+1+IF([.F22]=&quot;&quot;;0;1)+2*[.I22]" office:value-type="float" office:value="1">
            <text:p>1</text:p>
          </table:table-cell>
          <table:table-cell table:style-name="ce95" table:formula="of:=[.$J22]*[$Base.E$2]+[.$K22]*[$Base.E$3]+[.$L22]*[$Base.E$4]+[.$M22]*[$Base.E$5]+[.$N22]*[$Base.E$6]+[.$O22]*[$Base.E$7]+[.$Q22]*[$Feature.E$2]+[.$R22]*[$Feature.E$3]+[.$S22]*[$Feature.E$4]+[.$T22]*[$Feature.E$5]+[.$U22]*[$Feature.E$6]+[.$V22]*[$Feature.E$7]+[.$W22]*[$Feature.E$8]+IF([.C22]=&quot;&quot;;0;2)" office:value-type="float" office:value="0">
            <text:p>0</text:p>
          </table:table-cell>
          <table:table-cell table:style-name="ce78" table:formula="of:=[.$J22]*[$Base.B$2]+[.$K22]*[$Base.B$3]+[.$L22]*[$Base.B$4]+[.$M22]*[$Base.B$5]+[.$N22]*[$Base.B$6]+[.$O22]*[$Base.B$7]+[.$Q22]*[$Feature.B$2]+[.$R22]*[$Feature.B$3]+[.$S22]*[$Feature.B$4]+[.$V22]*[$Feature.B$7]+[.$W22]*[$Feature.B$8]+2+IF([.D22]=&quot;&quot;;0;1)+[.G22]" office:value-type="float" office:value="2">
            <text:p>2</text:p>
          </table:table-cell>
          <table:table-cell table:style-name="ce97" table:formula="of:=[.$J22]*[$Base.C$2]+[.$K22]*[$Base.C$3]+[.$L22]*[$Base.C$4]+[.$M22]*[$Base.C$5]+[.$N22]*[$Base.C$6]+[.$O22]*[$Base.C$7]+[.$Q22]*[$Feature.C$2]+[.$R22]*[$Feature.C$3]+[.$S22]*[$Feature.C$4]+[.$V22]*[$Feature.C$7]+[.$W22]*[$Feature.C$8]+1+IF([.E22]=&quot;&quot;;0;1)+IF([.$B22]=&quot;&quot;;0;1)+[.H22]" office:value-type="float" office:value="1">
            <text:p>1</text:p>
          </table:table-cell>
          <table:table-cell table:style-name="ce97" table:formula="of:=[.$J22]*[$Base.D$2]+[.$K22]*[$Base.D$3]+[.$L22]*[$Base.D$4]+[.$M22]*[$Base.D$5]+[.$N22]*[$Base.D$6]+[.$O22]*[$Base.D$7]+[.$Q22]*[$Feature.D$2]+[.$R22]*[$Feature.D$3]+[.$S22]*[$Feature.D$4]+[.$T22]*[$Feature.D$5]+[.$U22]*[$Feature.D$6]+([.$V22]+[.$W22])*[$Feature.D$7]+1+IF([.F22]=&quot;&quot;;0;1)+2*[.I22]" office:value-type="float" office:value="1">
            <text:p>1</text:p>
          </table:table-cell>
          <table:table-cell table:style-name="ce61" table:formula="of:=[.$J22]*[$Base.E$2]+[.$K22]*[$Base.E$3]+[.$L22]*[$Base.E$4]+[.$M22]*[$Base.E$5]+[.$N22]*[$Base.E$6]+[.$O22]*[$Base.E$7]+[.$Q22]*[$Feature.E$2]+[.$R22]*[$Feature.E$3]+[.$S22]*[$Feature.E$4]+[.$V22]*[$Feature.E$7]+[.$W22]*[$Feature.E$8]+IF([.C22]=&quot;&quot;;0;2)" office:value-type="float" office:value="0">
            <text:p>0</text:p>
          </table:table-cell>
          <table:table-cell table:number-columns-repeated="993"/>
        </table:table-row>
        <table:table-row table:style-name="ro4">
          <table:table-cell table:style-name="ce4" office:value-type="string">
            <text:p>Earth2</text:p>
          </table:table-cell>
          <table:table-cell table:style-name="ce12"/>
          <table:table-cell table:style-name="ce19"/>
          <table:table-cell table:number-columns-repeated="2" table:style-name="ce25"/>
          <table:table-cell table:style-name="ce31"/>
          <table:table-cell table:number-columns-repeated="2" table:style-name="ce36"/>
          <table:table-cell table:style-name="ce41"/>
          <table:table-cell table:style-name="ce47"/>
          <table:table-cell table:style-name="ce9"/>
          <table:table-cell table:number-columns-repeated="4"/>
          <table:table-cell table:style-name="ce2" table:formula="of:=20-([.J23]+[.K23]+[.L23]+[.M23]+[.N23]+[.O23])" office:value-type="float" office:value="20">
            <text:p>20</text:p>
          </table:table-cell>
          <table:table-cell/>
          <table:table-cell table:number-columns-repeated="2" table:style-name="ce9"/>
          <table:table-cell table:number-columns-repeated="3" table:style-name="ce36"/>
          <table:table-cell table:style-name="ce41"/>
          <table:table-cell table:style-name="ce77" table:formula="of:=[.$J23]*[$Base.B$2]+[.$K23]*[$Base.B$3]+[.$L23]*[$Base.B$4]+[.$M23]*[$Base.B$5]+[.$N23]*[$Base.B$6]+[.$O23]*[$Base.B$7]+[.$Q23]*[$Feature.B$2]+[.$R23]*[$Feature.B$3]+[.$S23]*[$Feature.B$4]+[.$T23]*[$Feature.B$5]+[.$U23]*[$Feature.B$6]+[.$V23]*[$Feature.B$7]+[.$W23]*[$Feature.B$8]+2+IF([.D23]=&quot;&quot;;0;1)+[.G23]" office:value-type="float" office:value="2">
            <text:p>2</text:p>
          </table:table-cell>
          <table:table-cell table:style-name="ce83" table:formula="of:=[.$J23]*[$Base.C$2]+[.$K23]*[$Base.C$3]+[.$L23]*[$Base.C$4]+[.$M23]*[$Base.C$5]+[.$N23]*[$Base.C$6]+[.$O23]*[$Base.C$7]+[.$Q23]*[$Feature.C$2]+[.$R23]*[$Feature.C$3]+[.$S23]*[$Feature.C$4]+[.$T23]*[$Feature.C$5]+[.$U23]*[$Feature.C$6]+[.$V23]*[$Feature.C$7]+[.$W23]*[$Feature.C$8]+1+IF([.E23]=&quot;&quot;;0;1)+IF([.$B23]=&quot;&quot;;0;1)+[.H23]" office:value-type="float" office:value="1">
            <text:p>1</text:p>
          </table:table-cell>
          <table:table-cell table:style-name="ce83" table:formula="of:=[.$J23]*[$Base.D$2]+[.$K23]*[$Base.D$3]+[.$L23]*[$Base.D$4]+[.$M23]*[$Base.D$5]+[.$N23]*[$Base.D$6]+[.$O23]*[$Base.D$7]+[.$Q23]*[$Feature.D$2]+[.$R23]*[$Feature.D$3]+[.$S23]*[$Feature.D$4]+[.$T23]*[$Feature.D$5]+[.$U23]*[$Feature.D$6]+[.$V23]*[$Feature.D$7]+[.$W23]*[$Feature.D$8]+1+IF([.F23]=&quot;&quot;;0;1)+2*[.I23]" office:value-type="float" office:value="1">
            <text:p>1</text:p>
          </table:table-cell>
          <table:table-cell table:style-name="ce94" table:formula="of:=[.$J23]*[$Base.E$2]+[.$K23]*[$Base.E$3]+[.$L23]*[$Base.E$4]+[.$M23]*[$Base.E$5]+[.$N23]*[$Base.E$6]+[.$O23]*[$Base.E$7]+[.$Q23]*[$Feature.E$2]+[.$R23]*[$Feature.E$3]+[.$S23]*[$Feature.E$4]+[.$T23]*[$Feature.E$5]+[.$U23]*[$Feature.E$6]+[.$V23]*[$Feature.E$7]+[.$W23]*[$Feature.E$8]+IF([.C23]=&quot;&quot;;0;2)" office:value-type="float" office:value="0">
            <text:p>0</text:p>
          </table:table-cell>
          <table:table-cell table:style-name="ce77" table:formula="of:=[.$J23]*[$Base.B$2]+[.$K23]*[$Base.B$3]+[.$L23]*[$Base.B$4]+[.$M23]*[$Base.B$5]+[.$N23]*[$Base.B$6]+[.$O23]*[$Base.B$7]+[.$Q23]*[$Feature.B$2]+[.$R23]*[$Feature.B$3]+[.$S23]*[$Feature.B$4]+[.$V23]*[$Feature.B$7]+[.$W23]*[$Feature.B$8]+2+IF([.D23]=&quot;&quot;;0;1)+[.G23]" office:value-type="float" office:value="2">
            <text:p>2</text:p>
          </table:table-cell>
          <table:table-cell table:style-name="ce83" table:formula="of:=[.$J23]*[$Base.C$2]+[.$K23]*[$Base.C$3]+[.$L23]*[$Base.C$4]+[.$M23]*[$Base.C$5]+[.$N23]*[$Base.C$6]+[.$O23]*[$Base.C$7]+[.$Q23]*[$Feature.C$2]+[.$R23]*[$Feature.C$3]+[.$S23]*[$Feature.C$4]+[.$V23]*[$Feature.C$7]+[.$W23]*[$Feature.C$8]+1+IF([.E23]=&quot;&quot;;0;1)+IF([.$B23]=&quot;&quot;;0;1)+[.H23]" office:value-type="float" office:value="1">
            <text:p>1</text:p>
          </table:table-cell>
          <table:table-cell table:style-name="ce83" table:formula="of:=[.$J23]*[$Base.D$2]+[.$K23]*[$Base.D$3]+[.$L23]*[$Base.D$4]+[.$M23]*[$Base.D$5]+[.$N23]*[$Base.D$6]+[.$O23]*[$Base.D$7]+[.$Q23]*[$Feature.D$2]+[.$R23]*[$Feature.D$3]+[.$S23]*[$Feature.D$4]+[.$T23]*[$Feature.D$5]+[.$U23]*[$Feature.D$6]+([.$V23]+[.$W23])*[$Feature.D$7]+1+IF([.F23]=&quot;&quot;;0;1)+2*[.I23]" office:value-type="float" office:value="1">
            <text:p>1</text:p>
          </table:table-cell>
          <table:table-cell table:style-name="ce2" table:formula="of:=[.$J23]*[$Base.E$2]+[.$K23]*[$Base.E$3]+[.$L23]*[$Base.E$4]+[.$M23]*[$Base.E$5]+[.$N23]*[$Base.E$6]+[.$O23]*[$Base.E$7]+[.$Q23]*[$Feature.E$2]+[.$R23]*[$Feature.E$3]+[.$S23]*[$Feature.E$4]+[.$V23]*[$Feature.E$7]+[.$W23]*[$Feature.E$8]+IF([.C23]=&quot;&quot;;0;2)" office:value-type="float" office:value="0">
            <text:p>0</text:p>
          </table:table-cell>
          <table:table-cell table:number-columns-repeated="993"/>
        </table:table-row>
        <table:table-row table:style-name="ro4">
          <table:table-cell table:style-name="ce3" office:value-type="string">
            <text:p>Poor3</text:p>
          </table:table-cell>
          <table:table-cell table:style-name="ce13"/>
          <table:table-cell table:style-name="ce20"/>
          <table:table-cell table:number-columns-repeated="2" table:style-name="ce26"/>
          <table:table-cell table:style-name="ce32"/>
          <table:table-cell table:number-columns-repeated="2" table:style-name="ce37"/>
          <table:table-cell table:style-name="ce42"/>
          <table:table-cell table:style-name="ce48"/>
          <table:table-cell table:number-columns-repeated="5" table:style-name="ce53"/>
          <table:table-cell table:style-name="ce61" table:formula="of:=20-([.J24]+[.K24]+[.L24]+[.M24]+[.N24]+[.O24])" office:value-type="float" office:value="20">
            <text:p>20</text:p>
          </table:table-cell>
          <table:table-cell table:style-name="ce48"/>
          <table:table-cell table:style-name="ce53"/>
          <table:table-cell table:style-name="ce69"/>
          <table:table-cell table:number-columns-repeated="2" table:style-name="ce37"/>
          <table:table-cell table:style-name="ce72"/>
          <table:table-cell table:style-name="ce42"/>
          <table:table-cell table:style-name="ce78" table:formula="of:=[.$J24]*[$Base.B$2]+[.$K24]*[$Base.B$3]+[.$L24]*[$Base.B$4]+[.$M24]*[$Base.B$5]+[.$N24]*[$Base.B$6]+[.$O24]*[$Base.B$7]+[.$Q24]*[$Feature.B$2]+[.$R24]*[$Feature.B$3]+[.$S24]*[$Feature.B$4]+[.$T24]*[$Feature.B$5]+[.$U24]*[$Feature.B$6]+[.$V24]*[$Feature.B$7]+[.$W24]*[$Feature.B$8]+2+IF([.D24]=&quot;&quot;;0;1)+[.G24]" office:value-type="float" office:value="2">
            <text:p>2</text:p>
          </table:table-cell>
          <table:table-cell table:style-name="ce84" table:formula="of:=[.$J24]*[$Base.C$2]+[.$K24]*[$Base.C$3]+[.$L24]*[$Base.C$4]+[.$M24]*[$Base.C$5]+[.$N24]*[$Base.C$6]+[.$O24]*[$Base.C$7]+[.$Q24]*[$Feature.C$2]+[.$R24]*[$Feature.C$3]+[.$S24]*[$Feature.C$4]+[.$T24]*[$Feature.C$5]+[.$U24]*[$Feature.C$6]+[.$V24]*[$Feature.C$7]+[.$W24]*[$Feature.C$8]+1+IF([.E24]=&quot;&quot;;0;1)+IF([.$B24]=&quot;&quot;;0;1)+[.H24]" office:value-type="float" office:value="1">
            <text:p>1</text:p>
          </table:table-cell>
          <table:table-cell table:style-name="ce89" table:formula="of:=[.$J24]*[$Base.D$2]+[.$K24]*[$Base.D$3]+[.$L24]*[$Base.D$4]+[.$M24]*[$Base.D$5]+[.$N24]*[$Base.D$6]+[.$O24]*[$Base.D$7]+[.$Q24]*[$Feature.D$2]+[.$R24]*[$Feature.D$3]+[.$S24]*[$Feature.D$4]+[.$T24]*[$Feature.D$5]+[.$U24]*[$Feature.D$6]+[.$V24]*[$Feature.D$7]+[.$W24]*[$Feature.D$8]+1+IF([.F24]=&quot;&quot;;0;1)+2*[.I24]" office:value-type="float" office:value="1">
            <text:p>1</text:p>
          </table:table-cell>
          <table:table-cell table:style-name="ce95" table:formula="of:=[.$J24]*[$Base.E$2]+[.$K24]*[$Base.E$3]+[.$L24]*[$Base.E$4]+[.$M24]*[$Base.E$5]+[.$N24]*[$Base.E$6]+[.$O24]*[$Base.E$7]+[.$Q24]*[$Feature.E$2]+[.$R24]*[$Feature.E$3]+[.$S24]*[$Feature.E$4]+[.$T24]*[$Feature.E$5]+[.$U24]*[$Feature.E$6]+[.$V24]*[$Feature.E$7]+[.$W24]*[$Feature.E$8]+IF([.C24]=&quot;&quot;;0;2)" office:value-type="float" office:value="0">
            <text:p>0</text:p>
          </table:table-cell>
          <table:table-cell table:style-name="ce78" table:formula="of:=[.$J24]*[$Base.B$2]+[.$K24]*[$Base.B$3]+[.$L24]*[$Base.B$4]+[.$M24]*[$Base.B$5]+[.$N24]*[$Base.B$6]+[.$O24]*[$Base.B$7]+[.$Q24]*[$Feature.B$2]+[.$R24]*[$Feature.B$3]+[.$S24]*[$Feature.B$4]+[.$V24]*[$Feature.B$7]+[.$W24]*[$Feature.B$8]+2+IF([.D24]=&quot;&quot;;0;1)+[.G24]" office:value-type="float" office:value="2">
            <text:p>2</text:p>
          </table:table-cell>
          <table:table-cell table:style-name="ce97" table:formula="of:=[.$J24]*[$Base.C$2]+[.$K24]*[$Base.C$3]+[.$L24]*[$Base.C$4]+[.$M24]*[$Base.C$5]+[.$N24]*[$Base.C$6]+[.$O24]*[$Base.C$7]+[.$Q24]*[$Feature.C$2]+[.$R24]*[$Feature.C$3]+[.$S24]*[$Feature.C$4]+[.$V24]*[$Feature.C$7]+[.$W24]*[$Feature.C$8]+1+IF([.E24]=&quot;&quot;;0;1)+IF([.$B24]=&quot;&quot;;0;1)+[.H24]" office:value-type="float" office:value="1">
            <text:p>1</text:p>
          </table:table-cell>
          <table:table-cell table:style-name="ce97" table:formula="of:=[.$J24]*[$Base.D$2]+[.$K24]*[$Base.D$3]+[.$L24]*[$Base.D$4]+[.$M24]*[$Base.D$5]+[.$N24]*[$Base.D$6]+[.$O24]*[$Base.D$7]+[.$Q24]*[$Feature.D$2]+[.$R24]*[$Feature.D$3]+[.$S24]*[$Feature.D$4]+[.$T24]*[$Feature.D$5]+[.$U24]*[$Feature.D$6]+([.$V24]+[.$W24])*[$Feature.D$7]+1+IF([.F24]=&quot;&quot;;0;1)+2*[.I24]" office:value-type="float" office:value="1">
            <text:p>1</text:p>
          </table:table-cell>
          <table:table-cell table:style-name="ce61" table:formula="of:=[.$J24]*[$Base.E$2]+[.$K24]*[$Base.E$3]+[.$L24]*[$Base.E$4]+[.$M24]*[$Base.E$5]+[.$N24]*[$Base.E$6]+[.$O24]*[$Base.E$7]+[.$Q24]*[$Feature.E$2]+[.$R24]*[$Feature.E$3]+[.$S24]*[$Feature.E$4]+[.$V24]*[$Feature.E$7]+[.$W24]*[$Feature.E$8]+IF([.C24]=&quot;&quot;;0;2)" office:value-type="float" office:value="0">
            <text:p>0</text:p>
          </table:table-cell>
          <table:table-cell table:number-columns-repeated="99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Cities.$A$1" table:cell-range-address="$Cities.$A$1:.$AD$4"/>
        </table:named-expressions>
      </table:table>
      <table:table table:name="Base" table:style-name="ta2">
        <office:forms form:automatic-focus="false" form:apply-design-mode="false"/>
        <table:table-column table:style-name="co17" table:default-cell-style-name="ce103"/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15"/>
        <table:table-column table:style-name="co23" table:default-cell-style-name="ce103"/>
        <table:table-column table:style-name="co17" table:number-columns-repeated="249" table:default-cell-style-name="ce103"/>
        <table:table-column table:style-name="co17" table:number-columns-repeated="767" table:default-cell-style-name="Default"/>
        <table:table-row table:style-name="ro5">
          <table:table-cell table:style-name="ce100" office:value-type="string">
            <text:p>Base Terrain</text:p>
          </table:table-cell>
          <table:table-cell table:style-name="ce104" office:value-type="string">
            <text:p>Food</text:p>
          </table:table-cell>
          <table:table-cell table:style-name="ce104" office:value-type="string">
            <text:p>Production</text:p>
          </table:table-cell>
          <table:table-cell table:style-name="ce104" office:value-type="string">
            <text:p>Coin</text:p>
          </table:table-cell>
          <table:table-cell table:style-name="ce108" office:value-type="string">
            <text:p>Health</text:p>
          </table:table-cell>
          <table:table-cell table:style-name="ce111" office:value-type="string">
            <text:p>Fresh Water</text:p>
          </table:table-cell>
          <table:table-cell table:style-name="ce112" office:value-type="string">
            <text:p>Defense</text:p>
            <text:p>Bonus</text:p>
          </table:table-cell>
          <table:table-cell table:style-name="ce116" office:value-type="string">
            <text:p>Movement </text:p>
            <text:p>Cost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Grassland</text:p>
          </table:table-cell>
          <table:table-cell table:style-name="ce105" office:value-type="float" office:value="2">
            <text:p>2</text:p>
          </table:table-cell>
          <table:table-cell table:number-columns-repeated="2" table:style-name="ce105"/>
          <table:table-cell table:style-name="ce109"/>
          <table:table-cell table:style-name="ce109"/>
          <table:table-cell table:style-name="ce113"/>
          <table:table-cell table:style-name="ce105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Plains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1</text:p>
          </table:table-cell>
          <table:table-cell table:style-name="ce106"/>
          <table:table-cell table:style-name="ce110"/>
          <table:table-cell table:style-name="ce110"/>
          <table:table-cell table:style-name="ce114"/>
          <table:table-cell table:style-name="ce106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Tundra</text:p>
          </table:table-cell>
          <table:table-cell table:style-name="ce105" office:value-type="float" office:value="1">
            <text:p>1</text:p>
          </table:table-cell>
          <table:table-cell table:number-columns-repeated="2" table:style-name="ce105"/>
          <table:table-cell table:style-name="ce109"/>
          <table:table-cell table:style-name="ce109"/>
          <table:table-cell table:style-name="ce113"/>
          <table:table-cell table:style-name="ce105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Coast</text:p>
          </table:table-cell>
          <table:table-cell table:style-name="ce106" office:value-type="float" office:value="1">
            <text:p>1</text:p>
          </table:table-cell>
          <table:table-cell table:style-name="ce106"/>
          <table:table-cell table:style-name="ce106" office:value-type="float" office:value="2">
            <text:p>2</text:p>
          </table:table-cell>
          <table:table-cell table:style-name="ce110"/>
          <table:table-cell table:style-name="ce110"/>
          <table:table-cell table:style-name="ce114" office:value-type="percentage" office:value="0.1">
            <text:p>10%</text:p>
          </table:table-cell>
          <table:table-cell table:style-name="ce106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Sea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style-name="ce109"/>
          <table:table-cell table:style-name="ce109"/>
          <table:table-cell table:style-name="ce113"/>
          <table:table-cell table:style-name="ce117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Lake</text:p>
          </table:table-cell>
          <table:table-cell table:style-name="ce106" office:value-type="float" office:value="2">
            <text:p>2</text:p>
          </table:table-cell>
          <table:table-cell table:style-name="ce106"/>
          <table:table-cell table:style-name="ce106" office:value-type="float" office:value="2">
            <text:p>2</text:p>
          </table:table-cell>
          <table:table-cell table:style-name="ce110"/>
          <table:table-cell table:style-name="ce110" office:value-type="string">
            <text:p>x</text:p>
          </table:table-cell>
          <table:table-cell table:style-name="ce114"/>
          <table:table-cell table:style-name="ce106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Desert</text:p>
          </table:table-cell>
          <table:table-cell table:style-name="ce105" table:number-columns-repeated="3"/>
          <table:table-cell table:style-name="ce109" table:number-columns-repeated="2"/>
          <table:table-cell table:style-name="ce113"/>
          <table:table-cell table:style-name="ce105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Ocean</text:p>
          </table:table-cell>
          <table:table-cell table:style-name="ce106" table:number-columns-repeated="3"/>
          <table:table-cell table:style-name="ce110" table:number-columns-repeated="2"/>
          <table:table-cell table:style-name="ce114"/>
          <table:table-cell table:style-name="ce106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Snow</text:p>
          </table:table-cell>
          <table:table-cell table:style-name="ce105" table:number-columns-repeated="3"/>
          <table:table-cell table:style-name="ce109" table:number-columns-repeated="2"/>
          <table:table-cell table:style-name="ce113"/>
          <table:table-cell table:style-name="ce105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Peak</text:p>
          </table:table-cell>
          <table:table-cell table:style-name="ce106" table:number-columns-repeated="3"/>
          <table:table-cell table:style-name="ce110" table:number-columns-repeated="2"/>
          <table:table-cell table:style-name="ce114"/>
          <table:table-cell table:style-name="ce118" office:value-type="string">
            <text:p>Impassible</text:p>
          </table:table-cell>
          <table:table-cell table:number-columns-repeated="1016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ature" table:style-name="ta3">
        <office:forms form:automatic-focus="false" form:apply-design-mode="false"/>
        <table:table-column table:style-name="co17" table:default-cell-style-name="ce103"/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15"/>
        <table:table-column table:style-name="co23" table:default-cell-style-name="ce103"/>
        <table:table-column table:style-name="co17" table:number-columns-repeated="249" table:default-cell-style-name="ce103"/>
        <table:table-column table:style-name="co17" table:number-columns-repeated="767" table:default-cell-style-name="Default"/>
        <table:table-row table:style-name="ro5">
          <table:table-cell table:style-name="ce100" office:value-type="string">
            <text:p>Terrain Feature</text:p>
          </table:table-cell>
          <table:table-cell table:style-name="ce104" office:value-type="string">
            <text:p>Food</text:p>
          </table:table-cell>
          <table:table-cell table:style-name="ce104" office:value-type="string">
            <text:p>Production</text:p>
          </table:table-cell>
          <table:table-cell table:style-name="ce104" office:value-type="string">
            <text:p>Coin</text:p>
          </table:table-cell>
          <table:table-cell table:style-name="ce108" office:value-type="string">
            <text:p>Health</text:p>
          </table:table-cell>
          <table:table-cell table:style-name="ce111" office:value-type="string">
            <text:p>Fresh Water</text:p>
          </table:table-cell>
          <table:table-cell table:style-name="ce112" office:value-type="string">
            <text:p>Defense</text:p>
            <text:p>Bonus</text:p>
          </table:table-cell>
          <table:table-cell table:style-name="ce116" office:value-type="string">
            <text:p>Movement </text:p>
            <text:p>Cost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Hill</text:p>
          </table:table-cell>
          <table:table-cell table:style-name="ce105" office:value-type="float" office:value="-1">
            <text:p>-1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style-name="ce109"/>
          <table:table-cell table:style-name="ce109"/>
          <table:table-cell table:style-name="ce113" office:value-type="percentage" office:value="0.25">
            <text:p>25%</text:p>
          </table:table-cell>
          <table:table-cell table:style-name="ce117" office:value-type="float" office:value="2">
            <text:p>2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Oasis</text:p>
          </table:table-cell>
          <table:table-cell table:style-name="ce106" office:value-type="float" office:value="3">
            <text:p>3</text:p>
          </table:table-cell>
          <table:table-cell table:style-name="ce106"/>
          <table:table-cell table:style-name="ce106" office:value-type="float" office:value="2">
            <text:p>2</text:p>
          </table:table-cell>
          <table:table-cell table:style-name="ce110"/>
          <table:table-cell table:style-name="ce110" office:value-type="string">
            <text:p>x</text:p>
          </table:table-cell>
          <table:table-cell table:style-name="ce114"/>
          <table:table-cell table:style-name="ce118" office:value-type="float" office:value="2">
            <text:p>2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Floodplains</text:p>
          </table:table-cell>
          <table:table-cell table:style-name="ce105" office:value-type="float" office:value="3">
            <text:p>3</text:p>
          </table:table-cell>
          <table:table-cell table:number-columns-repeated="2" table:style-name="ce105"/>
          <table:table-cell table:style-name="ce109" office:value-type="float" office:value="-0.4">
            <text:p>-0.4</text:p>
          </table:table-cell>
          <table:table-cell table:style-name="ce109"/>
          <table:table-cell table:style-name="ce113"/>
          <table:table-cell table:style-name="ce117" office:value-type="float" office:value="1">
            <text:p>1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Forest</text:p>
          </table:table-cell>
          <table:table-cell table:style-name="ce106"/>
          <table:table-cell table:style-name="ce106" office:value-type="float" office:value="1">
            <text:p>1</text:p>
          </table:table-cell>
          <table:table-cell table:style-name="ce106"/>
          <table:table-cell table:style-name="ce110" office:value-type="float" office:value="0.4">
            <text:p>0.4</text:p>
          </table:table-cell>
          <table:table-cell table:style-name="ce110"/>
          <table:table-cell table:style-name="ce114" office:value-type="percentage" office:value="0.5">
            <text:p>50%</text:p>
          </table:table-cell>
          <table:table-cell table:style-name="ce118" office:value-type="float" office:value="2">
            <text:p>2</text:p>
          </table:table-cell>
          <table:table-cell table:number-columns-repeated="1016"/>
        </table:table-row>
        <table:table-row table:style-name="ro6">
          <table:table-cell table:style-name="ce101" office:value-type="string">
            <text:p>Jungle</text:p>
          </table:table-cell>
          <table:table-cell table:style-name="ce105" office:value-type="float" office:value="-1">
            <text:p>-1</text:p>
          </table:table-cell>
          <table:table-cell table:number-columns-repeated="2" table:style-name="ce105"/>
          <table:table-cell table:style-name="ce109" office:value-type="float" office:value="-0.25">
            <text:p>-0.25</text:p>
          </table:table-cell>
          <table:table-cell table:style-name="ce109"/>
          <table:table-cell table:style-name="ce113" office:value-type="percentage" office:value="0.5">
            <text:p>50%</text:p>
          </table:table-cell>
          <table:table-cell table:style-name="ce117" office:value-type="float" office:value="2">
            <text:p>2</text:p>
          </table:table-cell>
          <table:table-cell table:number-columns-repeated="1016"/>
        </table:table-row>
        <table:table-row table:style-name="ro6">
          <table:table-cell table:style-name="ce102" office:value-type="string">
            <text:p>River A*</text:p>
          </table:table-cell>
          <table:table-cell table:number-columns-repeated="2" table:style-name="ce106"/>
          <table:table-cell table:style-name="ce106" office:value-type="float" office:value="1">
            <text:p>1</text:p>
          </table:table-cell>
          <table:table-cell table:style-name="ce110"/>
          <table:table-cell table:style-name="ce110" office:value-type="string">
            <text:p>x</text:p>
          </table:table-cell>
          <table:table-cell table:style-name="ce114"/>
          <table:table-cell table:style-name="ce118"/>
          <table:table-cell table:number-columns-repeated="1016"/>
        </table:table-row>
        <table:table-row table:style-name="ro6">
          <table:table-cell table:style-name="ce101" office:value-type="string">
            <text:p>River B*</text:p>
          </table:table-cell>
          <table:table-cell table:number-columns-repeated="3" table:style-name="ce105"/>
          <table:table-cell table:style-name="ce109"/>
          <table:table-cell table:style-name="ce109" office:value-type="string">
            <text:p>x</text:p>
          </table:table-cell>
          <table:table-cell table:style-name="ce113"/>
          <table:table-cell table:style-name="ce117"/>
          <table:table-cell table:number-columns-repeated="1016"/>
        </table:table-row>
        <table:table-row table:style-name="ro6">
          <table:table-cell table:style-name="ce102" office:value-type="string">
            <text:p>River C*</text:p>
          </table:table-cell>
          <table:table-cell table:style-name="ce106" table:number-columns-repeated="3"/>
          <table:table-cell table:style-name="ce110"/>
          <table:table-cell table:style-name="ce110" office:value-type="string">
            <text:p>x</text:p>
          </table:table-cell>
          <table:table-cell table:style-name="ce114"/>
          <table:table-cell table:style-name="ce118"/>
          <table:table-cell table:number-columns-repeated="1016"/>
        </table:table-row>
        <table:table-row table:style-name="ro6">
          <table:table-cell table:style-name="ce101" office:value-type="string">
            <text:p>Ice</text:p>
          </table:table-cell>
          <table:table-cell table:style-name="ce105" table:number-columns-repeated="3"/>
          <table:table-cell table:style-name="ce109" table:number-columns-repeated="2"/>
          <table:table-cell table:style-name="ce113"/>
          <table:table-cell table:style-name="ce117" office:value-type="string">
            <text:p>Impassable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119" office:value-type="string">
            <text:p>* River Observations:</text:p>
          </table:table-cell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 office:value-type="string">
            <text:p>River A: <text:s/>without Forest, Jungle or Ice</text:p>
          </table:table-cell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 office:value-type="string">
            <text:p>River B: <text:s/>with Forest or Jungle (but not Ice!)</text:p>
          </table:table-cell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 office:value-type="string">
            <text:p>River C: <text:s/>with Ice</text:p>
          </table:table-cell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/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 office:value-type="string">
            <text:p>Rivers with no Forest, Jungle or Ice provide +1C</text:p>
          </table:table-cell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 office:value-type="string">
            <text:p>Rivers with Forest or Jungle only provide +1C when Forest or Jungle is chopped</text:p>
          </table:table-cell>
          <table:table-cell table:style-name="ce120" table:number-columns-repeated="3"/>
          <table:table-cell table:number-columns-repeated="1020"/>
        </table:table-row>
        <table:table-row table:style-name="ro6">
          <table:table-cell table:style-name="ce119" office:value-type="string">
            <text:p>Rivers with Ice never provide +1C bonus, thus are irrelevant to the main chart</text:p>
          </table:table-cell>
          <table:table-cell table:style-name="ce120" table:number-columns-repeated="3"/>
          <table:table-cell table:number-columns-repeated="1020"/>
        </table:table-row>
        <table:table-row table:style-name="ro6" table:number-rows-repeated="9">
          <table:table-cell table:style-name="ce119"/>
          <table:table-cell table:style-name="ce120" table:number-columns-repeated="3"/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SHARED_FORMULA_15_10_15_10_0" table:base-cell-address="$Cities.$P$11" table:expression="20-([.J11]+[.K11]+[.L11]+[.M11]+[.N11]+[.O11])"/>
        <table:named-expression table:name="SHARED_FORMULA_15_2_15_2_0" table:base-cell-address="$Cities.$P$3" table:expression="20-([.J3]+[.K3]+[.L3]+[.M3]+[.N3]+[.O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 R$ (</number:text>
      <number:number number:decimal-places="2" number:min-integer-digits="1" number:grouping="true"/>
      <number:text>)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0P0" style:volatile="true">
      <number:text>R$ </number:text>
      <number:number number:decimal-places="0" number:min-integer-digits="1" number:grouping="true"/>
    </number:number-style>
    <number:number-style style:name="N120">
      <number:text>R$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0" number:min-integer-digits="1" number:grouping="true"/>
    </number:number-style>
    <number:number-style style:name="N121">
      <style:text-properties fo:color="#ff0000"/>
      <number:text>R$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number:text>R$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number:min-integer-digits="1" number:grouping="true"/>
    </number:number-style>
    <number:number-style style:name="N123">
      <style:text-properties fo:color="#ff0000"/>
      <number:text>R$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 R$ -</number:text>
      <number:number number: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$ </number:text>
      <number:number number:decimal-places="2" number:min-integer-digits="1" number:grouping="true"/>
      <number:text> </number:text>
    </number:number-style>
    <number:number-style style:name="N127P1" style:volatile="true">
      <number:text> R$ -</number:text>
      <number:number number:decimal-places="2" number:min-integer-digits="1" number:grouping="true"/>
      <number:text> </number:text>
    </number:number-style>
    <number:number-style style:name="N127P2" style:volatile="true">
      <number:text> R$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R$ </number:text>
      <number:number number:decimal-places="0" number:min-integer-digits="1" number:grouping="true"/>
      <number:text> </number:text>
    </number:number-style>
    <number:number-style style:name="N132">
      <number:text>(R$ 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number:min-integer-digits="1" number:grouping="true"/>
      <number:text> </number:text>
    </number:number-style>
    <number:number-style style:name="N134">
      <number:text>(R$ 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R$ </number:text>
      <number:number number:decimal-places="0" number:min-integer-digits="1" number:grouping="true"/>
      <number:text> </number:text>
    </number:number-style>
    <number:number-style style:name="N136P1" style:volatile="true">
      <number:text> R$ (</number:text>
      <number:number number:decimal-places="0" number:min-integer-digits="1" number:grouping="true"/>
      <number:text>)</number:text>
    </number:number-style>
    <number:number-style style:name="N136P2" style:volatile="true">
      <number:text> R$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1" number:min-integer-digits="1" number:grouping="true"/>
      <number:text> </number:text>
    </number:number-style>
    <number:number-style style:name="N140P1" style:volatile="true">
      <number:text> (</number:text>
      <number:number number:decimal-places="1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Excel_5f_BuiltIn_5f_Currency" style:display-name="Excel_BuiltIn_Currency" style:family="table-cell" style:parent-style-name="Default" style:data-style-name="N138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ities" style:display-name="PageStyle_C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" style:display-name="PageStyle_Fea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06-06-03T19:22:04</meta:creation-date>
    <dc:creator>Rodrigo Silva</dc:creator>
    <dc:date>2013-12-01T07:20:53</dc:date>
    <meta:document-statistic meta:table-count="3" meta:cell-count="838" meta:object-count="0"/>
    <meta:generator>LibreOffice/3.5$Linux_X86_64 LibreOffice_project/350m1$Build-2</meta:generator>
  </office:meta>
</office:document-meta>
</file>